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43.99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146.15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44.25pt"/>
    </style:style>
    <style:style style:name="co18" style:family="table-column">
      <style:table-column-properties fo:break-before="auto" style:column-width="33.39pt"/>
    </style:style>
    <style:style style:name="co19" style:family="table-column">
      <style:table-column-properties fo:break-before="auto" style:column-width="58.14pt"/>
    </style:style>
    <style:style style:name="co20" style:family="table-column">
      <style:table-column-properties fo:break-before="auto" style:column-width="54.26pt"/>
    </style:style>
    <style:style style:name="co21" style:family="table-column">
      <style:table-column-properties fo:break-before="auto" style:column-width="56.61pt"/>
    </style:style>
    <style:style style:name="co22" style:family="table-column">
      <style:table-column-properties fo:break-before="auto" style:column-width="31.89pt"/>
    </style:style>
    <style:style style:name="co23" style:family="table-column">
      <style:table-column-properties fo:break-before="auto" style:column-width="47.3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21.06pt"/>
    </style:style>
    <style:style style:name="co26" style:family="table-column">
      <style:table-column-properties fo:break-before="auto" style:column-width="29.54pt"/>
    </style:style>
    <style:style style:name="co27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5"/>
    <style:style style:name="ce5" style:family="table-cell" style:parent-style-name="Default" style:data-style-name="N3"/>
    <style:style style:name="ce6" style:family="table-cell" style:parent-style-name="Default" style:data-style-name="N1"/>
    <style:style style:name="ce7" style:family="table-cell" style:parent-style-name="Default" style:data-style-name="N122">
      <style:table-cell-properties fo:background-color="#ffff00"/>
    </style:style>
    <style:style style:name="ce8" style:family="table-cell" style:parent-style-name="Default" style:data-style-name="N122">
      <style:table-cell-properties fo:background-color="transparent"/>
    </style:style>
    <style:style style:name="ce9" style:family="table-cell" style:parent-style-name="Default" style:data-style-name="N11"/>
    <style:style style:name="ce10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1002.78pt" svg:y="165.15pt">
            <draw:object draw:notify-on-update-of-ranges="'US deaths'.A1:'US deaths'.A1 'US deaths'.B2:'US deaths'.B44 'US deaths'.C1:'US deaths'.C1 'US deaths'.C2:'US deaths'.C44 'US deaths'.C12:'US deaths'.C44 'US deaths'.C17:'US deaths'.C44 'US deaths'.C22:'US deaths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6.96pt" svg:height="255.09pt" svg:x="537.93pt" svg:y="53.55pt">
            <draw:object draw:notify-on-update-of-ranges="'US deaths'.A6:'US deaths'.A26 'US deaths'.N1:'US deaths'.N1 'US deaths'.N6:'US deaths'.N26 'US deaths'.K1:'US deaths'.K1 'US deaths'.K6:'US deaths'.K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3"/>
        <table:table-column table:style-name="co7" table:number-columns-repeated="2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99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Multiple</text:p>
            <text:p>10 days</text:p>
          </table:table-cell>
          <table:table-cell office:value-type="string" calcext:value-type="string">
            <text:p>Multiple</text:p>
            <text:p>9 days</text:p>
          </table:table-cell>
          <table:table-cell office:value-type="string" calcext:value-type="string">
            <text:p>Multiple</text:p>
            <text:p>8 day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30 days</text:p>
          </table:table-cell>
          <table:table-cell table:number-columns-repeated="1004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3]-[.C2]" office:value-type="float" office:value="1" calcext:value-type="float">
            <text:p>1</text:p>
          </table:table-cell>
          <table:table-cell table:number-columns-repeated="3"/>
          <table:table-cell table:formula="of:=SLOPE(LN([.C$2:.C3]); [.B$2:.B3])" office:value-type="float" office:value="0.0870113769896297" calcext:value-type="float">
            <text:p>0.087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H$22])" office:value-type="float" office:value="14.7731225069893" calcext:value-type="float">
            <text:p>14.8</text:p>
          </table:table-cell>
          <table:table-cell table:number-columns-repeated="11"/>
          <table:table-cell table:style-name="ce6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C4]-[.C3]" office:value-type="float" office:value="2" calcext:value-type="float">
            <text:p>2</text:p>
          </table:table-cell>
          <table:table-cell table:number-columns-repeated="3"/>
          <table:table-cell table:formula="of:=SLOPE(LN([.C$2:.C4]); [.B$2:.B4])" office:value-type="float" office:value="0.120581028408444" calcext:value-type="float">
            <text:p>0.121</text:p>
          </table:table-cell>
          <table:table-cell table:formula="of:=RSQ(LN([.C$2:.C4]); [.B$2:.B4])" office:value-type="float" office:value="0.974815300198335" calcext:value-type="float">
            <text:p>0.975</text:p>
          </table:table-cell>
          <table:table-cell table:formula="of:=[.C4]*EXP([.H$22])" office:value-type="float" office:value="17.2353095914876" calcext:value-type="float">
            <text:p>17.2</text:p>
          </table:table-cell>
          <table:table-cell table:number-columns-repeated="11"/>
          <table:table-cell table:style-name="ce6" office:value-type="float" office:value="647457" calcext:value-type="float">
            <text:p>647457</text:p>
          </table:table-cell>
          <table:table-cell table:style-name="ce2" table:formula="of:=[.V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5]-[.C4]" office:value-type="float" office:value="3" calcext:value-type="float">
            <text:p>3</text:p>
          </table:table-cell>
          <table:table-cell table:number-columns-repeated="3"/>
          <table:table-cell table:formula="of:=SLOPE(LN([.C$2:.C5]); [.B$2:.B5])" office:value-type="float" office:value="0.146010489360079" calcext:value-type="float">
            <text:p>0.146</text:p>
          </table:table-cell>
          <table:table-cell table:formula="of:=RSQ(LN([.C$2:.C5]); [.B$2:.B5])" office:value-type="float" office:value="0.973454341160603" calcext:value-type="float">
            <text:p>0.973</text:p>
          </table:table-cell>
          <table:table-cell table:formula="of:=[.C5]*EXP([.H$22])" office:value-type="float" office:value="20.9285902182349" calcext:value-type="float">
            <text:p>20.9</text:p>
          </table:table-cell>
          <table:table-cell table:number-columns-repeated="11"/>
          <table:table-cell table:style-name="ce6" office:value-type="float" office:value="599108" calcext:value-type="float">
            <text:p>599108</text:p>
          </table:table-cell>
          <table:table-cell table:style-name="ce2" table:formula="of:=[.V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6]-[.C5]" office:value-type="float" office:value="4" calcext:value-type="float">
            <text:p>4</text:p>
          </table:table-cell>
          <table:table-cell table:number-columns-repeated="3"/>
          <table:table-cell table:formula="of:=SLOPE(LN([.C$2:.C6]); [.B$2:.B6])" office:value-type="float" office:value="0.164156102411832" calcext:value-type="float">
            <text:p>0.164</text:p>
          </table:table-cell>
          <table:table-cell table:formula="of:=RSQ(LN([.C$2:.C6]); [.B$2:.B6])" office:value-type="float" office:value="0.977511515638132" calcext:value-type="float">
            <text:p>0.978</text:p>
          </table:table-cell>
          <table:table-cell table:formula="of:=[.C6]*EXP([.H$22])" office:value-type="float" office:value="25.8529643872314" calcext:value-type="float">
            <text:p>25.9</text:p>
          </table:table-cell>
          <table:table-cell table:number-columns-repeated="3"/>
          <table:table-cell table:formula="of:=SLOPE(LN([.C2:.C6]); [.B2:.B6])" office:value-type="float" office:value="0.164156102411832" calcext:value-type="float">
            <text:p>0.164</text:p>
          </table:table-cell>
          <table:table-cell table:formula="of:=RSQ(LN([.C2:.C6]); [.B2:.B6])" office:value-type="float" office:value="0.977511515638132" calcext:value-type="float">
            <text:p>0.978</text:p>
          </table:table-cell>
          <table:table-cell table:formula="of:=[.C6]*EXP([.N$22])" office:value-type="float" office:value="27.5411670799252" calcext:value-type="float">
            <text:p>27.5</text:p>
          </table:table-cell>
          <table:table-cell table:number-columns-repeated="5"/>
          <table:table-cell table:style-name="ce6" office:value-type="float" office:value="169936" calcext:value-type="float">
            <text:p>169936</text:p>
          </table:table-cell>
          <table:table-cell table:style-name="ce2" table:formula="of:=[.V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7]-[.C6]" office:value-type="float" office:value="1" calcext:value-type="float">
            <text:p>1</text:p>
          </table:table-cell>
          <table:table-cell table:number-columns-repeated="3"/>
          <table:table-cell table:formula="of:=SLOPE(LN([.C$2:.C7]); [.B$2:.B7])" office:value-type="float" office:value="0.152535408029913" calcext:value-type="float">
            <text:p>0.153</text:p>
          </table:table-cell>
          <table:table-cell table:formula="of:=RSQ(LN([.C$2:.C7]); [.B$2:.B7])" office:value-type="float" office:value="0.977551378356012" calcext:value-type="float">
            <text:p>0.978</text:p>
          </table:table-cell>
          <table:table-cell table:formula="of:=[.C7]*EXP([.H$22])" office:value-type="float" office:value="27.0840579294805" calcext:value-type="float">
            <text:p>27.1</text:p>
          </table:table-cell>
          <table:table-cell table:number-columns-repeated="3"/>
          <table:table-cell table:formula="of:=SLOPE(LN([.C3:.C7]); [.B3:.B7])" office:value-type="float" office:value="0.16177367152488" calcext:value-type="float">
            <text:p>0.162</text:p>
          </table:table-cell>
          <table:table-cell table:formula="of:=RSQ(LN([.C3:.C7]); [.B3:.B7])" office:value-type="float" office:value="0.972649893052936" calcext:value-type="float">
            <text:p>0.973</text:p>
          </table:table-cell>
          <table:table-cell table:formula="of:=[.C7]*EXP([.N$22])" office:value-type="float" office:value="28.8526512265883" calcext:value-type="float">
            <text:p>28.9</text:p>
          </table:table-cell>
          <table:table-cell table:number-columns-repeated="5"/>
          <table:table-cell table:style-name="ce6" office:value-type="float" office:value="160201" calcext:value-type="float">
            <text:p>160201</text:p>
          </table:table-cell>
          <table:table-cell table:style-name="ce2" table:formula="of:=[.V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C8]-[.C7]" office:value-type="float" office:value="6" calcext:value-type="float">
            <text:p>6</text:p>
          </table:table-cell>
          <table:table-cell table:number-columns-repeated="3"/>
          <table:table-cell table:formula="of:=SLOPE(LN([.C$2:.C8]); [.B$2:.B8])" office:value-type="float" office:value="0.157880872406403" calcext:value-type="float">
            <text:p>0.158</text:p>
          </table:table-cell>
          <table:table-cell table:formula="of:=RSQ(LN([.C$2:.C8]); [.B$2:.B8])" office:value-type="float" office:value="0.984923083848868" calcext:value-type="float">
            <text:p>0.985</text:p>
          </table:table-cell>
          <table:table-cell table:formula="of:=[.C8]*EXP([.H$22])" office:value-type="float" office:value="34.4706191829751" calcext:value-type="float">
            <text:p>34.5</text:p>
          </table:table-cell>
          <table:table-cell table:number-columns-repeated="3"/>
          <table:table-cell table:formula="of:=SLOPE(LN([.C4:.C8]); [.B4:.B8])" office:value-type="float" office:value="0.164412347042199" calcext:value-type="float">
            <text:p>0.164</text:p>
          </table:table-cell>
          <table:table-cell table:formula="of:=RSQ(LN([.C4:.C8]); [.B4:.B8])" office:value-type="float" office:value="0.972321146691497" calcext:value-type="float">
            <text:p>0.972</text:p>
          </table:table-cell>
          <table:table-cell table:formula="of:=[.C8]*EXP([.N$22])" office:value-type="float" office:value="36.7215561065669" calcext:value-type="float">
            <text:p>36.7</text:p>
          </table:table-cell>
          <table:table-cell table:number-columns-repeated="6"/>
          <table:table-cell table:style-name="ce2"/>
          <table:table-cell table:number-columns-repeated="1001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C9]-[.C8]" office:value-type="float" office:value="8" calcext:value-type="float">
            <text:p>8</text:p>
          </table:table-cell>
          <table:table-cell table:number-columns-repeated="2"/>
          <table:table-cell table:formula="of:=[.C9]/[.C2]" office:value-type="float" office:value="3.27272727272727" calcext:value-type="float">
            <text:p>3.3</text:p>
          </table:table-cell>
          <table:table-cell table:formula="of:=SLOPE(LN([.C$2:.C9]); [.B$2:.B9])" office:value-type="float" office:value="0.16789427888615" calcext:value-type="float">
            <text:p>0.168</text:p>
          </table:table-cell>
          <table:table-cell table:formula="of:=RSQ(LN([.C$2:.C9]); [.B$2:.B9])" office:value-type="float" office:value="0.98411802863586" calcext:value-type="float">
            <text:p>0.984</text:p>
          </table:table-cell>
          <table:table-cell table:formula="of:=[.C9]*EXP([.H$22])" office:value-type="float" office:value="44.319367520968" calcext:value-type="float">
            <text:p>44.3</text:p>
          </table:table-cell>
          <table:table-cell table:number-columns-repeated="3"/>
          <table:table-cell table:formula="of:=SLOPE(LN([.C5:.C9]); [.B5:.B9])" office:value-type="float" office:value="0.178829326125157" calcext:value-type="float">
            <text:p>0.179</text:p>
          </table:table-cell>
          <table:table-cell table:formula="of:=RSQ(LN([.C5:.C9]); [.B5:.B9])" office:value-type="float" office:value="0.961876669286166" calcext:value-type="float">
            <text:p>0.962</text:p>
          </table:table-cell>
          <table:table-cell table:formula="of:=[.C9]*EXP([.N$22])" office:value-type="float" office:value="47.2134292798718" calcext:value-type="float">
            <text:p>47.2</text:p>
          </table:table-cell>
          <table:table-cell table:number-columns-repeated="2"/>
          <table:table-cell table:style-name="ce2"/>
          <table:table-cell table:number-columns-repeated="2"/>
          <table:table-cell office:value-type="float" office:value="38800" calcext:value-type="float">
            <text:p>38800</text:p>
          </table:table-cell>
          <table:table-cell table:style-name="ce2" table:formula="of:=[.V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10]-[.C9]" office:value-type="float" office:value="4" calcext:value-type="float">
            <text:p>4</text:p>
          </table:table-cell>
          <table:table-cell/>
          <table:table-cell table:formula="of:=[.C10]/[.C2]" office:value-type="float" office:value="3.63636363636364" calcext:value-type="float">
            <text:p>3.6</text:p>
          </table:table-cell>
          <table:table-cell table:formula="of:=[.C10]/[.C3]" office:value-type="float" office:value="3.33333333333333" calcext:value-type="float">
            <text:p>3.3</text:p>
          </table:table-cell>
          <table:table-cell table:formula="of:=SLOPE(LN([.C$2:.C10]); [.B$2:.B10])" office:value-type="float" office:value="0.168398284361476" calcext:value-type="float">
            <text:p>0.168</text:p>
          </table:table-cell>
          <table:table-cell table:formula="of:=RSQ(LN([.C$2:.C10]); [.B$2:.B10])" office:value-type="float" office:value="0.988874981850661" calcext:value-type="float">
            <text:p>0.989</text:p>
          </table:table-cell>
          <table:table-cell table:formula="of:=[.C10]*EXP([.H$22])" office:value-type="float" office:value="49.2437416899645" calcext:value-type="float">
            <text:p>49.2</text:p>
          </table:table-cell>
          <table:table-cell table:number-columns-repeated="3"/>
          <table:table-cell table:formula="of:=SLOPE(LN([.C6:.C10]); [.B6:.B10])" office:value-type="float" office:value="0.178119051787882" calcext:value-type="float">
            <text:p>0.178</text:p>
          </table:table-cell>
          <table:table-cell table:formula="of:=RSQ(LN([.C6:.C10]); [.B6:.B10])" office:value-type="float" office:value="0.961279896041796" calcext:value-type="float">
            <text:p>0.961</text:p>
          </table:table-cell>
          <table:table-cell table:formula="of:=[.C10]*EXP([.N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2"/>
          <table:table-cell table:number-columns-repeated="1005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C11]-[.C10]" office:value-type="float" office:value="7" calcext:value-type="float">
            <text:p>7</text:p>
          </table:table-cell>
          <table:table-cell table:formula="of:=[.C11]/[.C2]" office:value-type="float" office:value="4.27272727272727" calcext:value-type="float">
            <text:p>4.3</text:p>
          </table:table-cell>
          <table:table-cell table:formula="of:=[.C11]/[.C3]" office:value-type="float" office:value="3.91666666666667" calcext:value-type="float">
            <text:p>3.9</text:p>
          </table:table-cell>
          <table:table-cell table:formula="of:=[.C11]/[.C4]" office:value-type="float" office:value="3.35714285714286" calcext:value-type="float">
            <text:p>3.4</text:p>
          </table:table-cell>
          <table:table-cell table:formula="of:=SLOPE(LN([.C$2:.C11]); [.B$2:.B11])" office:value-type="float" office:value="0.16826595241626" calcext:value-type="float">
            <text:p>0.168</text:p>
          </table:table-cell>
          <table:table-cell table:formula="of:=RSQ(LN([.C$2:.C11]); [.B$2:.B11])" office:value-type="float" office:value="0.991870165662852" calcext:value-type="float">
            <text:p>0.992</text:p>
          </table:table-cell>
          <table:table-cell table:formula="of:=[.C11]*EXP([.H$22])" office:value-type="float" office:value="57.8613964857083" calcext:value-type="float">
            <text:p>57.9</text:p>
          </table:table-cell>
          <table:table-cell table:formula="of:=SLOPE(LN([.C2:.C11]); [.B2:.B11])" office:value-type="float" office:value="0.16826595241626" calcext:value-type="float">
            <text:p>0.168</text:p>
          </table:table-cell>
          <table:table-cell table:formula="of:=RSQ(LN([.C2:.C11]); [.B2:.B11])" office:value-type="float" office:value="0.991870165662852" calcext:value-type="float">
            <text:p>0.992</text:p>
          </table:table-cell>
          <table:table-cell table:formula="of:=[.C11]*EXP([.K$22])" office:value-type="float" office:value="61.6118966585779" calcext:value-type="float">
            <text:p>61.6</text:p>
          </table:table-cell>
          <table:table-cell table:formula="of:=SLOPE(LN([.C7:.C11]); [.B7:.B11])" office:value-type="float" office:value="0.187488524064222" calcext:value-type="float">
            <text:p>0.187</text:p>
          </table:table-cell>
          <table:table-cell table:formula="of:=RSQ(LN([.C7:.C11]); [.B7:.B11])" office:value-type="float" office:value="0.975802167975439" calcext:value-type="float">
            <text:p>0.976</text:p>
          </table:table-cell>
          <table:table-cell table:formula="of:=[.C11]*EXP([.N$22])" office:value-type="float" office:value="61.6397548931659" calcext:value-type="float">
            <text:p>61.6</text:p>
          </table:table-cell>
          <table:table-cell table:formula="of:=([.I11]*[.J11] + [.L11]*[.M11] + [.O11]*[.P11]) / ([.I11] + [.L11] + [.O11])" office:value-type="float" office:value="60.3641277541111" calcext:value-type="float">
            <text:p>60.4</text:p>
          </table:table-cell>
          <table:table-cell table:style-name="ce4"/>
          <table:table-cell table:style-name="ce2" table:formula="of:=[.Q11]-[.C11]" office:value-type="float" office:value="13.3641277541111" calcext:value-type="float">
            <text:p>13.4</text:p>
          </table:table-cell>
          <table:table-cell table:formula="of:=[.C11]*EXP([.N11]*30)" office:value-type="float" office:value="13027.3115827195" calcext:value-type="float">
            <text:p>13,027</text:p>
          </table:table-cell>
          <table:table-cell table:number-columns-repeated="1004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C12]-[.C11]" office:value-type="float" office:value="7" calcext:value-type="float">
            <text:p>7</text:p>
          </table:table-cell>
          <table:table-cell table:formula="of:=[.C12]/[.C3]" office:value-type="float" office:value="4.5" calcext:value-type="float">
            <text:p>4.5</text:p>
          </table:table-cell>
          <table:table-cell table:formula="of:=[.C12]/[.C4]" office:value-type="float" office:value="3.85714285714286" calcext:value-type="float">
            <text:p>3.9</text:p>
          </table:table-cell>
          <table:table-cell table:formula="of:=[.C12]/[.C5]" office:value-type="float" office:value="3.17647058823529" calcext:value-type="float">
            <text:p>3.2</text:p>
          </table:table-cell>
          <table:table-cell table:formula="of:=SLOPE(LN([.C$2:.C12]); [.B$2:.B12])" office:value-type="float" office:value="0.166856066466049" calcext:value-type="float">
            <text:p>0.167</text:p>
          </table:table-cell>
          <table:table-cell table:formula="of:=RSQ(LN([.C$2:.C12]); [.B$2:.B12])" office:value-type="float" office:value="0.99357566757782" calcext:value-type="float">
            <text:p>0.994</text:p>
          </table:table-cell>
          <table:table-cell table:formula="of:=[.C12]*EXP([.H$22])" office:value-type="float" office:value="66.479051281452" calcext:value-type="float">
            <text:p>66.5</text:p>
          </table:table-cell>
          <table:table-cell table:formula="of:=SLOPE(LN([.C3:.C12]); [.B3:.B12])" office:value-type="float" office:value="0.170610973242143" calcext:value-type="float">
            <text:p>0.171</text:p>
          </table:table-cell>
          <table:table-cell table:formula="of:=RSQ(LN([.C3:.C12]); [.B3:.B12])" office:value-type="float" office:value="0.993731199251162" calcext:value-type="float">
            <text:p>0.994</text:p>
          </table:table-cell>
          <table:table-cell table:formula="of:=[.C12]*EXP([.K$22])" office:value-type="float" office:value="70.7881365864512" calcext:value-type="float">
            <text:p>70.8</text:p>
          </table:table-cell>
          <table:table-cell table:formula="of:=SLOPE(LN([.C8:.C12]); [.B8:.B12])" office:value-type="float" office:value="0.158018773603209" calcext:value-type="float">
            <text:p>0.158</text:p>
          </table:table-cell>
          <table:table-cell table:formula="of:=RSQ(LN([.C8:.C12]); [.B8:.B12])" office:value-type="float" office:value="0.981569017632226" calcext:value-type="float">
            <text:p>0.982</text:p>
          </table:table-cell>
          <table:table-cell table:formula="of:=[.C12]*EXP([.N$22])" office:value-type="float" office:value="70.8201439198077" calcext:value-type="float">
            <text:p>70.8</text:p>
          </table:table-cell>
          <table:table-cell table:formula="of:=([.I12]*[.J12] + [.L12]*[.M12] + [.O12]*[.P12]) / ([.I12] + [.L12] + [.O12])" office:value-type="float" office:value="69.3566234255109" calcext:value-type="float">
            <text:p>69.4</text:p>
          </table:table-cell>
          <table:table-cell table:style-name="ce4" table:formula="of:=([.C12]-[.Q11])/[.Q11]" office:value-type="percentage" office:value="-0.105428969006807" calcext:value-type="percentage">
            <text:p>-10.5%</text:p>
          </table:table-cell>
          <table:table-cell table:style-name="ce2" table:formula="of:=[.Q12]-[.C12]" office:value-type="float" office:value="15.3566234255109" calcext:value-type="float">
            <text:p>15.4</text:p>
          </table:table-cell>
          <table:table-cell table:formula="of:=[.C12]*EXP([.N12]*30)" office:value-type="float" office:value="6182.92818550257" calcext:value-type="float">
            <text:p>6,183</text:p>
          </table:table-cell>
          <table:table-cell table:number-columns-repeated="1004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C13]-[.C12]" office:value-type="float" office:value="9" calcext:value-type="float">
            <text:p>9</text:p>
          </table:table-cell>
          <table:table-cell table:formula="of:=[.C13]/[.C4]" office:value-type="float" office:value="4.5" calcext:value-type="float">
            <text:p>4.5</text:p>
          </table:table-cell>
          <table:table-cell table:formula="of:=[.C13]/[.C5]" office:value-type="float" office:value="3.70588235294118" calcext:value-type="float">
            <text:p>3.7</text:p>
          </table:table-cell>
          <table:table-cell table:formula="of:=[.C13]/[.C6]" office:value-type="float" office:value="3" calcext:value-type="float">
            <text:p>3.0</text:p>
          </table:table-cell>
          <table:table-cell table:formula="of:=SLOPE(LN([.C$2:.C13]); [.B$2:.B13])" office:value-type="float" office:value="0.165554002008666" calcext:value-type="float">
            <text:p>0.166</text:p>
          </table:table-cell>
          <table:table-cell table:formula="of:=RSQ(LN([.C$2:.C13]); [.B$2:.B13])" office:value-type="float" office:value="0.994769027693186" calcext:value-type="float">
            <text:p>0.995</text:p>
          </table:table-cell>
          <table:table-cell table:formula="of:=[.C13]*EXP([.H$22])" office:value-type="float" office:value="77.5588931616941" calcext:value-type="float">
            <text:p>77.6</text:p>
          </table:table-cell>
          <table:table-cell table:formula="of:=SLOPE(LN([.C4:.C13]); [.B4:.B13])" office:value-type="float" office:value="0.167879046903175" calcext:value-type="float">
            <text:p>0.168</text:p>
          </table:table-cell>
          <table:table-cell table:formula="of:=RSQ(LN([.C4:.C13]); [.B4:.B13])" office:value-type="float" office:value="0.992872381507572" calcext:value-type="float">
            <text:p>0.993</text:p>
          </table:table-cell>
          <table:table-cell table:formula="of:=[.C13]*EXP([.K$22])" office:value-type="float" office:value="82.5861593508598" calcext:value-type="float">
            <text:p>82.6</text:p>
          </table:table-cell>
          <table:table-cell table:formula="of:=SLOPE(LN([.C9:.C13]); [.B9:.B13])" office:value-type="float" office:value="0.141933616832118" calcext:value-type="float">
            <text:p>0.142</text:p>
          </table:table-cell>
          <table:table-cell table:formula="of:=RSQ(LN([.C9:.C13]); [.B9:.B13])" office:value-type="float" office:value="0.996238241660351" calcext:value-type="float">
            <text:p>0.996</text:p>
          </table:table-cell>
          <table:table-cell table:formula="of:=[.C13]*EXP([.N$22])" office:value-type="float" office:value="82.6235012397756" calcext:value-type="float">
            <text:p>82.6</text:p>
          </table:table-cell>
          <table:table-cell table:formula="of:=([.I13]*[.J13] + [.L13]*[.M13] + [.O13]*[.P13]) / ([.I13] + [.L13] + [.O13])" office:value-type="float" office:value="80.9226313731932" calcext:value-type="float">
            <text:p>80.9</text:p>
          </table:table-cell>
          <table:table-cell table:style-name="ce4" table:formula="of:=([.C13]-[.Q12])/[.Q12]" office:value-type="percentage" office:value="-0.0916512816160651" calcext:value-type="percentage">
            <text:p>-9.2%</text:p>
          </table:table-cell>
          <table:table-cell table:style-name="ce2" table:formula="of:=[.Q13]-[.C13]" office:value-type="float" office:value="17.9226313731932" calcext:value-type="float">
            <text:p>17.9</text:p>
          </table:table-cell>
          <table:table-cell table:formula="of:=[.C13]*EXP([.N13]*30)" office:value-type="float" office:value="4452.15368106079" calcext:value-type="float">
            <text:p>4,452</text:p>
          </table:table-cell>
          <table:table-cell table:number-columns-repeated="1004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formula="of:=[.C14]-[.C13]" office:value-type="float" office:value="22" calcext:value-type="float">
            <text:p>22</text:p>
          </table:table-cell>
          <table:table-cell table:formula="of:=[.C14]/[.C5]" office:value-type="float" office:value="5" calcext:value-type="float">
            <text:p>5.0</text:p>
          </table:table-cell>
          <table:table-cell table:formula="of:=[.C14]/[.C6]" office:value-type="float" office:value="4.04761904761905" calcext:value-type="float">
            <text:p>4.0</text:p>
          </table:table-cell>
          <table:table-cell table:formula="of:=[.C14]/[.C7]" office:value-type="float" office:value="3.86363636363636" calcext:value-type="float">
            <text:p>3.9</text:p>
          </table:table-cell>
          <table:table-cell table:formula="of:=SLOPE(LN([.C$2:.C14]); [.B$2:.B14])" office:value-type="float" office:value="0.169183387053878" calcext:value-type="float">
            <text:p>0.169</text:p>
          </table:table-cell>
          <table:table-cell table:formula="of:=RSQ(LN([.C$2:.C14]); [.B$2:.B14])" office:value-type="float" office:value="0.994387961235366" calcext:value-type="float">
            <text:p>0.994</text:p>
          </table:table-cell>
          <table:table-cell table:formula="of:=[.C14]*EXP([.H$22])" office:value-type="float" office:value="104.642951091175" calcext:value-type="float">
            <text:p>104.6</text:p>
          </table:table-cell>
          <table:table-cell table:formula="of:=SLOPE(LN([.C5:.C14]); [.B5:.B14])" office:value-type="float" office:value="0.171661363568945" calcext:value-type="float">
            <text:p>0.172</text:p>
          </table:table-cell>
          <table:table-cell table:formula="of:=RSQ(LN([.C5:.C14]); [.B5:.B14])" office:value-type="float" office:value="0.990506713677352" calcext:value-type="float">
            <text:p>0.991</text:p>
          </table:table-cell>
          <table:table-cell table:formula="of:=[.C14]*EXP([.K$22])" office:value-type="float" office:value="111.425770552747" calcext:value-type="float">
            <text:p>111.4</text:p>
          </table:table-cell>
          <table:table-cell table:formula="of:=SLOPE(LN([.C10:.C14]); [.B10:.B14])" office:value-type="float" office:value="0.180053072943423" calcext:value-type="float">
            <text:p>0.180</text:p>
          </table:table-cell>
          <table:table-cell table:formula="of:=RSQ(LN([.C10:.C14]); [.B10:.B14])" office:value-type="float" office:value="0.972930874909312" calcext:value-type="float">
            <text:p>0.973</text:p>
          </table:table-cell>
          <table:table-cell table:formula="of:=[.C14]*EXP([.N$22])" office:value-type="float" office:value="111.476152466364" calcext:value-type="float">
            <text:p>111.5</text:p>
          </table:table-cell>
          <table:table-cell table:formula="of:=([.I14]*[.J14] + [.L14]*[.M14] + [.O14]*[.P14]) / ([.I14] + [.L14] + [.O14])" office:value-type="float" office:value="109.162034648198" calcext:value-type="float">
            <text:p>109.2</text:p>
          </table:table-cell>
          <table:table-cell table:style-name="ce4" table:formula="of:=([.C14]-[.Q13])/[.Q13]" office:value-type="percentage" office:value="0.0503860113990002" calcext:value-type="percentage">
            <text:p>5.0%</text:p>
          </table:table-cell>
          <table:table-cell table:style-name="ce2" table:formula="of:=[.Q14]-[.C14]" office:value-type="float" office:value="24.1620346481977" calcext:value-type="float">
            <text:p>24.2</text:p>
          </table:table-cell>
          <table:table-cell table:formula="of:=[.C14]*EXP([.N14]*30)" office:value-type="float" office:value="18849.5335044054" calcext:value-type="float">
            <text:p>18,850</text:p>
          </table:table-cell>
          <table:table-cell table:number-columns-repeated="1004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[.C15]-[.C14]" office:value-type="float" office:value="23" calcext:value-type="float">
            <text:p>23</text:p>
          </table:table-cell>
          <table:table-cell table:formula="of:=[.C15]/[.C6]" office:value-type="float" office:value="5.14285714285714" calcext:value-type="float">
            <text:p>5.1</text:p>
          </table:table-cell>
          <table:table-cell table:formula="of:=[.C15]/[.C7]" office:value-type="float" office:value="4.90909090909091" calcext:value-type="float">
            <text:p>4.9</text:p>
          </table:table-cell>
          <table:table-cell table:formula="of:=[.C15]/[.C8]" office:value-type="float" office:value="3.85714285714286" calcext:value-type="float">
            <text:p>3.9</text:p>
          </table:table-cell>
          <table:table-cell table:formula="of:=SLOPE(LN([.C$2:.C15]); [.B$2:.B15])" office:value-type="float" office:value="0.173473188613155" calcext:value-type="float">
            <text:p>0.173</text:p>
          </table:table-cell>
          <table:table-cell table:formula="of:=RSQ(LN([.C$2:.C15]); [.B$2:.B15])" office:value-type="float" office:value="0.993304626014378" calcext:value-type="float">
            <text:p>0.993</text:p>
          </table:table-cell>
          <table:table-cell table:formula="of:=[.C15]*EXP([.H$22])" office:value-type="float" office:value="132.958102562904" calcext:value-type="float">
            <text:p>133.0</text:p>
          </table:table-cell>
          <table:table-cell table:formula="of:=SLOPE(LN([.C6:.C15]); [.B6:.B15])" office:value-type="float" office:value="0.179588213815354" calcext:value-type="float">
            <text:p>0.180</text:p>
          </table:table-cell>
          <table:table-cell table:formula="of:=RSQ(LN([.C6:.C15]); [.B6:.B15])" office:value-type="float" office:value="0.986862750630949" calcext:value-type="float">
            <text:p>0.987</text:p>
          </table:table-cell>
          <table:table-cell table:formula="of:=[.C15]*EXP([.K$22])" office:value-type="float" office:value="141.576273172902" calcext:value-type="float">
            <text:p>141.6</text:p>
          </table:table-cell>
          <table:table-cell table:formula="of:=SLOPE(LN([.C11:.C15]); [.B11:.B15])" office:value-type="float" office:value="0.211763446075437" calcext:value-type="float">
            <text:p>0.212</text:p>
          </table:table-cell>
          <table:table-cell table:formula="of:=RSQ(LN([.C11:.C15]); [.B11:.B15])" office:value-type="float" office:value="0.97657040968943" calcext:value-type="float">
            <text:p>0.977</text:p>
          </table:table-cell>
          <table:table-cell table:formula="of:=[.C15]*EXP([.N$22])" office:value-type="float" office:value="141.640287839615" calcext:value-type="float">
            <text:p>141.6</text:p>
          </table:table-cell>
          <table:table-cell table:formula="of:=([.I15]*[.J15] + [.L15]*[.M15] + [.O15]*[.P15]) / ([.I15] + [.L15] + [.O15])" office:value-type="float" office:value="138.702175258414" calcext:value-type="float">
            <text:p>138.7</text:p>
          </table:table-cell>
          <table:table-cell table:style-name="ce4" table:formula="of:=([.C15]-[.Q14])/[.Q14]" office:value-type="percentage" office:value="-0.0106450438739313" calcext:value-type="percentage">
            <text:p>-1.1%</text:p>
          </table:table-cell>
          <table:table-cell table:style-name="ce2" table:formula="of:=[.Q15]-[.C15]" office:value-type="float" office:value="30.7021752584137" calcext:value-type="float">
            <text:p>30.7</text:p>
          </table:table-cell>
          <table:table-cell table:formula="of:=[.C15]*EXP([.N15]*30)" office:value-type="float" office:value="62008.9872636407" calcext:value-type="float">
            <text:p>62,009</text:p>
          </table:table-cell>
          <table:table-cell table:number-columns-repeated="1004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formula="of:=[.C16]-[.C15]" office:value-type="float" office:value="10" calcext:value-type="float">
            <text:p>10</text:p>
          </table:table-cell>
          <table:table-cell table:formula="of:=[.C16]/[.C7]" office:value-type="float" office:value="5.36363636363636" calcext:value-type="float">
            <text:p>5.4</text:p>
          </table:table-cell>
          <table:table-cell table:formula="of:=[.C16]/[.C8]" office:value-type="float" office:value="4.21428571428571" calcext:value-type="float">
            <text:p>4.2</text:p>
          </table:table-cell>
          <table:table-cell table:formula="of:=[.C16]/[.C9]" office:value-type="float" office:value="3.27777777777778" calcext:value-type="float">
            <text:p>3.3</text:p>
          </table:table-cell>
          <table:table-cell table:formula="of:=SLOPE(LN([.C$2:.C16]); [.B$2:.B16])" office:value-type="float" office:value="0.174138564844892" calcext:value-type="float">
            <text:p>0.174</text:p>
          </table:table-cell>
          <table:table-cell table:formula="of:=RSQ(LN([.C$2:.C16]); [.B$2:.B16])" office:value-type="float" office:value="0.994531911489247" calcext:value-type="float">
            <text:p>0.995</text:p>
          </table:table-cell>
          <table:table-cell table:formula="of:=[.C16]*EXP([.H$22])" office:value-type="float" office:value="145.269037985395" calcext:value-type="float">
            <text:p>145.3</text:p>
          </table:table-cell>
          <table:table-cell table:formula="of:=SLOPE(LN([.C7:.C16]); [.B7:.B16])" office:value-type="float" office:value="0.184021396427075" calcext:value-type="float">
            <text:p>0.184</text:p>
          </table:table-cell>
          <table:table-cell table:formula="of:=RSQ(LN([.C7:.C16]); [.B7:.B16])" office:value-type="float" office:value="0.989831778794303" calcext:value-type="float">
            <text:p>0.990</text:p>
          </table:table-cell>
          <table:table-cell table:formula="of:=[.C16]*EXP([.K$22])" office:value-type="float" office:value="154.685187355579" calcext:value-type="float">
            <text:p>154.7</text:p>
          </table:table-cell>
          <table:table-cell table:formula="of:=SLOPE(LN([.C12:.C16]); [.B12:.B16])" office:value-type="float" office:value="0.210239765653547" calcext:value-type="float">
            <text:p>0.210</text:p>
          </table:table-cell>
          <table:table-cell table:formula="of:=RSQ(LN([.C12:.C16]); [.B12:.B16])" office:value-type="float" office:value="0.974473754889323" calcext:value-type="float">
            <text:p>0.974</text:p>
          </table:table-cell>
          <table:table-cell table:formula="of:=[.C16]*EXP([.N$22])" office:value-type="float" office:value="154.755129306246" calcext:value-type="float">
            <text:p>154.8</text:p>
          </table:table-cell>
          <table:table-cell table:formula="of:=([.I16]*[.J16] + [.L16]*[.M16] + [.O16]*[.P16]) / ([.I16] + [.L16] + [.O16])" office:value-type="float" office:value="151.543242382606" calcext:value-type="float">
            <text:p>151.5</text:p>
          </table:table-cell>
          <table:table-cell table:style-name="ce4" table:formula="of:=([.C16]-[.Q15])/[.Q15]" office:value-type="percentage" office:value="-0.149256312814445" calcext:value-type="percentage">
            <text:p>-14.9%</text:p>
          </table:table-cell>
          <table:table-cell table:style-name="ce2" table:formula="of:=[.Q16]-[.C16]" office:value-type="float" office:value="33.5432423826056" calcext:value-type="float">
            <text:p>33.5</text:p>
          </table:table-cell>
          <table:table-cell table:formula="of:=[.C16]*EXP([.N16]*30)" office:value-type="float" office:value="64723.3682678707" calcext:value-type="float">
            <text:p>64,723</text:p>
          </table:table-cell>
          <table:table-cell table:number-columns-repeated="1004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C17]-[.C16]" office:value-type="float" office:value="82" calcext:value-type="float">
            <text:p>82</text:p>
          </table:table-cell>
          <table:table-cell table:formula="of:=[.C17]/[.C8]" office:value-type="float" office:value="7.14285714285714" calcext:value-type="float">
            <text:p>7.1</text:p>
          </table:table-cell>
          <table:table-cell table:formula="of:=[.C17]/[.C9]" office:value-type="float" office:value="5.55555555555556" calcext:value-type="float">
            <text:p>5.6</text:p>
          </table:table-cell>
          <table:table-cell table:formula="of:=[.C17]/[.C10]" office:value-type="float" office:value="5" calcext:value-type="float">
            <text:p>5.0</text:p>
          </table:table-cell>
          <table:table-cell table:formula="of:=SLOPE(LN([.C$2:.C17]); [.B$2:.B17])" office:value-type="float" office:value="0.182381445497837" calcext:value-type="float">
            <text:p>0.182</text:p>
          </table:table-cell>
          <table:table-cell table:formula="of:=RSQ(LN([.C$2:.C17]); [.B$2:.B17])" office:value-type="float" office:value="0.986523805391332" calcext:value-type="float">
            <text:p>0.987</text:p>
          </table:table-cell>
          <table:table-cell table:formula="of:=[.C17]*EXP([.H$22])" office:value-type="float" office:value="246.218708449822" calcext:value-type="float">
            <text:p>246.2</text:p>
          </table:table-cell>
          <table:table-cell table:formula="of:=SLOPE(LN([.C8:.C17]); [.B8:.B17])" office:value-type="float" office:value="0.199412703143284" calcext:value-type="float">
            <text:p>0.199</text:p>
          </table:table-cell>
          <table:table-cell table:formula="of:=RSQ(LN([.C8:.C17]); [.B8:.B17])" office:value-type="float" office:value="0.969739056336836" calcext:value-type="float">
            <text:p>0.970</text:p>
          </table:table-cell>
          <table:table-cell table:formula="of:=[.C17]*EXP([.K$22])" office:value-type="float" office:value="262.178283653523" calcext:value-type="float">
            <text:p>262.2</text:p>
          </table:table-cell>
          <table:table-cell table:formula="of:=SLOPE(LN([.C13:.C17]); [.B13:.B17])" office:value-type="float" office:value="0.263839864828836" calcext:value-type="float">
            <text:p>0.264</text:p>
          </table:table-cell>
          <table:table-cell table:formula="of:=RSQ(LN([.C13:.C17]); [.B13:.B17])" office:value-type="float" office:value="0.947988035147756" calcext:value-type="float">
            <text:p>0.948</text:p>
          </table:table-cell>
          <table:table-cell table:formula="of:=[.C17]*EXP([.N$22])" office:value-type="float" office:value="262.296829332621" calcext:value-type="float">
            <text:p>262.3</text:p>
          </table:table-cell>
          <table:table-cell table:formula="of:=([.I17]*[.J17] + [.L17]*[.M17] + [.O17]*[.P17]) / ([.I17] + [.L17] + [.O17])" office:value-type="float" office:value="256.795786916139" calcext:value-type="float">
            <text:p>256.8</text:p>
          </table:table-cell>
          <table:table-cell table:style-name="ce4" table:formula="of:=([.C17]-[.Q16])/[.Q16]" office:value-type="percentage" office:value="0.319755317726766" calcext:value-type="percentage">
            <text:p>32.0%</text:p>
          </table:table-cell>
          <table:table-cell table:style-name="ce2" table:formula="of:=[.Q17]-[.C17]" office:value-type="float" office:value="56.7957869161385" calcext:value-type="float">
            <text:p>56.8</text:p>
          </table:table-cell>
          <table:table-cell table:formula="of:=[.C17]*EXP([.N17]*30)" office:value-type="float" office:value="547716.617821332" calcext:value-type="float">
            <text:p>547,717</text:p>
          </table:table-cell>
          <table:table-cell table:number-columns-repeated="1004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table:formula="of:=[.C18]-[.C17]" office:value-type="float" office:value="44" calcext:value-type="float">
            <text:p>44</text:p>
          </table:table-cell>
          <table:table-cell table:formula="of:=[.C18]/[.C9]" office:value-type="float" office:value="6.77777777777778" calcext:value-type="float">
            <text:p>6.8</text:p>
          </table:table-cell>
          <table:table-cell table:formula="of:=[.C18]/[.C10]" office:value-type="float" office:value="6.1" calcext:value-type="float">
            <text:p>6.1</text:p>
          </table:table-cell>
          <table:table-cell table:formula="of:=[.C18]/[.C11]" office:value-type="float" office:value="5.19148936170213" calcext:value-type="float">
            <text:p>5.2</text:p>
          </table:table-cell>
          <table:table-cell table:formula="of:=SLOPE(LN([.C$2:.C18]); [.B$2:.B18])" office:value-type="float" office:value="0.188361254048825" calcext:value-type="float">
            <text:p>0.188</text:p>
          </table:table-cell>
          <table:table-cell table:formula="of:=RSQ(LN([.C$2:.C18]); [.B$2:.B18])" office:value-type="float" office:value="0.984531568305282" calcext:value-type="float">
            <text:p>0.985</text:p>
          </table:table-cell>
          <table:table-cell table:formula="of:=[.C18]*EXP([.H$22])" office:value-type="float" office:value="300.386824308783" calcext:value-type="float">
            <text:p>300.4</text:p>
          </table:table-cell>
          <table:table-cell table:formula="of:=SLOPE(LN([.C9:.C18]); [.B9:.B18])" office:value-type="float" office:value="0.214973043358359" calcext:value-type="float">
            <text:p>0.215</text:p>
          </table:table-cell>
          <table:table-cell table:formula="of:=RSQ(LN([.C9:.C18]); [.B9:.B18])" office:value-type="float" office:value="0.967945156431398" calcext:value-type="float">
            <text:p>0.968</text:p>
          </table:table-cell>
          <table:table-cell table:formula="of:=[.C18]*EXP([.K$22])" office:value-type="float" office:value="319.857506057298" calcext:value-type="float">
            <text:p>319.9</text:p>
          </table:table-cell>
          <table:table-cell table:formula="of:=SLOPE(LN([.C14:.C18]); [.B14:.B18])" office:value-type="float" office:value="0.272522007702959" calcext:value-type="float">
            <text:p>0.273</text:p>
          </table:table-cell>
          <table:table-cell table:formula="of:=RSQ(LN([.C14:.C18]); [.B14:.B18])" office:value-type="float" office:value="0.95053477510624" calcext:value-type="float">
            <text:p>0.951</text:p>
          </table:table-cell>
          <table:table-cell table:formula="of:=[.C18]*EXP([.N$22])" office:value-type="float" office:value="320.002131785798" calcext:value-type="float">
            <text:p>320.0</text:p>
          </table:table-cell>
          <table:table-cell table:formula="of:=([.I18]*[.J18] + [.L18]*[.M18] + [.O18]*[.P18]) / ([.I18] + [.L18] + [.O18])" office:value-type="float" office:value="313.301545443792" calcext:value-type="float">
            <text:p>313.3</text:p>
          </table:table-cell>
          <table:table-cell table:style-name="ce4" table:formula="of:=([.C18]-[.Q17])/[.Q17]" office:value-type="percentage" office:value="-0.0498286481635979" calcext:value-type="percentage">
            <text:p>-5.0%</text:p>
          </table:table-cell>
          <table:table-cell table:style-name="ce2" table:formula="of:=[.Q18]-[.C18]" office:value-type="float" office:value="69.3015454437923" calcext:value-type="float">
            <text:p>69.3</text:p>
          </table:table-cell>
          <table:table-cell table:formula="of:=[.C18]*EXP([.N18]*30)" office:value-type="float" office:value="867029.652443984" calcext:value-type="float">
            <text:p>867,030</text:p>
          </table:table-cell>
          <table:table-cell table:number-columns-repeated="1004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table:formula="of:=[.C19]-[.C18]" office:value-type="float" office:value="63" calcext:value-type="float">
            <text:p>63</text:p>
          </table:table-cell>
          <table:table-cell table:formula="of:=[.C19]/[.C10]" office:value-type="float" office:value="7.675" calcext:value-type="float">
            <text:p>7.7</text:p>
          </table:table-cell>
          <table:table-cell table:formula="of:=[.C19]/[.C11]" office:value-type="float" office:value="6.53191489361702" calcext:value-type="float">
            <text:p>6.5</text:p>
          </table:table-cell>
          <table:table-cell table:formula="of:=[.C19]/[.C12]" office:value-type="float" office:value="5.68518518518519" calcext:value-type="float">
            <text:p>5.7</text:p>
          </table:table-cell>
          <table:table-cell table:formula="of:=SLOPE(LN([.C$2:.C19]); [.B$2:.B19])" office:value-type="float" office:value="0.19328249282575" calcext:value-type="float">
            <text:p>0.193</text:p>
          </table:table-cell>
          <table:table-cell table:formula="of:=RSQ(LN([.C$2:.C19]); [.B$2:.B19])" office:value-type="float" office:value="0.984229646824996" calcext:value-type="float">
            <text:p>0.984</text:p>
          </table:table-cell>
          <table:table-cell table:formula="of:=[.C19]*EXP([.H$22])" office:value-type="float" office:value="377.945717470477" calcext:value-type="float">
            <text:p>377.9</text:p>
          </table:table-cell>
          <table:table-cell table:formula="of:=SLOPE(LN([.C10:.C19]); [.B10:.B19])" office:value-type="float" office:value="0.233573668309797" calcext:value-type="float">
            <text:p>0.234</text:p>
          </table:table-cell>
          <table:table-cell table:formula="of:=RSQ(LN([.C10:.C19]); [.B10:.B19])" office:value-type="float" office:value="0.979169426568194" calcext:value-type="float">
            <text:p>0.979</text:p>
          </table:table-cell>
          <table:table-cell table:formula="of:=[.C19]*EXP([.K$22])" office:value-type="float" office:value="402.443665408158" calcext:value-type="float">
            <text:p>402.4</text:p>
          </table:table-cell>
          <table:table-cell table:formula="of:=SLOPE(LN([.C15:.C19]); [.B15:.B19])" office:value-type="float" office:value="0.281591664175349" calcext:value-type="float">
            <text:p>0.282</text:p>
          </table:table-cell>
          <table:table-cell table:formula="of:=RSQ(LN([.C15:.C19]); [.B15:.B19])" office:value-type="float" office:value="0.957747853282101" calcext:value-type="float">
            <text:p>0.958</text:p>
          </table:table-cell>
          <table:table-cell table:formula="of:=[.C19]*EXP([.N$22])" office:value-type="float" office:value="402.625633025573" calcext:value-type="float">
            <text:p>402.6</text:p>
          </table:table-cell>
          <table:table-cell table:formula="of:=([.I19]*[.J19] + [.L19]*[.M19] + [.O19]*[.P19]) / ([.I19] + [.L19] + [.O19])" office:value-type="float" office:value="394.249169152902" calcext:value-type="float">
            <text:p>394.2</text:p>
          </table:table-cell>
          <table:table-cell table:style-name="ce4" table:formula="of:=([.C19]-[.Q18])/[.Q18]" office:value-type="percentage" office:value="-0.0201133557603942" calcext:value-type="percentage">
            <text:p>-2.0%</text:p>
          </table:table-cell>
          <table:table-cell table:style-name="ce2" table:formula="of:=[.Q19]-[.C19]" office:value-type="float" office:value="87.2491691529016" calcext:value-type="float">
            <text:p>87.2</text:p>
          </table:table-cell>
          <table:table-cell table:formula="of:=[.C19]*EXP([.N19]*30)" office:value-type="float" office:value="1432021.54652805" calcext:value-type="float">
            <text:p>1,432,022</text:p>
          </table:table-cell>
          <table:table-cell table:number-columns-repeated="1004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417" calcext:value-type="float">
            <text:p>417</text:p>
          </table:table-cell>
          <table:table-cell table:formula="of:=[.C20]-[.C19]" office:value-type="float" office:value="110" calcext:value-type="float">
            <text:p>110</text:p>
          </table:table-cell>
          <table:table-cell table:formula="of:=[.C20]/[.C11]" office:value-type="float" office:value="8.87234042553192" calcext:value-type="float">
            <text:p>8.9</text:p>
          </table:table-cell>
          <table:table-cell table:formula="of:=[.C20]/[.C12]" office:value-type="float" office:value="7.72222222222222" calcext:value-type="float">
            <text:p>7.7</text:p>
          </table:table-cell>
          <table:table-cell table:formula="of:=[.C20]/[.C13]" office:value-type="float" office:value="6.61904761904762" calcext:value-type="float">
            <text:p>6.6</text:p>
          </table:table-cell>
          <table:table-cell table:formula="of:=SLOPE(LN([.C$2:.C20]); [.B$2:.B20])" office:value-type="float" office:value="0.198588579235325" calcext:value-type="float">
            <text:p>0.199</text:p>
          </table:table-cell>
          <table:table-cell table:formula="of:=RSQ(LN([.C$2:.C20]); [.B$2:.B20])" office:value-type="float" office:value="0.983335449125924" calcext:value-type="float">
            <text:p>0.983</text:p>
          </table:table-cell>
          <table:table-cell table:formula="of:=[.C20]*EXP([.H$22])" office:value-type="float" office:value="513.36600711788" calcext:value-type="float">
            <text:p>513.4</text:p>
          </table:table-cell>
          <table:table-cell table:formula="of:=SLOPE(LN([.C11:.C20]); [.B11:.B20])" office:value-type="float" office:value="0.249922501272619" calcext:value-type="float">
            <text:p>0.250</text:p>
          </table:table-cell>
          <table:table-cell table:formula="of:=RSQ(LN([.C11:.C20]); [.B11:.B20])" office:value-type="float" office:value="0.985468594194641" calcext:value-type="float">
            <text:p>0.985</text:p>
          </table:table-cell>
          <table:table-cell table:formula="of:=[.C20]*EXP([.K$22])" office:value-type="float" office:value="546.641721417596" calcext:value-type="float">
            <text:p>546.6</text:p>
          </table:table-cell>
          <table:table-cell table:formula="of:=SLOPE(LN([.C16:.C20]); [.B16:.B20])" office:value-type="float" office:value="0.295333357570543" calcext:value-type="float">
            <text:p>0.295</text:p>
          </table:table-cell>
          <table:table-cell table:formula="of:=RSQ(LN([.C16:.C20]); [.B16:.B20])" office:value-type="float" office:value="0.966791720109772" calcext:value-type="float">
            <text:p>0.967</text:p>
          </table:table-cell>
          <table:table-cell table:formula="of:=[.C20]*EXP([.N$22])" office:value-type="float" office:value="546.888889158515" calcext:value-type="float">
            <text:p>546.9</text:p>
          </table:table-cell>
          <table:table-cell table:formula="of:=([.I20]*[.J20] + [.L20]*[.M20] + [.O20]*[.P20]) / ([.I20] + [.L20] + [.O20])" office:value-type="float" office:value="535.576768216225" calcext:value-type="float">
            <text:p>535.6</text:p>
          </table:table-cell>
          <table:table-cell table:style-name="ce4" table:formula="of:=([.C20]-[.Q19])/[.Q19]" office:value-type="percentage" office:value="0.0577067312430402" calcext:value-type="percentage">
            <text:p>5.8%</text:p>
          </table:table-cell>
          <table:table-cell table:style-name="ce2" table:formula="of:=[.Q20]-[.C20]" office:value-type="float" office:value="118.576768216225" calcext:value-type="float">
            <text:p>118.6</text:p>
          </table:table-cell>
          <table:table-cell table:formula="of:=[.C20]*EXP([.N20]*30)" office:value-type="float" office:value="2937551.44042452" calcext:value-type="float">
            <text:p>2,937,551</text:p>
          </table:table-cell>
          <table:table-cell table:number-columns-repeated="1004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table:formula="of:=[.C21]-[.C20]" office:value-type="float" office:value="135" calcext:value-type="float">
            <text:p>135</text:p>
          </table:table-cell>
          <table:table-cell table:formula="of:=[.C21]/[.C12]" office:value-type="float" office:value="10.2222222222222" calcext:value-type="float">
            <text:p>10.2</text:p>
          </table:table-cell>
          <table:table-cell table:formula="of:=[.C21]/[.C13]" office:value-type="float" office:value="8.76190476190476" calcext:value-type="float">
            <text:p>8.8</text:p>
          </table:table-cell>
          <table:table-cell table:formula="of:=[.C21]/[.C14]" office:value-type="float" office:value="6.49411764705882" calcext:value-type="float">
            <text:p>6.5</text:p>
          </table:table-cell>
          <table:table-cell table:formula="of:=SLOPE(LN([.C$2:.C21]); [.B$2:.B21])" office:value-type="float" office:value="0.203624059980058" calcext:value-type="float">
            <text:p>0.204</text:p>
          </table:table-cell>
          <table:table-cell table:formula="of:=RSQ(LN([.C$2:.C21]); [.B$2:.B21])" office:value-type="float" office:value="0.98281484496659" calcext:value-type="float">
            <text:p>0.983</text:p>
          </table:table-cell>
          <table:table-cell table:formula="of:=[.C21]*EXP([.H$22])" office:value-type="float" office:value="679.56363532151" calcext:value-type="float">
            <text:p>679.6</text:p>
          </table:table-cell>
          <table:table-cell table:formula="of:=SLOPE(LN([.C12:.C21]); [.B12:.B21])" office:value-type="float" office:value="0.263905834286909" calcext:value-type="float">
            <text:p>0.264</text:p>
          </table:table-cell>
          <table:table-cell table:formula="of:=RSQ(LN([.C12:.C21]); [.B12:.B21])" office:value-type="float" office:value="0.991101514609914" calcext:value-type="float">
            <text:p>0.991</text:p>
          </table:table-cell>
          <table:table-cell table:formula="of:=[.C21]*EXP([.K$22])" office:value-type="float" office:value="723.612062883724" calcext:value-type="float">
            <text:p>723.6</text:p>
          </table:table-cell>
          <table:table-cell table:formula="of:=SLOPE(LN([.C17:.C21]); [.B17:.B21])" office:value-type="float" office:value="0.256637935596372" calcext:value-type="float">
            <text:p>0.257</text:p>
          </table:table-cell>
          <table:table-cell table:formula="of:=RSQ(LN([.C17:.C21]); [.B17:.B21])" office:value-type="float" office:value="0.99285409229748" calcext:value-type="float">
            <text:p>0.993</text:p>
          </table:table-cell>
          <table:table-cell table:formula="of:=[.C21]*EXP([.N$22])" office:value-type="float" office:value="723.939248958034" calcext:value-type="float">
            <text:p>723.9</text:p>
          </table:table-cell>
          <table:table-cell table:formula="of:=([.I21]*[.J21] + [.L21]*[.M21] + [.O21]*[.P21]) / ([.I21] + [.L21] + [.O21])" office:value-type="float" office:value="709.12944578552" calcext:value-type="float">
            <text:p>709.1</text:p>
          </table:table-cell>
          <table:table-cell table:style-name="ce4" table:formula="of:=([.C21]-[.Q20])/[.Q20]" office:value-type="percentage" office:value="0.0306645709045105" calcext:value-type="percentage">
            <text:p>3.1%</text:p>
          </table:table-cell>
          <table:table-cell table:style-name="ce2" table:formula="of:=[.Q21]-[.C21]" office:value-type="float" office:value="157.129445785519" calcext:value-type="float">
            <text:p>157.1</text:p>
          </table:table-cell>
          <table:table-cell table:formula="of:=[.C21]*EXP([.N21]*30)" office:value-type="float" office:value="1217957.84199363" calcext:value-type="float">
            <text:p>1,217,958</text:p>
          </table:table-cell>
          <table:table-cell table:number-columns-repeated="1004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706" calcext:value-type="float">
            <text:p>706</text:p>
          </table:table-cell>
          <table:table-cell table:formula="of:=[.C22]-[.C21]" office:value-type="float" office:value="154" calcext:value-type="float">
            <text:p>154</text:p>
          </table:table-cell>
          <table:table-cell table:formula="of:=[.C22]/[.C13]" office:value-type="float" office:value="11.2063492063492" calcext:value-type="float">
            <text:p>11.2</text:p>
          </table:table-cell>
          <table:table-cell table:formula="of:=[.C22]/[.C14]" office:value-type="float" office:value="8.30588235294118" calcext:value-type="float">
            <text:p>8.3</text:p>
          </table:table-cell>
          <table:table-cell table:formula="of:=[.C22]/[.C15]" office:value-type="float" office:value="6.53703703703704" calcext:value-type="float">
            <text:p>6.5</text:p>
          </table:table-cell>
          <table:table-cell table:formula="of:=SLOPE(LN([.C$2:.C22]); [.B$2:.B22])" office:value-type="float" office:value="0.20790283314481" calcext:value-type="float">
            <text:p>0.208</text:p>
          </table:table-cell>
          <table:table-cell table:formula="of:=RSQ(LN([.C$2:.C22]); [.B$2:.B22])" office:value-type="float" office:value="0.983121170460999" calcext:value-type="float">
            <text:p>0.983</text:p>
          </table:table-cell>
          <table:table-cell table:formula="of:=[.C22]*EXP([.H$22])" office:value-type="float" office:value="869.152040827873" calcext:value-type="float">
            <text:p>869.2</text:p>
          </table:table-cell>
          <table:table-cell table:formula="of:=SLOPE(LN([.C13:.C22]); [.B13:.B22])" office:value-type="float" office:value="0.270707377757003" calcext:value-type="float">
            <text:p>0.271</text:p>
          </table:table-cell>
          <table:table-cell table:formula="of:=RSQ(LN([.C13:.C22]); [.B13:.B22])" office:value-type="float" office:value="0.993412254830034" calcext:value-type="float">
            <text:p>0.993</text:p>
          </table:table-cell>
          <table:table-cell table:formula="of:=[.C22]*EXP([.K$22])" office:value-type="float" office:value="925.489341296936" calcext:value-type="float">
            <text:p>925.5</text:p>
          </table:table-cell>
          <table:table-cell table:formula="of:=SLOPE(LN([.C18:.C22]); [.B18:.B22])" office:value-type="float" office:value="0.271159432308998" calcext:value-type="float">
            <text:p>0.271</text:p>
          </table:table-cell>
          <table:table-cell table:formula="of:=RSQ(LN([.C18:.C22]); [.B18:.B22])" office:value-type="float" office:value="0.998153711289358" calcext:value-type="float">
            <text:p>0.998</text:p>
          </table:table-cell>
          <table:table-cell table:formula="of:=[.C22]*EXP([.N$22])" office:value-type="float" office:value="925.907807544152" calcext:value-type="float">
            <text:p>925.9</text:p>
          </table:table-cell>
          <table:table-cell table:formula="of:=([.I22]*[.J22] + [.L22]*[.M22] + [.O22]*[.P22]) / ([.I22] + [.L22] + [.O22])" office:value-type="float" office:value="907.01052432688" calcext:value-type="float">
            <text:p>907.0</text:p>
          </table:table-cell>
          <table:table-cell table:style-name="ce4" table:formula="of:=([.C22]-[.Q21])/[.Q21]" office:value-type="percentage" office:value="-0.00441308114353213" calcext:value-type="percentage">
            <text:p>-0.4%</text:p>
          </table:table-cell>
          <table:table-cell table:style-name="ce2" table:formula="of:=[.Q22]-[.C22]" office:value-type="float" office:value="201.01052432688" calcext:value-type="float">
            <text:p>201.0</text:p>
          </table:table-cell>
          <table:table-cell table:formula="of:=[.C22]*EXP([.N22]*30)" office:value-type="float" office:value="2408219.43021364" calcext:value-type="float">
            <text:p>2,408,219</text:p>
          </table:table-cell>
          <table:table-cell table:number-columns-repeated="1004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table:formula="of:=[.C23]-[.C22]" office:value-type="float" office:value="236" calcext:value-type="float">
            <text:p>236</text:p>
          </table:table-cell>
          <table:table-cell table:formula="of:=[.C23]/[.C14]" office:value-type="float" office:value="11.0823529411765" calcext:value-type="float">
            <text:p>11.1</text:p>
          </table:table-cell>
          <table:table-cell table:formula="of:=[.C23]/[.C15]" office:value-type="float" office:value="8.72222222222222" calcext:value-type="float">
            <text:p>8.7</text:p>
          </table:table-cell>
          <table:table-cell table:formula="of:=[.C23]/[.C16]" office:value-type="float" office:value="7.98305084745763" calcext:value-type="float">
            <text:p>8.0</text:p>
          </table:table-cell>
          <table:table-cell table:formula="of:=SLOPE(LN([.C$2:.C23]); [.B$2:.B23])" office:value-type="float" office:value="0.212070534777686" calcext:value-type="float">
            <text:p>0.212</text:p>
          </table:table-cell>
          <table:table-cell table:formula="of:=RSQ(LN([.C$2:.C23]); [.B$2:.B23])" office:value-type="float" office:value="0.983358629149937" calcext:value-type="float">
            <text:p>0.983</text:p>
          </table:table-cell>
          <table:table-cell table:formula="of:=[.C23]*EXP([.H$22])" office:value-type="float" office:value="1159.69011679866" calcext:value-type="float">
            <text:p>1159.7</text:p>
          </table:table-cell>
          <table:table-cell table:formula="of:=SLOPE(LN([.C14:.C23]); [.B14:.B23])" office:value-type="float" office:value="0.272356832924006" calcext:value-type="float">
            <text:p>0.272</text:p>
          </table:table-cell>
          <table:table-cell table:formula="of:=RSQ(LN([.C14:.C23]); [.B14:.B23])" office:value-type="float" office:value="0.993537164555174" calcext:value-type="float">
            <text:p>0.994</text:p>
          </table:table-cell>
          <table:table-cell table:formula="of:=[.C23]*EXP([.K$22])" office:value-type="float" office:value="1234.85971600809" calcext:value-type="float">
            <text:p>1234.9</text:p>
          </table:table-cell>
          <table:table-cell table:formula="of:=SLOPE(LN([.C19:.C23]); [.B19:.B23])" office:value-type="float" office:value="0.276884406967277" calcext:value-type="float">
            <text:p>0.277</text:p>
          </table:table-cell>
          <table:table-cell table:formula="of:=RSQ(LN([.C19:.C23]); [.B19:.B23])" office:value-type="float" office:value="0.998803102976078" calcext:value-type="float">
            <text:p>0.999</text:p>
          </table:table-cell>
          <table:table-cell table:formula="of:=[.C23]*EXP([.N$22])" office:value-type="float" office:value="1235.41806615664" calcext:value-type="float">
            <text:p>1235.4</text:p>
          </table:table-cell>
          <table:table-cell table:formula="of:=([.I23]*[.J23] + [.L23]*[.M23] + [.O23]*[.P23]) / ([.I23] + [.L23] + [.O23])" office:value-type="float" office:value="1210.20635062451" calcext:value-type="float">
            <text:p>1210.2</text:p>
          </table:table-cell>
          <table:table-cell table:style-name="ce4" table:formula="of:=([.C23]-[.Q22])/[.Q22]" office:value-type="percentage" office:value="0.0385767030642638" calcext:value-type="percentage">
            <text:p>3.9%</text:p>
          </table:table-cell>
          <table:table-cell table:style-name="ce2" table:formula="of:=[.Q23]-[.C23]" office:value-type="float" office:value="268.206350624507" calcext:value-type="float">
            <text:p>268.2</text:p>
          </table:table-cell>
          <table:table-cell table:formula="of:=[.C23]*EXP([.N23]*30)" office:value-type="float" office:value="3815329.09950456" calcext:value-type="float">
            <text:p>3,815,329</text:p>
          </table:table-cell>
          <table:table-cell table:number-columns-repeated="1004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1209" calcext:value-type="float">
            <text:p>1209</text:p>
          </table:table-cell>
          <table:table-cell table:formula="of:=[.C24]-[.C23]" office:value-type="float" office:value="267" calcext:value-type="float">
            <text:p>267</text:p>
          </table:table-cell>
          <table:table-cell table:formula="of:=[.C24]/[.C15]" office:value-type="float" office:value="11.1944444444444" calcext:value-type="float">
            <text:p>11.2</text:p>
          </table:table-cell>
          <table:table-cell table:formula="of:=[.C24]/[.C16]" office:value-type="float" office:value="10.2457627118644" calcext:value-type="float">
            <text:p>10.2</text:p>
          </table:table-cell>
          <table:table-cell table:formula="of:=[.C24]/[.C17]" office:value-type="float" office:value="6.045" calcext:value-type="float">
            <text:p>6.0</text:p>
          </table:table-cell>
          <table:table-cell table:formula="of:=SLOPE(LN([.C$2:.C24]); [.B$2:.B24])" office:value-type="float" office:value="0.215648927772926" calcext:value-type="float">
            <text:p>0.216</text:p>
          </table:table-cell>
          <table:table-cell table:formula="of:=RSQ(LN([.C$2:.C24]); [.B$2:.B24])" office:value-type="float" office:value="0.984012061106456" calcext:value-type="float">
            <text:p>0.984</text:p>
          </table:table-cell>
          <table:table-cell table:formula="of:=[.C24]*EXP([.H$22])" office:value-type="float" office:value="1488.39209257918" calcext:value-type="float">
            <text:p>1488.4</text:p>
          </table:table-cell>
          <table:table-cell table:formula="of:=SLOPE(LN([.C15:.C24]); [.B15:.B24])" office:value-type="float" office:value="0.274799214873208" calcext:value-type="float">
            <text:p>0.275</text:p>
          </table:table-cell>
          <table:table-cell table:formula="of:=RSQ(LN([.C15:.C24]); [.B15:.B24])" office:value-type="float" office:value="0.994167655897784" calcext:value-type="float">
            <text:p>0.994</text:p>
          </table:table-cell>
          <table:table-cell table:formula="of:=[.C24]*EXP([.K$22])" office:value-type="float" office:value="1584.86772468555" calcext:value-type="float">
            <text:p>1584.9</text:p>
          </table:table-cell>
          <table:table-cell table:formula="of:=SLOPE(LN([.C20:.C24]); [.B20:.B24])" office:value-type="float" office:value="0.266338248593125" calcext:value-type="float">
            <text:p>0.266</text:p>
          </table:table-cell>
          <table:table-cell table:formula="of:=RSQ(LN([.C20:.C24]); [.B20:.B24])" office:value-type="float" office:value="0.999457132061893" calcext:value-type="float">
            <text:p>0.999</text:p>
          </table:table-cell>
          <table:table-cell table:formula="of:=[.C24]*EXP([.N$22])" office:value-type="float" office:value="1585.58433331569" calcext:value-type="float">
            <text:p>1585.6</text:p>
          </table:table-cell>
          <table:table-cell table:formula="of:=([.I24]*[.J24] + [.L24]*[.M24] + [.O24]*[.P24]) / ([.I24] + [.L24] + [.O24])" office:value-type="float" office:value="1553.22620130139" calcext:value-type="float">
            <text:p>1553.2</text:p>
          </table:table-cell>
          <table:table-cell table:style-name="ce4" table:formula="of:=([.C24]-[.Q23])/[.Q23]" office:value-type="percentage" office:value="-0.000996813992824368" calcext:value-type="percentage">
            <text:p>-0.1%</text:p>
          </table:table-cell>
          <table:table-cell table:style-name="ce2" table:formula="of:=[.Q24]-[.C24]" office:value-type="float" office:value="344.226201301394" calcext:value-type="float">
            <text:p>344.2</text:p>
          </table:table-cell>
          <table:table-cell table:formula="of:=[.C24]*EXP([.N24]*30)" office:value-type="float" office:value="3568644.20962185" calcext:value-type="float">
            <text:p>3,568,644</text:p>
          </table:table-cell>
          <table:table-cell table:number-columns-repeated="1004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581" calcext:value-type="float">
            <text:p>1581</text:p>
          </table:table-cell>
          <table:table-cell table:formula="of:=[.C25]-[.C24]" office:value-type="float" office:value="372" calcext:value-type="float">
            <text:p>372</text:p>
          </table:table-cell>
          <table:table-cell table:formula="of:=[.C25]/[.C16]" office:value-type="float" office:value="13.3983050847458" calcext:value-type="float">
            <text:p>13.4</text:p>
          </table:table-cell>
          <table:table-cell table:formula="of:=[.C25]/[.C17]" office:value-type="float" office:value="7.905" calcext:value-type="float">
            <text:p>7.9</text:p>
          </table:table-cell>
          <table:table-cell table:formula="of:=[.C25]/[.C18]" office:value-type="float" office:value="6.47950819672131" calcext:value-type="float">
            <text:p>6.5</text:p>
          </table:table-cell>
          <table:table-cell table:formula="of:=SLOPE(LN([.C$2:.C25]); [.B$2:.B25])" office:value-type="float" office:value="0.218930440967479" calcext:value-type="float">
            <text:p>0.219</text:p>
          </table:table-cell>
          <table:table-cell table:formula="of:=RSQ(LN([.C$2:.C25]); [.B$2:.B25])" office:value-type="float" office:value="0.984717073828651" calcext:value-type="float">
            <text:p>0.985</text:p>
          </table:table-cell>
          <table:table-cell table:formula="of:=[.C25]*EXP([.H$22])" office:value-type="float" office:value="1946.35889029585" calcext:value-type="float">
            <text:p>1946.4</text:p>
          </table:table-cell>
          <table:table-cell table:formula="of:=SLOPE(LN([.C16:.C25]); [.B16:.B25])" office:value-type="float" office:value="0.275658932386508" calcext:value-type="float">
            <text:p>0.276</text:p>
          </table:table-cell>
          <table:table-cell table:formula="of:=RSQ(LN([.C16:.C25]); [.B16:.B25])" office:value-type="float" office:value="0.994357244457991" calcext:value-type="float">
            <text:p>0.994</text:p>
          </table:table-cell>
          <table:table-cell table:formula="of:=[.C25]*EXP([.K$22])" office:value-type="float" office:value="2072.5193322811" calcext:value-type="float">
            <text:p>2072.5</text:p>
          </table:table-cell>
          <table:table-cell table:formula="of:=SLOPE(LN([.C21:.C25]); [.B21:.B25])" office:value-type="float" office:value="0.26424631949863" calcext:value-type="float">
            <text:p>0.264</text:p>
          </table:table-cell>
          <table:table-cell table:formula="of:=RSQ(LN([.C21:.C25]); [.B21:.B25])" office:value-type="float" office:value="0.999523510210062" calcext:value-type="float">
            <text:p>1.000</text:p>
          </table:table-cell>
          <table:table-cell table:formula="of:=[.C25]*EXP([.N$22])" office:value-type="float" office:value="2073.45643587437" calcext:value-type="float">
            <text:p>2073.5</text:p>
          </table:table-cell>
          <table:table-cell table:formula="of:=([.I25]*[.J25] + [.L25]*[.M25] + [.O25]*[.P25]) / ([.I25] + [.L25] + [.O25])" office:value-type="float" office:value="2031.12546466591" calcext:value-type="float">
            <text:p>2031.1</text:p>
          </table:table-cell>
          <table:table-cell table:style-name="ce4" table:formula="of:=([.C25]-[.Q24])/[.Q24]" office:value-type="percentage" office:value="0.0178813611792892" calcext:value-type="percentage">
            <text:p>1.8%</text:p>
          </table:table-cell>
          <table:table-cell table:style-name="ce2" table:formula="of:=[.Q25]-[.C25]" office:value-type="float" office:value="450.125464665914" calcext:value-type="float">
            <text:p>450.1</text:p>
          </table:table-cell>
          <table:table-cell table:formula="of:=[.C25]*EXP([.N25]*30)" office:value-type="float" office:value="4382817.85843437" calcext:value-type="float">
            <text:p>4,382,818</text:p>
          </table:table-cell>
          <table:table-cell table:number-columns-repeated="1004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office:value-type="float" office:value="2026" calcext:value-type="float">
            <text:p>2026</text:p>
          </table:table-cell>
          <table:table-cell table:formula="of:=[.C26]-[.C25]" office:value-type="float" office:value="445" calcext:value-type="float">
            <text:p>445</text:p>
          </table:table-cell>
          <table:table-cell table:formula="of:=[.C26]/[.C17]" office:value-type="float" office:value="10.13" calcext:value-type="float">
            <text:p>10.1</text:p>
          </table:table-cell>
          <table:table-cell table:formula="of:=[.C26]/[.C18]" office:value-type="float" office:value="8.30327868852459" calcext:value-type="float">
            <text:p>8.3</text:p>
          </table:table-cell>
          <table:table-cell table:formula="of:=[.C26]/[.C19]" office:value-type="float" office:value="6.59934853420195" calcext:value-type="float">
            <text:p>6.6</text:p>
          </table:table-cell>
          <table:table-cell table:formula="of:=SLOPE(LN([.C$2:.C26]); [.B$2:.B26])" office:value-type="float" office:value="0.2217533611463" calcext:value-type="float">
            <text:p>0.222</text:p>
          </table:table-cell>
          <table:table-cell table:formula="of:=RSQ(LN([.C$2:.C26]); [.B$2:.B26])" office:value-type="float" office:value="0.985586373383776" calcext:value-type="float">
            <text:p>0.986</text:p>
          </table:table-cell>
          <table:table-cell table:formula="of:=[.C26]*EXP([.H$22])" office:value-type="float" office:value="2494.1955165967" calcext:value-type="float">
            <text:p>2494.2</text:p>
          </table:table-cell>
          <table:table-cell table:formula="of:=SLOPE(LN([.C17:.C26]); [.B17:.B26])" office:value-type="float" office:value="0.263420327348158" calcext:value-type="float">
            <text:p>0.263</text:p>
          </table:table-cell>
          <table:table-cell table:formula="of:=RSQ(LN([.C17:.C26]); [.B17:.B26])" office:value-type="float" office:value="0.998998079531614" calcext:value-type="float">
            <text:p>0.999</text:p>
          </table:table-cell>
          <table:table-cell table:formula="of:=[.C26]*EXP([.K$22])" office:value-type="float" office:value="2655.86601341019" calcext:value-type="float">
            <text:p>2655.9</text:p>
          </table:table-cell>
          <table:table-cell table:formula="of:=SLOPE(LN([.C22:.C26]); [.B22:.B26])" office:value-type="float" office:value="0.262621445726388" calcext:value-type="float">
            <text:p>0.263</text:p>
          </table:table-cell>
          <table:table-cell table:formula="of:=RSQ(LN([.C22:.C26]); [.B22:.B26])" office:value-type="float" office:value="0.999358529364887" calcext:value-type="float">
            <text:p>0.999</text:p>
          </table:table-cell>
          <table:table-cell table:formula="of:=[.C26]*EXP([.N$22])" office:value-type="float" office:value="2657.06688113945" calcext:value-type="float">
            <text:p>2657.1</text:p>
          </table:table-cell>
          <table:table-cell table:formula="of:=([.I26]*[.J26] + [.L26]*[.M26] + [.O26]*[.P26]) / ([.I26] + [.L26] + [.O26])" office:value-type="float" office:value="2602.86897487132" calcext:value-type="float">
            <text:p>2602.9</text:p>
          </table:table-cell>
          <table:table-cell table:style-name="ce4" table:formula="of:=([.C26]-[.Q25])/[.Q25]" office:value-type="percentage" office:value="-0.00252346039428767" calcext:value-type="percentage">
            <text:p>-0.3%</text:p>
          </table:table-cell>
          <table:table-cell table:style-name="ce2" table:formula="of:=[.Q26]-[.C26]" office:value-type="float" office:value="576.868974871324" calcext:value-type="float">
            <text:p>576.9</text:p>
          </table:table-cell>
          <table:table-cell table:formula="of:=[.C26]*EXP([.N26]*30)" office:value-type="float" office:value="5349223.97313274" calcext:value-type="float">
            <text:p>5,349,224</text:p>
          </table:table-cell>
          <table:table-cell table:number-columns-repeated="1004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formula="of:=[.A31]-[.A$2]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formula="of:=[.A32]-[.A$2]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formula="of:=[.A33]-[.A$2]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formula="of:=[.A34]-[.A$2]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formula="of:=[.A35]-[.A$2]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formula="of:=[.A36]-[.A$2]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formula="of:=[.A37]-[.A$2]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formula="of:=[.A38]-[.A$2]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formula="of:=[.A39]-[.A$2]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formula="of:=[.A40]-[.A$2]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formula="of:=[.A41]-[.A$2]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formula="of:=[.A42]-[.A$2]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formula="of:=[.A43]-[.A$2]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formula="of:=[.A44]-[.A$2]" office:value-type="float" office:value="42" calcext:value-type="float">
            <text:p>42</text:p>
          </table:table-cell>
          <table:table-cell table:number-columns-repeated="1022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361.9pt" svg:x="1135.08pt" svg:y="19.36pt">
            <draw:object draw:notify-on-update-of-ranges="'US cases'.B7:'US cases'.B35 'US cases'.C1:'US cases'.C1 'US cases'.C7:'US cases'.C40 'US cases'.C15:'US cases'.C40 'US cases'.C20:'US cases'.C40 'US cases'.C25:'US cases'.C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96.15pt" svg:height="255.09pt" svg:x="646.16pt" svg:y="108.54pt">
            <draw:object draw:notify-on-update-of-ranges="'US cases'.A10:'US cases'.A31 'US cases'.Q1:'US cases'.Q1 'US cases'.Q10:'US cases'.Q31 'US cases'.M1:'US cases'.M1 'US cases'.M10:'US cases'.M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ce2"/>
        <table:table-column table:style-name="co5" table:default-cell-style-name="ce3"/>
        <table:table-column table:style-name="co6" table:default-cell-style-name="ce3"/>
        <table:table-column table:style-name="co10" table:default-cell-style-name="ce2"/>
        <table:table-column table:style-name="co19" table:default-cell-style-name="ce4"/>
        <table:table-column table:style-name="co3" table:number-columns-repeated="2" table:default-cell-style-name="ce3"/>
        <table:table-column table:style-name="co10" table:default-cell-style-name="ce2"/>
        <table:table-column table:style-name="co19" table:default-cell-style-name="ce4"/>
        <table:table-column table:style-name="co8" table:number-columns-repeated="2" table:default-cell-style-name="ce3"/>
        <table:table-column table:style-name="co10" table:default-cell-style-name="ce2"/>
        <table:table-column table:style-name="co19" table:default-cell-style-name="Default"/>
        <table:table-column table:style-name="co10" table:default-cell-style-name="ce2"/>
        <table:table-column table:style-name="co20" table:default-cell-style-name="ce3"/>
        <table:table-column table:style-name="co21" table:default-cell-style-name="ce2"/>
        <table:table-column table:style-name="co20" table:default-cell-style-name="ce3"/>
        <table:table-column table:style-name="co12" table:number-columns-repeated="100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hange</text:p>
            <text:p>1 Day</text:p>
          </table:table-cell>
          <table:table-cell office:value-type="string" calcext:value-type="string">
            <text:p>Mult</text:p>
            <text:p>11</text:p>
            <text:p>Days</text:p>
          </table:table-cell>
          <table:table-cell office:value-type="string" calcext:value-type="string">
            <text:p>Mult</text:p>
            <text:p>10</text:p>
            <text:p>Days</text:p>
          </table:table-cell>
          <table:table-cell office:value-type="string" calcext:value-type="string">
            <text:p>Mult</text:p>
            <text:p>9</text:p>
            <text:p>Days</text:p>
          </table:table-cell>
          <table:table-cell office:value-type="string" calcext:value-type="string">
            <text:p>Mult</text:p>
            <text:p>8</text:p>
            <text:p>Days</text:p>
          </table:table-cell>
          <table:table-cell office:value-type="string" calcext:value-type="string">
            <text:p>Exp</text:p>
            <text:p>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stimated</text:p>
            <text:p>Tmrw</text:p>
            <text:p>Total</text:p>
          </table:table-cell>
          <table:table-cell office:value-type="string" calcext:value-type="string">
            <text:p>Estimate</text:p>
            <text:p>Error From</text:p>
            <text:p>Yesterday</text:p>
            <text:p>Total</text:p>
          </table:table-cell>
          <table:table-cell office:value-type="string" calcext:value-type="string">
            <text:p>Exp</text:p>
            <text:p>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stimated</text:p>
            <text:p>Tmrw</text:p>
            <text:p>10 days</text:p>
          </table:table-cell>
          <table:table-cell office:value-type="string" calcext:value-type="string">
            <text:p>Estimate</text:p>
            <text:p>Error From</text:p>
            <text:p>Yesterday</text:p>
            <text:p>10 days</text:p>
          </table:table-cell>
          <table:table-cell office:value-type="string" calcext:value-type="string">
            <text:p>Exp</text:p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Estimated</text:p>
            <text:p>Tmrw</text:p>
            <text:p>5 days</text:p>
          </table:table-cell>
          <table:table-cell table:style-name="ce4" office:value-type="string" calcext:value-type="string">
            <text:p>Estimate</text:p>
            <text:p>Error From</text:p>
            <text:p>Yesterday</text:p>
            <text:p>5 days</text:p>
          </table:table-cell>
          <table:table-cell office:value-type="string" calcext:value-type="string">
            <text:p>Lin</text:p>
            <text:p>Slope</text:p>
            <text:p>10 Days</text:p>
          </table:table-cell>
          <table:table-cell office:value-type="string" calcext:value-type="string">
            <text:p>Lin RSQ()</text:p>
            <text:p>10 Days</text:p>
          </table:table-cell>
          <table:table-cell office:value-type="string" calcext:value-type="string">
            <text:p>Lin</text:p>
            <text:p>Slope</text:p>
            <text:p>5 Days</text:p>
          </table:table-cell>
          <table:table-cell office:value-type="string" calcext:value-type="string">
            <text:p>Lin RSQ()</text:p>
            <text:p>5 Days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18"/>
          <table:table-cell table:style-name="ce4"/>
          <table:table-cell table:number-columns-repeated="1004"/>
        </table:table-row>
        <table:table-row table:style-name="ro2">
          <table:table-cell table:style-name="ce1" office:value-type="string" calcext:value-type="string">
            <text:p>Min</text:p>
          </table:table-cell>
          <table:table-cell table:number-columns-repeated="7"/>
          <table:table-cell table:formula="of:=MIN([.I7:.I10000])" office:value-type="float" office:value="0.279584861594893" calcext:value-type="float">
            <text:p>0.280</text:p>
          </table:table-cell>
          <table:table-cell table:formula="of:=MIN([.J7:.J10000])" office:value-type="float" office:value="0.980651917184402" calcext:value-type="float">
            <text:p>0.981</text:p>
          </table:table-cell>
          <table:table-cell table:style-name="ce3"/>
          <table:table-cell table:style-name="ce3" table:formula="of:=MIN([.L7:.L10000])" office:value-type="float" office:value="-0.177473043590425" calcext:value-type="float">
            <text:p>-0.177</text:p>
          </table:table-cell>
          <table:table-cell table:formula="of:=MIN([.M7:.M10000])" office:value-type="float" office:value="0.239766275018772" calcext:value-type="float">
            <text:p>0.240</text:p>
          </table:table-cell>
          <table:table-cell table:formula="of:=MIN([.N7:.N10000])" office:value-type="float" office:value="0.97783162080049" calcext:value-type="float">
            <text:p>0.978</text:p>
          </table:table-cell>
          <table:table-cell table:style-name="ce3"/>
          <table:table-cell table:style-name="ce3" table:formula="of:=MIN([.P7:.P10000])" office:value-type="float" office:value="-0.10908000596489" calcext:value-type="float">
            <text:p>-0.109</text:p>
          </table:table-cell>
          <table:table-cell table:formula="of:=MIN([.Q7:.Q10000])" office:value-type="float" office:value="0.206647011200959" calcext:value-type="float">
            <text:p>0.207</text:p>
          </table:table-cell>
          <table:table-cell table:formula="of:=MIN([.R7:.R10000])" office:value-type="float" office:value="0.967321344360693" calcext:value-type="float">
            <text:p>0.967</text:p>
          </table:table-cell>
          <table:table-cell table:style-name="ce3"/>
          <table:table-cell table:style-name="ce3" table:formula="of:=MIN([.T7:.T10000])" office:value-type="float" office:value="-0.177473043590425" calcext:value-type="float">
            <text:p>-0.177</text:p>
          </table:table-cell>
          <table:table-cell table:style-name="ce3" table:formula="of:=MIN([.U7:.U10000])" office:value-type="float" office:value="179.45" calcext:value-type="float">
            <text:p>179.450</text:p>
          </table:table-cell>
          <table:table-cell table:formula="of:=MIN([.V7:.V10000])" office:value-type="float" office:value="0.874552494263196" calcext:value-type="float">
            <text:p>0.875</text:p>
          </table:table-cell>
          <table:table-cell table:style-name="ce3" table:formula="of:=MIN([.W7:.W10000])" office:value-type="float" office:value="96.4" calcext:value-type="float">
            <text:p>96.400</text:p>
          </table:table-cell>
          <table:table-cell table:formula="of:=MIN([.X7:.X10000])" office:value-type="float" office:value="0.874552494263196" calcext:value-type="float">
            <text:p>0.875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number-columns-repeated="7"/>
          <table:table-cell table:formula="of:=MAX([.I7:.I1000])" office:value-type="float" office:value="0.367724780125317" calcext:value-type="float">
            <text:p>0.368</text:p>
          </table:table-cell>
          <table:table-cell table:formula="of:=MAX([.J7:.J1000])" office:value-type="float" office:value="1" calcext:value-type="float">
            <text:p>1.000</text:p>
          </table:table-cell>
          <table:table-cell table:style-name="ce3"/>
          <table:table-cell table:style-name="ce3" table:formula="of:=MAX([.L7:.L1000])" office:value-type="float" office:value="0.328463221243696" calcext:value-type="float">
            <text:p>0.328</text:p>
          </table:table-cell>
          <table:table-cell table:formula="of:=MAX([.M7:.M1000])" office:value-type="float" office:value="0.321766753832203" calcext:value-type="float">
            <text:p>0.322</text:p>
          </table:table-cell>
          <table:table-cell table:formula="of:=MAX([.N7:.N1000])" office:value-type="float" office:value="0.995435960422527" calcext:value-type="float">
            <text:p>0.995</text:p>
          </table:table-cell>
          <table:table-cell table:style-name="ce3"/>
          <table:table-cell table:style-name="ce3" table:formula="of:=MAX([.P7:.P1000])" office:value-type="float" office:value="0.336065783279537" calcext:value-type="float">
            <text:p>0.336</text:p>
          </table:table-cell>
          <table:table-cell table:formula="of:=MAX([.Q7:.Q1000])" office:value-type="float" office:value="0.36550735122424" calcext:value-type="float">
            <text:p>0.366</text:p>
          </table:table-cell>
          <table:table-cell table:formula="of:=MAX([.R7:.R1000])" office:value-type="float" office:value="0.999022720081278" calcext:value-type="float">
            <text:p>0.999</text:p>
          </table:table-cell>
          <table:table-cell table:style-name="ce3"/>
          <table:table-cell table:style-name="ce3" table:formula="of:=MAX([.T7:.T1000])" office:value-type="float" office:value="0.340442273397153" calcext:value-type="float">
            <text:p>0.340</text:p>
          </table:table-cell>
          <table:table-cell table:style-name="ce3" table:formula="of:=MAX([.U7:.U1000])" office:value-type="float" office:value="11802.2303030303" calcext:value-type="float">
            <text:p>11802.230</text:p>
          </table:table-cell>
          <table:table-cell table:formula="of:=MAX([.V7:.V1000])" office:value-type="float" office:value="0.995020161317369" calcext:value-type="float">
            <text:p>0.995</text:p>
          </table:table-cell>
          <table:table-cell table:style-name="ce3" table:formula="of:=MAX([.W7:.W1000])" office:value-type="float" office:value="17135.5" calcext:value-type="float">
            <text:p>17135.500</text:p>
          </table:table-cell>
          <table:table-cell table:formula="of:=MAX([.X7:.X1000])" office:value-type="float" office:value="0.995020161317369" calcext:value-type="float">
            <text:p>0.995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Avg</text:p>
          </table:table-cell>
          <table:table-cell table:number-columns-repeated="7"/>
          <table:table-cell table:formula="of:=AVERAGE([.I7:.I10000])" office:value-type="float" office:value="0.295049201316709" calcext:value-type="float">
            <text:p>0.295</text:p>
          </table:table-cell>
          <table:table-cell table:formula="of:=AVERAGE([.J7:.J10000])" office:value-type="float" office:value="0.99456532341721" calcext:value-type="float">
            <text:p>0.995</text:p>
          </table:table-cell>
          <table:table-cell table:style-name="ce3"/>
          <table:table-cell table:style-name="ce3" table:formula="of:=AVERAGE([.L7:.L10000])" office:value-type="float" office:value="-0.0156513897372141" calcext:value-type="float">
            <text:p>-0.016</text:p>
          </table:table-cell>
          <table:table-cell table:formula="of:=AVERAGE([.M7:.M10000])" office:value-type="float" office:value="0.288868666683057" calcext:value-type="float">
            <text:p>0.289</text:p>
          </table:table-cell>
          <table:table-cell table:formula="of:=AVERAGE([.N7:.N10000])" office:value-type="float" office:value="0.990816513501694" calcext:value-type="float">
            <text:p>0.991</text:p>
          </table:table-cell>
          <table:table-cell table:style-name="ce3"/>
          <table:table-cell table:style-name="ce3" table:formula="of:=AVERAGE([.P7:.P10000])" office:value-type="float" office:value="-0.0186865460345466" calcext:value-type="float">
            <text:p>-0.019</text:p>
          </table:table-cell>
          <table:table-cell table:formula="of:=AVERAGE([.Q7:.Q10000])" office:value-type="float" office:value="0.282881792403578" calcext:value-type="float">
            <text:p>0.283</text:p>
          </table:table-cell>
          <table:table-cell table:formula="of:=AVERAGE([.R7:.R10000])" office:value-type="float" office:value="0.987510592866244" calcext:value-type="float">
            <text:p>0.988</text:p>
          </table:table-cell>
          <table:table-cell table:style-name="ce3"/>
          <table:table-cell table:style-name="ce3" table:formula="of:=AVERAGE([.T7:.T10000])" office:value-type="float" office:value="-0.0108384356936133" calcext:value-type="float">
            <text:p>-0.011</text:p>
          </table:table-cell>
          <table:table-cell table:style-name="ce3" table:formula="of:=AVERAGE([.U7:.U10000])" office:value-type="float" office:value="3441.87602495544" calcext:value-type="float">
            <text:p>3441.876</text:p>
          </table:table-cell>
          <table:table-cell table:formula="of:=AVERAGE([.V7:.V10000])" office:value-type="float" office:value="0.971150890532059" calcext:value-type="float">
            <text:p>0.971</text:p>
          </table:table-cell>
          <table:table-cell table:style-name="ce3" table:formula="of:=AVERAGE([.W7:.W10000])" office:value-type="float" office:value="4420.73333333333" calcext:value-type="float">
            <text:p>4420.733</text:p>
          </table:table-cell>
          <table:table-cell table:formula="of:=AVERAGE([.X7:.X10000])" office:value-type="float" office:value="0.966615985764503" calcext:value-type="float">
            <text:p>0.96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18"/>
          <table:table-cell table:style-name="ce4"/>
          <table:table-cell table:number-columns-repeated="1004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7]-[.A$7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7]+1" office:value-type="date" office:date-value="2020-03-05" calcext:value-type="date">
            <text:p>03/05/20</text:p>
          </table:table-cell>
          <table:table-cell table:formula="of:=[.A8]-[.A$7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[.C8]-[.C7]" office:value-type="float" office:value="68" calcext:value-type="float">
            <text:p>68</text:p>
          </table:table-cell>
          <table:table-cell table:number-columns-repeated="4"/>
          <table:table-cell table:formula="of:=SLOPE(LN([.C$7:.C8]); [.B$7:.B8])" office:value-type="float" office:value="0.367724780125317" calcext:value-type="float">
            <text:p>0.368</text:p>
          </table:table-cell>
          <table:table-cell table:formula="of:=RSQ(LN([.C$7:.C8]); [.B$7:.B8])" office:value-type="float" office:value="1" calcext:value-type="float">
            <text:p>1.000</text:p>
          </table:table-cell>
          <table:table-cell table:formula="of:=[.C8]*EXP([.I8])" office:value-type="float" office:value="319.222222222222" calcext:value-type="float">
            <text:p>319.2</text:p>
          </table:table-cell>
          <table:table-cell table:number-columns-repeated="1013"/>
        </table:table-row>
        <table:table-row table:style-name="ro2">
          <table:table-cell table:style-name="ce1" table:formula="of:=[.A8]+1" office:value-type="date" office:date-value="2020-03-06" calcext:value-type="date">
            <text:p>03/06/20</text:p>
          </table:table-cell>
          <table:table-cell table:formula="of:=[.A9]-[.A$7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[.C9]-[.C8]" office:value-type="float" office:value="57" calcext:value-type="float">
            <text:p>57</text:p>
          </table:table-cell>
          <table:table-cell table:number-columns-repeated="4"/>
          <table:table-cell table:formula="of:=SLOPE(LN([.C$7:.C9]); [.B$7:.B9])" office:value-type="float" office:value="0.298591596149101" calcext:value-type="float">
            <text:p>0.299</text:p>
          </table:table-cell>
          <table:table-cell table:formula="of:=RSQ(LN([.C$7:.C9]); [.B$7:.B9])" office:value-type="float" office:value="0.982444836558271" calcext:value-type="float">
            <text:p>0.982</text:p>
          </table:table-cell>
          <table:table-cell table:formula="of:=[.C9]*EXP([.I9])" office:value-type="float" office:value="374.732601832049" calcext:value-type="float">
            <text:p>374.7</text:p>
          </table:table-cell>
          <table:table-cell table:formula="of:=([.C9]-[.K8])/[.K8]" office:value-type="percentage" office:value="-0.129133310128785" calcext:value-type="percentage">
            <text:p>-12.9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07" calcext:value-type="date">
            <text:p>03/07/20</text:p>
          </table:table-cell>
          <table:table-cell table:formula="of:=[.A10]-[.A$7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[.C10]-[.C9]" office:value-type="float" office:value="139" calcext:value-type="float">
            <text:p>139</text:p>
          </table:table-cell>
          <table:table-cell table:number-columns-repeated="4"/>
          <table:table-cell table:formula="of:=SLOPE(LN([.C$7:.C10]); [.B$7:.B10])" office:value-type="float" office:value="0.323740331339198" calcext:value-type="float">
            <text:p>0.324</text:p>
          </table:table-cell>
          <table:table-cell table:formula="of:=RSQ(LN([.C$7:.C10]); [.B$7:.B10])" office:value-type="float" office:value="0.98999787221784" calcext:value-type="float">
            <text:p>0.990</text:p>
          </table:table-cell>
          <table:table-cell table:formula="of:=[.C10]*EXP([.I10])" office:value-type="float" office:value="576.414230922554" calcext:value-type="float">
            <text:p>576.4</text:p>
          </table:table-cell>
          <table:table-cell table:formula="of:=([.C10]-[.K9])/[.K9]" office:value-type="percentage" office:value="0.112793490508453" calcext:value-type="percentage">
            <text:p>11.3%</text:p>
          </table:table-cell>
          <table:table-cell table:number-columns-repeated="4"/>
          <table:table-cell table:formula="of:=SLOPE(LN([.C1:.C10]); [.B1:.B10])" office:value-type="float" office:value="0.323740331339198" calcext:value-type="float">
            <text:p>0.324</text:p>
          </table:table-cell>
          <table:table-cell table:formula="of:=RSQ(LN([.C1:.C10]); [.B1:.B10])" office:value-type="float" office:value="0.98999787221784" calcext:value-type="float">
            <text:p>0.990</text:p>
          </table:table-cell>
          <table:table-cell table:formula="of:=[.C10]*EXP([.Q10])" office:value-type="float" office:value="576.414230922554" calcext:value-type="float">
            <text:p>576.4</text:p>
          </table:table-cell>
          <table:table-cell table:number-columns-repeated="1005"/>
        </table:table-row>
        <table:table-row table:style-name="ro2">
          <table:table-cell table:style-name="ce1" table:formula="of:=[.A10]+1" office:value-type="date" office:date-value="2020-03-08" calcext:value-type="date">
            <text:p>03/08/20</text:p>
          </table:table-cell>
          <table:table-cell table:formula="of:=[.A11]-[.A$7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[.C11]-[.C10]" office:value-type="float" office:value="120" calcext:value-type="float">
            <text:p>120</text:p>
          </table:table-cell>
          <table:table-cell table:number-columns-repeated="4"/>
          <table:table-cell table:formula="of:=SLOPE(LN([.C$7:.C11]); [.B$7:.B11])" office:value-type="float" office:value="0.314604386651391" calcext:value-type="float">
            <text:p>0.315</text:p>
          </table:table-cell>
          <table:table-cell table:formula="of:=RSQ(LN([.C$7:.C11]); [.B$7:.B11])" office:value-type="float" office:value="0.99384557909473" calcext:value-type="float">
            <text:p>0.994</text:p>
          </table:table-cell>
          <table:table-cell table:formula="of:=[.C11]*EXP([.I11])" office:value-type="float" office:value="735.538203685013" calcext:value-type="float">
            <text:p>735.5</text:p>
          </table:table-cell>
          <table:table-cell table:formula="of:=([.C11]-[.K10])/[.K10]" office:value-type="percentage" office:value="-0.0683783099169355" calcext:value-type="percentage">
            <text:p>-6.8%</text:p>
          </table:table-cell>
          <table:table-cell table:number-columns-repeated="4"/>
          <table:table-cell table:formula="of:=SLOPE(LN([.C7:.C11]); [.B7:.B11])" office:value-type="float" office:value="0.314604386651391" calcext:value-type="float">
            <text:p>0.315</text:p>
          </table:table-cell>
          <table:table-cell table:formula="of:=RSQ(LN([.C7:.C11]); [.B7:.B11])" office:value-type="float" office:value="0.99384557909473" calcext:value-type="float">
            <text:p>0.994</text:p>
          </table:table-cell>
          <table:table-cell table:formula="of:=[.C11]*EXP([.Q11])" office:value-type="float" office:value="735.538203685013" calcext:value-type="float">
            <text:p>735.5</text:p>
          </table:table-cell>
          <table:table-cell table:style-name="ce4" table:formula="of:=([.C11]-[.S10])/[.S10]" office:value-type="percentage" office:value="-0.0683783099169355" calcext:value-type="percentage">
            <text:p>-6.8%</text:p>
          </table:table-cell>
          <table:table-cell table:number-columns-repeated="2"/>
          <table:table-cell table:formula="of:=SLOPE([.C7:.C11]; [.B7:.B11])" office:value-type="float" office:value="96.4" calcext:value-type="float">
            <text:p>96.4</text:p>
          </table:table-cell>
          <table:table-cell table:formula="of:=RSQ([.C7:.C11]; [.B7:.B11])" office:value-type="float" office:value="0.968573596484645" calcext:value-type="float">
            <text:p>0.969</text:p>
          </table:table-cell>
          <table:table-cell table:number-columns-repeated="1000"/>
        </table:table-row>
        <table:table-row table:style-name="ro2">
          <table:table-cell table:style-name="ce1" table:formula="of:=[.A11]+1" office:value-type="date" office:date-value="2020-03-09" calcext:value-type="date">
            <text:p>03/09/20</text:p>
          </table:table-cell>
          <table:table-cell table:formula="of:=[.A12]-[.A$7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[.C12]-[.C11]" office:value-type="float" office:value="68" calcext:value-type="float">
            <text:p>68</text:p>
          </table:table-cell>
          <table:table-cell table:number-columns-repeated="4"/>
          <table:table-cell table:formula="of:=SLOPE(LN([.C$7:.C12]); [.B$7:.B12])" office:value-type="float" office:value="0.284083542007815" calcext:value-type="float">
            <text:p>0.284</text:p>
          </table:table-cell>
          <table:table-cell table:formula="of:=RSQ(LN([.C$7:.C12]); [.B$7:.B12])" office:value-type="float" office:value="0.980651917184402" calcext:value-type="float">
            <text:p>0.981</text:p>
          </table:table-cell>
          <table:table-cell table:formula="of:=[.C12]*EXP([.I12])" office:value-type="float" office:value="803.769068782485" calcext:value-type="float">
            <text:p>803.8</text:p>
          </table:table-cell>
          <table:table-cell table:formula="of:=([.C12]-[.K11])/[.K11]" office:value-type="percentage" office:value="-0.177473043590425" calcext:value-type="percentage">
            <text:p>-17.7%</text:p>
          </table:table-cell>
          <table:table-cell table:number-columns-repeated="4"/>
          <table:table-cell table:formula="of:=SLOPE(LN([.C8:.C12]); [.B8:.B12])" office:value-type="float" office:value="0.267250849384441" calcext:value-type="float">
            <text:p>0.267</text:p>
          </table:table-cell>
          <table:table-cell table:formula="of:=RSQ(LN([.C8:.C12]); [.B8:.B12])" office:value-type="float" office:value="0.971102857925694" calcext:value-type="float">
            <text:p>0.971</text:p>
          </table:table-cell>
          <table:table-cell table:formula="of:=[.C12]*EXP([.Q12])" office:value-type="float" office:value="790.352704654943" calcext:value-type="float">
            <text:p>790.4</text:p>
          </table:table-cell>
          <table:table-cell table:style-name="ce4" table:formula="of:=([.C12]-[.S11])/[.S11]" office:value-type="percentage" office:value="-0.177473043590425" calcext:value-type="percentage">
            <text:p>-17.7%</text:p>
          </table:table-cell>
          <table:table-cell table:number-columns-repeated="2"/>
          <table:table-cell table:formula="of:=SLOPE([.C8:.C12]; [.B8:.B12])" office:value-type="float" office:value="102.7" calcext:value-type="float">
            <text:p>102.7</text:p>
          </table:table-cell>
          <table:table-cell table:formula="of:=RSQ([.C8:.C12]; [.B8:.B12])" office:value-type="float" office:value="0.982649680626673" calcext:value-type="float">
            <text:p>0.983</text:p>
          </table:table-cell>
          <table:table-cell table:number-columns-repeated="1000"/>
        </table:table-row>
        <table:table-row table:style-name="ro2">
          <table:table-cell table:style-name="ce1" table:formula="of:=[.A12]+1" office:value-type="date" office:date-value="2020-03-10" calcext:value-type="date">
            <text:p>03/10/20</text:p>
          </table:table-cell>
          <table:table-cell table:formula="of:=[.A13]-[.A$7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[.C13]-[.C12]" office:value-type="float" office:value="354" calcext:value-type="float">
            <text:p>354</text:p>
          </table:table-cell>
          <table:table-cell table:number-columns-repeated="4"/>
          <table:table-cell table:formula="of:=SLOPE(LN([.C$7:.C13]); [.B$7:.B13])" office:value-type="float" office:value="0.292102426939908" calcext:value-type="float">
            <text:p>0.292</text:p>
          </table:table-cell>
          <table:table-cell table:formula="of:=RSQ(LN([.C$7:.C13]); [.B$7:.B13])" office:value-type="float" office:value="0.987245342124912" calcext:value-type="float">
            <text:p>0.987</text:p>
          </table:table-cell>
          <table:table-cell table:formula="of:=[.C13]*EXP([.I13])" office:value-type="float" office:value="1284.33133730788" calcext:value-type="float">
            <text:p>1284.3</text:p>
          </table:table-cell>
          <table:table-cell table:formula="of:=([.C13]-[.K12])/[.K12]" office:value-type="percentage" office:value="0.193128769501732" calcext:value-type="percentage">
            <text:p>19.3%</text:p>
          </table:table-cell>
          <table:table-cell table:number-columns-repeated="4"/>
          <table:table-cell table:formula="of:=SLOPE(LN([.C9:.C13]); [.B9:.B13])" office:value-type="float" office:value="0.284868215861764" calcext:value-type="float">
            <text:p>0.285</text:p>
          </table:table-cell>
          <table:table-cell table:formula="of:=RSQ(LN([.C9:.C13]); [.B9:.B13])" office:value-type="float" office:value="0.967321344360693" calcext:value-type="float">
            <text:p>0.967</text:p>
          </table:table-cell>
          <table:table-cell table:formula="of:=[.C13]*EXP([.Q13])" office:value-type="float" office:value="1275.07373940193" calcext:value-type="float">
            <text:p>1275.1</text:p>
          </table:table-cell>
          <table:table-cell table:style-name="ce4" table:formula="of:=([.C13]-[.S12])/[.S12]" office:value-type="percentage" office:value="0.213382322033915" calcext:value-type="percentage">
            <text:p>21.3%</text:p>
          </table:table-cell>
          <table:table-cell table:number-columns-repeated="2"/>
          <table:table-cell table:formula="of:=SLOPE([.C9:.C13]; [.B9:.B13])" office:value-type="float" office:value="155" calcext:value-type="float">
            <text:p>155.0</text:p>
          </table:table-cell>
          <table:table-cell table:formula="of:=RSQ([.C9:.C13]; [.B9:.B13])" office:value-type="float" office:value="0.917948929562655" calcext:value-type="float">
            <text:p>0.918</text:p>
          </table:table-cell>
          <table:table-cell table:number-columns-repeated="1000"/>
        </table:table-row>
        <table:table-row table:style-name="ro2">
          <table:table-cell table:style-name="ce1" table:formula="of:=[.A13]+1" office:value-type="date" office:date-value="2020-03-11" calcext:value-type="date">
            <text:p>03/11/20</text:p>
          </table:table-cell>
          <table:table-cell table:formula="of:=[.A14]-[.A$7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[.C14]-[.C13]" office:value-type="float" office:value="321" calcext:value-type="float">
            <text:p>321</text:p>
          </table:table-cell>
          <table:table-cell table:number-columns-repeated="3"/>
          <table:table-cell table:formula="of:=[.C14]/[.C7]" office:value-type="float" office:value="8.36601307189543" calcext:value-type="float">
            <text:p>8.4</text:p>
          </table:table-cell>
          <table:table-cell table:formula="of:=SLOPE(LN([.C$7:.C14]); [.B$7:.B14])" office:value-type="float" office:value="0.295162116919139" calcext:value-type="float">
            <text:p>0.295</text:p>
          </table:table-cell>
          <table:table-cell table:formula="of:=RSQ(LN([.C$7:.C14]); [.B$7:.B14])" office:value-type="float" office:value="0.991423951430945" calcext:value-type="float">
            <text:p>0.991</text:p>
          </table:table-cell>
          <table:table-cell table:formula="of:=[.C14]*EXP([.I14])" office:value-type="float" office:value="1719.48047340092" calcext:value-type="float">
            <text:p>1719.5</text:p>
          </table:table-cell>
          <table:table-cell table:formula="of:=([.C14]-[.K13])/[.K13]" office:value-type="percentage" office:value="-0.00337244539789961" calcext:value-type="percentage">
            <text:p>-0.3%</text:p>
          </table:table-cell>
          <table:table-cell table:number-columns-repeated="4"/>
          <table:table-cell table:formula="of:=SLOPE(LN([.C10:.C14]); [.B10:.B14])" office:value-type="float" office:value="0.28229512506043" calcext:value-type="float">
            <text:p>0.282</text:p>
          </table:table-cell>
          <table:table-cell table:formula="of:=RSQ(LN([.C10:.C14]); [.B10:.B14])" office:value-type="float" office:value="0.968061338940812" calcext:value-type="float">
            <text:p>0.968</text:p>
          </table:table-cell>
          <table:table-cell table:formula="of:=[.C14]*EXP([.Q14])" office:value-type="float" office:value="1697.49766176537" calcext:value-type="float">
            <text:p>1697.5</text:p>
          </table:table-cell>
          <table:table-cell table:style-name="ce4" table:formula="of:=([.C14]-[.S13])/[.S13]" office:value-type="percentage" office:value="0.00386351035696035" calcext:value-type="percentage">
            <text:p>0.4%</text:p>
          </table:table-cell>
          <table:table-cell table:number-columns-repeated="2"/>
          <table:table-cell table:formula="of:=SLOPE([.C10:.C14]; [.B10:.B14])" office:value-type="float" office:value="214.8" calcext:value-type="float">
            <text:p>214.8</text:p>
          </table:table-cell>
          <table:table-cell table:formula="of:=RSQ([.C10:.C14]; [.B10:.B14])" office:value-type="float" office:value="0.920198355335586" calcext:value-type="float">
            <text:p>0.920</text:p>
          </table:table-cell>
          <table:table-cell table:number-columns-repeated="1000"/>
        </table:table-row>
        <table:table-row table:style-name="ro2">
          <table:table-cell table:style-name="ce1" table:formula="of:=[.A14]+1" office:value-type="date" office:date-value="2020-03-12" calcext:value-type="date">
            <text:p>03/12/20</text:p>
          </table:table-cell>
          <table:table-cell table:formula="of:=[.A15]-[.A$7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[.C15]-[.C14]" office:value-type="float" office:value="383" calcext:value-type="float">
            <text:p>383</text:p>
          </table:table-cell>
          <table:table-cell table:number-columns-repeated="2"/>
          <table:table-cell table:formula="of:=[.C15]/[.C7]" office:value-type="float" office:value="10.8692810457516" calcext:value-type="float">
            <text:p>10.9</text:p>
          </table:table-cell>
          <table:table-cell table:formula="of:=[.C15]/[.C8]" office:value-type="float" office:value="7.52488687782805" calcext:value-type="float">
            <text:p>7.5</text:p>
          </table:table-cell>
          <table:table-cell table:formula="of:=SLOPE(LN([.C$7:.C15]); [.B$7:.B15])" office:value-type="float" office:value="0.294363372600122" calcext:value-type="float">
            <text:p>0.294</text:p>
          </table:table-cell>
          <table:table-cell table:formula="of:=RSQ(LN([.C$7:.C15]); [.B$7:.B15])" office:value-type="float" office:value="0.993931798924267" calcext:value-type="float">
            <text:p>0.994</text:p>
          </table:table-cell>
          <table:table-cell table:formula="of:=[.C15]*EXP([.I15])" office:value-type="float" office:value="2232.19760389404" calcext:value-type="float">
            <text:p>2232.2</text:p>
          </table:table-cell>
          <table:table-cell table:formula="of:=([.C15]-[.K14])/[.K14]" office:value-type="percentage" office:value="-0.0328474061058737" calcext:value-type="percentage">
            <text:p>-3.3%</text:p>
          </table:table-cell>
          <table:table-cell table:formula="of:=SLOPE(LN([.C1:.C15]); [.B1:.B15])" office:value-type="float" office:value="0.294363372600122" calcext:value-type="float">
            <text:p>0.294</text:p>
          </table:table-cell>
          <table:table-cell table:formula="of:=RSQ(LN([.C1:.C15]); [.B1:.B15])" office:value-type="float" office:value="0.993931798924267" calcext:value-type="float">
            <text:p>0.994</text:p>
          </table:table-cell>
          <table:table-cell table:formula="of:=[.C15]*EXP([.M15])" office:value-type="float" office:value="2232.19760389404" calcext:value-type="float">
            <text:p>2232.2</text:p>
          </table:table-cell>
          <table:table-cell/>
          <table:table-cell table:formula="of:=SLOPE(LN([.C11:.C15]); [.B11:.B15])" office:value-type="float" office:value="0.301014766825095" calcext:value-type="float">
            <text:p>0.301</text:p>
          </table:table-cell>
          <table:table-cell table:formula="of:=RSQ(LN([.C11:.C15]); [.B11:.B15])" office:value-type="float" office:value="0.977689071542984" calcext:value-type="float">
            <text:p>0.978</text:p>
          </table:table-cell>
          <table:table-cell table:formula="of:=[.C15]*EXP([.Q15])" office:value-type="float" office:value="2247.09431718147" calcext:value-type="float">
            <text:p>2247.1</text:p>
          </table:table-cell>
          <table:table-cell table:style-name="ce4" table:formula="of:=([.C15]-[.S14])/[.S14]" office:value-type="percentage" office:value="-0.0203226564268079" calcext:value-type="percentage">
            <text:p>-2.0%</text:p>
          </table:table-cell>
          <table:table-cell table:formula="of:=SLOPE([.C1:.C15]; [.B1:.B15])" office:value-type="float" office:value="179.45" calcext:value-type="float">
            <text:p>179.5</text:p>
          </table:table-cell>
          <table:table-cell table:formula="of:=RSQ([.C11:.C15]; [.B11:.B15])" office:value-type="float" office:value="0.962992583207367" calcext:value-type="float">
            <text:p>0.963</text:p>
          </table:table-cell>
          <table:table-cell table:formula="of:=SLOPE([.C11:.C15]; [.B11:.B15])" office:value-type="float" office:value="292.7" calcext:value-type="float">
            <text:p>292.7</text:p>
          </table:table-cell>
          <table:table-cell table:formula="of:=RSQ([.C11:.C15]; [.B11:.B15])" office:value-type="float" office:value="0.962992583207367" calcext:value-type="float">
            <text:p>0.963</text:p>
          </table:table-cell>
          <table:table-cell table:number-columns-repeated="1000"/>
        </table:table-row>
        <table:table-row table:style-name="ro2">
          <table:table-cell table:style-name="ce1" table:formula="of:=[.A15]+1" office:value-type="date" office:date-value="2020-03-13" calcext:value-type="date">
            <text:p>03/13/20</text:p>
          </table:table-cell>
          <table:table-cell table:formula="of:=[.A16]-[.A$7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[.C16]-[.C15]" office:value-type="float" office:value="516" calcext:value-type="float">
            <text:p>516</text:p>
          </table:table-cell>
          <table:table-cell/>
          <table:table-cell table:formula="of:=[.C16]/[.C7]" office:value-type="float" office:value="14.2418300653595" calcext:value-type="float">
            <text:p>14.2</text:p>
          </table:table-cell>
          <table:table-cell table:formula="of:=[.C16]/[.C8]" office:value-type="float" office:value="9.85972850678733" calcext:value-type="float">
            <text:p>9.9</text:p>
          </table:table-cell>
          <table:table-cell table:formula="of:=[.C16]/[.C9]" office:value-type="float" office:value="7.83812949640288" calcext:value-type="float">
            <text:p>7.8</text:p>
          </table:table-cell>
          <table:table-cell table:formula="of:=SLOPE(LN([.C$7:.C16]); [.B$7:.B16])" office:value-type="float" office:value="0.292641074573254" calcext:value-type="float">
            <text:p>0.293</text:p>
          </table:table-cell>
          <table:table-cell table:formula="of:=RSQ(LN([.C$7:.C16]); [.B$7:.B16])" office:value-type="float" office:value="0.995435960422527" calcext:value-type="float">
            <text:p>0.995</text:p>
          </table:table-cell>
          <table:table-cell table:formula="of:=[.C16]*EXP([.I16])" office:value-type="float" office:value="2919.77667016708" calcext:value-type="float">
            <text:p>2919.8</text:p>
          </table:table-cell>
          <table:table-cell table:formula="of:=([.C16]-[.K15])/[.K15]" office:value-type="percentage" office:value="-0.0238319420293444" calcext:value-type="percentage">
            <text:p>-2.4%</text:p>
          </table:table-cell>
          <table:table-cell table:formula="of:=SLOPE(LN([.C7:.C16]); [.B7:.B16])" office:value-type="float" office:value="0.292641074573254" calcext:value-type="float">
            <text:p>0.293</text:p>
          </table:table-cell>
          <table:table-cell table:style-name="ce7" table:formula="of:=RSQ(LN([.C7:.C16]); [.B7:.B16])" office:value-type="float" office:value="0.995435960422527" calcext:value-type="float">
            <text:p>0.995</text:p>
          </table:table-cell>
          <table:table-cell table:formula="of:=[.C16]*EXP([.M16])" office:value-type="float" office:value="2919.77667016708" calcext:value-type="float">
            <text:p>2919.8</text:p>
          </table:table-cell>
          <table:table-cell table:formula="of:=([.C16]-[.O15])/[.O15]" office:value-type="percentage" office:value="-0.0238319420293444" calcext:value-type="percentage">
            <text:p>-2.4%</text:p>
          </table:table-cell>
          <table:table-cell table:formula="of:=SLOPE(LN([.C12:.C16]); [.B12:.B16])" office:value-type="float" office:value="0.311327315813705" calcext:value-type="float">
            <text:p>0.311</text:p>
          </table:table-cell>
          <table:table-cell table:formula="of:=RSQ(LN([.C12:.C16]); [.B12:.B16])" office:value-type="float" office:value="0.98445471637833" calcext:value-type="float">
            <text:p>0.984</text:p>
          </table:table-cell>
          <table:table-cell table:formula="of:=[.C16]*EXP([.Q16])" office:value-type="float" office:value="2974.84926883491" calcext:value-type="float">
            <text:p>2974.8</text:p>
          </table:table-cell>
          <table:table-cell table:style-name="ce4" table:formula="of:=([.C16]-[.S15])/[.S15]" office:value-type="percentage" office:value="-0.0303032750609619" calcext:value-type="percentage">
            <text:p>-3.0%</text:p>
          </table:table-cell>
          <table:table-cell table:formula="of:=SLOPE([.C7:.C16]; [.B7:.B16])" office:value-type="float" office:value="212.315151515152" calcext:value-type="float">
            <text:p>212.3</text:p>
          </table:table-cell>
          <table:table-cell table:formula="of:=RSQ([.C12:.C16]; [.B12:.B16])" office:value-type="float" office:value="0.991045666140884" calcext:value-type="float">
            <text:p>0.991</text:p>
          </table:table-cell>
          <table:table-cell table:formula="of:=SLOPE([.C12:.C16]; [.B12:.B16])" office:value-type="float" office:value="385.2" calcext:value-type="float">
            <text:p>385.2</text:p>
          </table:table-cell>
          <table:table-cell table:formula="of:=RSQ([.C12:.C16]; [.B12:.B16])" office:value-type="float" office:value="0.991045666140884" calcext:value-type="float">
            <text:p>0.991</text:p>
          </table:table-cell>
          <table:table-cell table:number-columns-repeated="1000"/>
        </table:table-row>
        <table:table-row table:style-name="ro2">
          <table:table-cell table:style-name="ce1" table:formula="of:=[.A16]+1" office:value-type="date" office:date-value="2020-03-14" calcext:value-type="date">
            <text:p>03/14/20</text:p>
          </table:table-cell>
          <table:table-cell table:formula="of:=[.A17]-[.A$7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[.C17]-[.C16]" office:value-type="float" office:value="547" calcext:value-type="float">
            <text:p>547</text:p>
          </table:table-cell>
          <table:table-cell table:formula="of:=[.C17]/[.C7]" office:value-type="float" office:value="17.8169934640523" calcext:value-type="float">
            <text:p>17.8</text:p>
          </table:table-cell>
          <table:table-cell table:formula="of:=[.C17]/[.C8]" office:value-type="float" office:value="12.3348416289593" calcext:value-type="float">
            <text:p>12.3</text:p>
          </table:table-cell>
          <table:table-cell table:formula="of:=[.C17]/[.C9]" office:value-type="float" office:value="9.80575539568345" calcext:value-type="float">
            <text:p>9.8</text:p>
          </table:table-cell>
          <table:table-cell table:formula="of:=[.C17]/[.C10]" office:value-type="float" office:value="6.53717026378897" calcext:value-type="float">
            <text:p>6.5</text:p>
          </table:table-cell>
          <table:table-cell table:formula="of:=SLOPE(LN([.C$7:.C17]); [.B$7:.B17])" office:value-type="float" office:value="0.288580193955808" calcext:value-type="float">
            <text:p>0.289</text:p>
          </table:table-cell>
          <table:table-cell table:formula="of:=RSQ(LN([.C$7:.C17]); [.B$7:.B17])" office:value-type="float" office:value="0.995886746922992" calcext:value-type="float">
            <text:p>0.996</text:p>
          </table:table-cell>
          <table:table-cell table:formula="of:=[.C17]*EXP([.I17])" office:value-type="float" office:value="3637.9325053004" calcext:value-type="float">
            <text:p>3637.9</text:p>
          </table:table-cell>
          <table:table-cell table:formula="of:=([.C17]-[.K16])/[.K16]" office:value-type="percentage" office:value="-0.0663669492762919" calcext:value-type="percentage">
            <text:p>-6.6%</text:p>
          </table:table-cell>
          <table:table-cell table:formula="of:=SLOPE(LN([.C8:.C17]); [.B8:.B17])" office:value-type="float" office:value="0.284895929917964" calcext:value-type="float">
            <text:p>0.285</text:p>
          </table:table-cell>
          <table:table-cell table:style-name="ce7" table:formula="of:=RSQ(LN([.C8:.C17]); [.B8:.B17])" office:value-type="float" office:value="0.995043291747817" calcext:value-type="float">
            <text:p>0.995</text:p>
          </table:table-cell>
          <table:table-cell table:formula="of:=[.C17]*EXP([.M17])" office:value-type="float" office:value="3624.55406139193" calcext:value-type="float">
            <text:p>3624.6</text:p>
          </table:table-cell>
          <table:table-cell table:formula="of:=([.C17]-[.O16])/[.O16]" office:value-type="percentage" office:value="-0.0663669492762919" calcext:value-type="percentage">
            <text:p>-6.6%</text:p>
          </table:table-cell>
          <table:table-cell table:formula="of:=SLOPE(LN([.C13:.C17]); [.B13:.B17])" office:value-type="float" office:value="0.262140505277704" calcext:value-type="float">
            <text:p>0.262</text:p>
          </table:table-cell>
          <table:table-cell table:formula="of:=RSQ(LN([.C13:.C17]); [.B13:.B17])" office:value-type="float" office:value="0.998257028397812" calcext:value-type="float">
            <text:p>0.998</text:p>
          </table:table-cell>
          <table:table-cell table:formula="of:=[.C17]*EXP([.Q17])" office:value-type="float" office:value="3543.00713089241" calcext:value-type="float">
            <text:p>3543.0</text:p>
          </table:table-cell>
          <table:table-cell table:style-name="ce4" table:formula="of:=([.C17]-[.S16])/[.S16]" office:value-type="percentage" office:value="-0.0836510513127192" calcext:value-type="percentage">
            <text:p>-8.4%</text:p>
          </table:table-cell>
          <table:table-cell table:formula="of:=SLOPE([.C8:.C17]; [.B8:.B17])" office:value-type="float" office:value="270.69696969697" calcext:value-type="float">
            <text:p>270.7</text:p>
          </table:table-cell>
          <table:table-cell table:formula="of:=RSQ([.C13:.C17]; [.B13:.B17])" office:value-type="float" office:value="0.98745385447651" calcext:value-type="float">
            <text:p>0.987</text:p>
          </table:table-cell>
          <table:table-cell table:formula="of:=SLOPE([.C13:.C17]; [.B13:.B17])" office:value-type="float" office:value="443.3" calcext:value-type="float">
            <text:p>443.3</text:p>
          </table:table-cell>
          <table:table-cell table:formula="of:=RSQ([.C13:.C17]; [.B13:.B17])" office:value-type="float" office:value="0.98745385447651" calcext:value-type="float">
            <text:p>0.987</text:p>
          </table:table-cell>
          <table:table-cell table:number-columns-repeated="1000"/>
        </table:table-row>
        <table:table-row table:style-name="ro2">
          <table:table-cell table:style-name="ce1" table:formula="of:=[.A17]+1" office:value-type="date" office:date-value="2020-03-15" calcext:value-type="date">
            <text:p>03/15/20</text:p>
          </table:table-cell>
          <table:table-cell table:formula="of:=[.A18]-[.A$7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[.C18]-[.C17]" office:value-type="float" office:value="773" calcext:value-type="float">
            <text:p>773</text:p>
          </table:table-cell>
          <table:table-cell table:formula="of:=[.C18]/[.C8]" office:value-type="float" office:value="15.8325791855204" calcext:value-type="float">
            <text:p>15.8</text:p>
          </table:table-cell>
          <table:table-cell table:formula="of:=[.C18]/[.C9]" office:value-type="float" office:value="12.5863309352518" calcext:value-type="float">
            <text:p>12.6</text:p>
          </table:table-cell>
          <table:table-cell table:formula="of:=[.C18]/[.C10]" office:value-type="float" office:value="8.39088729016787" calcext:value-type="float">
            <text:p>8.4</text:p>
          </table:table-cell>
          <table:table-cell table:formula="of:=[.C18]/[.C11]" office:value-type="float" office:value="6.51582867783985" calcext:value-type="float">
            <text:p>6.5</text:p>
          </table:table-cell>
          <table:table-cell table:formula="of:=SLOPE(LN([.C$7:.C18]); [.B$7:.B18])" office:value-type="float" office:value="0.284739750759412" calcext:value-type="float">
            <text:p>0.285</text:p>
          </table:table-cell>
          <table:table-cell table:formula="of:=RSQ(LN([.C$7:.C18]); [.B$7:.B18])" office:value-type="float" office:value="0.996145146969917" calcext:value-type="float">
            <text:p>0.996</text:p>
          </table:table-cell>
          <table:table-cell table:formula="of:=[.C18]*EXP([.I18])" office:value-type="float" office:value="4651.62659656755" calcext:value-type="float">
            <text:p>4651.6</text:p>
          </table:table-cell>
          <table:table-cell table:formula="of:=([.C18]-[.K17])/[.K17]" office:value-type="percentage" office:value="-0.0381899623200748" calcext:value-type="percentage">
            <text:p>-3.8%</text:p>
          </table:table-cell>
          <table:table-cell table:formula="of:=SLOPE(LN([.C9:.C18]); [.B9:.B18])" office:value-type="float" office:value="0.280371658721166" calcext:value-type="float">
            <text:p>0.280</text:p>
          </table:table-cell>
          <table:table-cell table:formula="of:=RSQ(LN([.C9:.C18]); [.B9:.B18])" office:value-type="float" office:value="0.994151160651683" calcext:value-type="float">
            <text:p>0.994</text:p>
          </table:table-cell>
          <table:table-cell table:formula="of:=[.C18]*EXP([.M18])" office:value-type="float" office:value="4631.3521759705" calcext:value-type="float">
            <text:p>4631.4</text:p>
          </table:table-cell>
          <table:table-cell table:formula="of:=([.C18]-[.O17])/[.O17]" office:value-type="percentage" office:value="-0.0346398644537562" calcext:value-type="percentage">
            <text:p>-3.5%</text:p>
          </table:table-cell>
          <table:table-cell table:formula="of:=SLOPE(LN([.C14:.C18]); [.B14:.B18])" office:value-type="float" office:value="0.25054464039716" calcext:value-type="float">
            <text:p>0.251</text:p>
          </table:table-cell>
          <table:table-cell table:style-name="ce7" table:formula="of:=RSQ(LN([.C14:.C18]); [.B14:.B18])" office:value-type="float" office:value="0.999022720081278" calcext:value-type="float">
            <text:p>0.999</text:p>
          </table:table-cell>
          <table:table-cell table:formula="of:=[.C18]*EXP([.Q18])" office:value-type="float" office:value="4495.25256253193" calcext:value-type="float">
            <text:p>4495.3</text:p>
          </table:table-cell>
          <table:table-cell table:style-name="ce4" table:formula="of:=([.C18]-[.S17])/[.S17]" office:value-type="percentage" office:value="-0.0124208417501348" calcext:value-type="percentage">
            <text:p>-1.2%</text:p>
          </table:table-cell>
          <table:table-cell table:formula="of:=SLOPE([.C9:.C18]; [.B9:.B18])" office:value-type="float" office:value="344.587878787879" calcext:value-type="float">
            <text:p>344.6</text:p>
          </table:table-cell>
          <table:table-cell table:formula="of:=RSQ([.C14:.C18]; [.B14:.B18])" office:value-type="float" office:value="0.984031927365368" calcext:value-type="float">
            <text:p>0.984</text:p>
          </table:table-cell>
          <table:table-cell table:formula="of:=SLOPE([.C14:.C18]; [.B14:.B18])" office:value-type="float" office:value="550.1" calcext:value-type="float">
            <text:p>550.1</text:p>
          </table:table-cell>
          <table:table-cell table:formula="of:=RSQ([.C14:.C18]; [.B14:.B18])" office:value-type="float" office:value="0.984031927365368" calcext:value-type="float">
            <text:p>0.984</text:p>
          </table:table-cell>
          <table:table-cell table:number-columns-repeated="1000"/>
        </table:table-row>
        <table:table-row table:style-name="ro2">
          <table:table-cell table:style-name="ce1" table:formula="of:=[.A18]+1" office:value-type="date" office:date-value="2020-03-16" calcext:value-type="date">
            <text:p>03/16/20</text:p>
          </table:table-cell>
          <table:table-cell table:formula="of:=[.A19]-[.A$7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[.C19]-[.C18]" office:value-type="float" office:value="1133" calcext:value-type="float">
            <text:p>1133</text:p>
          </table:table-cell>
          <table:table-cell table:formula="of:=[.C19]/[.C9]" office:value-type="float" office:value="16.6618705035971" calcext:value-type="float">
            <text:p>16.7</text:p>
          </table:table-cell>
          <table:table-cell table:formula="of:=[.C19]/[.C10]" office:value-type="float" office:value="11.1079136690647" calcext:value-type="float">
            <text:p>11.1</text:p>
          </table:table-cell>
          <table:table-cell table:formula="of:=[.C19]/[.C11]" office:value-type="float" office:value="8.62569832402235" calcext:value-type="float">
            <text:p>8.6</text:p>
          </table:table-cell>
          <table:table-cell table:formula="of:=[.C19]/[.C12]" office:value-type="float" office:value="7.65619834710744" calcext:value-type="float">
            <text:p>7.7</text:p>
          </table:table-cell>
          <table:table-cell table:formula="of:=SLOPE(LN([.C$7:.C19]); [.B$7:.B19])" office:value-type="float" office:value="0.282279211776724" calcext:value-type="float">
            <text:p>0.282</text:p>
          </table:table-cell>
          <table:table-cell table:formula="of:=RSQ(LN([.C$7:.C19]); [.B$7:.B19])" office:value-type="float" office:value="0.996638967428813" calcext:value-type="float">
            <text:p>0.997</text:p>
          </table:table-cell>
          <table:table-cell table:formula="of:=[.C19]*EXP([.I19])" office:value-type="float" office:value="6142.72191185914" calcext:value-type="float">
            <text:p>6142.7</text:p>
          </table:table-cell>
          <table:table-cell table:formula="of:=([.C19]-[.K18])/[.K18]" office:value-type="percentage" office:value="-0.00421929752100832" calcext:value-type="percentage">
            <text:p>-0.4%</text:p>
          </table:table-cell>
          <table:table-cell table:formula="of:=SLOPE(LN([.C10:.C19]); [.B10:.B19])" office:value-type="float" office:value="0.272965609913267" calcext:value-type="float">
            <text:p>0.273</text:p>
          </table:table-cell>
          <table:table-cell table:style-name="ce7" table:formula="of:=RSQ(LN([.C10:.C19]); [.B10:.B19])" office:value-type="float" office:value="0.994744069573397" calcext:value-type="float">
            <text:p>0.995</text:p>
          </table:table-cell>
          <table:table-cell table:formula="of:=[.C19]*EXP([.M19])" office:value-type="float" office:value="6085.7766400429" calcext:value-type="float">
            <text:p>6085.8</text:p>
          </table:table-cell>
          <table:table-cell table:formula="of:=([.C19]-[.O18])/[.O18]" office:value-type="percentage" office:value="0.000139877945984479" calcext:value-type="percentage">
            <text:p>0.0%</text:p>
          </table:table-cell>
          <table:table-cell table:formula="of:=SLOPE(LN([.C15:.C19]); [.B15:.B19])" office:value-type="float" office:value="0.252234223754287" calcext:value-type="float">
            <text:p>0.252</text:p>
          </table:table-cell>
          <table:table-cell table:style-name="ce7" table:formula="of:=RSQ(LN([.C15:.C19]); [.B15:.B19])" office:value-type="float" office:value="0.998726465537891" calcext:value-type="float">
            <text:p>0.999</text:p>
          </table:table-cell>
          <table:table-cell table:formula="of:=[.C19]*EXP([.Q19])" office:value-type="float" office:value="5960.90886766008" calcext:value-type="float">
            <text:p>5960.9</text:p>
          </table:table-cell>
          <table:table-cell table:style-name="ce4" table:formula="of:=([.C19]-[.S18])/[.S18]" office:value-type="percentage" office:value="0.0304204125498667" calcext:value-type="percentage">
            <text:p>3.0%</text:p>
          </table:table-cell>
          <table:table-cell table:formula="of:=SLOPE([.C10:.C19]; [.B10:.B19])" office:value-type="float" office:value="444.345454545455" calcext:value-type="float">
            <text:p>444.3</text:p>
          </table:table-cell>
          <table:table-cell table:formula="of:=RSQ([.C15:.C19]; [.B15:.B19])" office:value-type="float" office:value="0.969962313322276" calcext:value-type="float">
            <text:p>0.970</text:p>
          </table:table-cell>
          <table:table-cell table:formula="of:=SLOPE([.C15:.C19]; [.B15:.B19])" office:value-type="float" office:value="725.8" calcext:value-type="float">
            <text:p>725.8</text:p>
          </table:table-cell>
          <table:table-cell table:formula="of:=RSQ([.C15:.C19]; [.B15:.B19])" office:value-type="float" office:value="0.969962313322276" calcext:value-type="float">
            <text:p>0.970</text:p>
          </table:table-cell>
          <table:table-cell table:number-columns-repeated="1000"/>
        </table:table-row>
        <table:table-row table:style-name="ro2">
          <table:table-cell table:style-name="ce1" table:formula="of:=[.A19]+1" office:value-type="date" office:date-value="2020-03-17" calcext:value-type="date">
            <text:p>03/17/20</text:p>
          </table:table-cell>
          <table:table-cell table:formula="of:=[.A20]-[.A$7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[.C20]-[.C19]" office:value-type="float" office:value="1789" calcext:value-type="float">
            <text:p>1789</text:p>
          </table:table-cell>
          <table:table-cell table:formula="of:=[.C20]/[.C10]" office:value-type="float" office:value="15.3980815347722" calcext:value-type="float">
            <text:p>15.4</text:p>
          </table:table-cell>
          <table:table-cell table:formula="of:=[.C20]/[.C11]" office:value-type="float" office:value="11.9571694599628" calcext:value-type="float">
            <text:p>12.0</text:p>
          </table:table-cell>
          <table:table-cell table:formula="of:=[.C20]/[.C12]" office:value-type="float" office:value="10.6132231404959" calcext:value-type="float">
            <text:p>10.6</text:p>
          </table:table-cell>
          <table:table-cell table:formula="of:=[.C20]/[.C13]" office:value-type="float" office:value="6.69551616266945" calcext:value-type="float">
            <text:p>6.7</text:p>
          </table:table-cell>
          <table:table-cell table:formula="of:=SLOPE(LN([.C$7:.C20]); [.B$7:.B20])" office:value-type="float" office:value="0.281998470609449" calcext:value-type="float">
            <text:p>0.282</text:p>
          </table:table-cell>
          <table:table-cell table:formula="of:=RSQ(LN([.C$7:.C20]); [.B$7:.B20])" office:value-type="float" office:value="0.997300076739255" calcext:value-type="float">
            <text:p>0.997</text:p>
          </table:table-cell>
          <table:table-cell table:formula="of:=[.C20]*EXP([.I20])" office:value-type="float" office:value="8512.81214161078" calcext:value-type="float">
            <text:p>8512.8</text:p>
          </table:table-cell>
          <table:table-cell table:formula="of:=([.C20]-[.K19])/[.K19]" office:value-type="percentage" office:value="0.0453020814117618" calcext:value-type="percentage">
            <text:p>4.5%</text:p>
          </table:table-cell>
          <table:table-cell table:formula="of:=SLOPE(LN([.C11:.C20]); [.B11:.B20])" office:value-type="float" office:value="0.276305843135285" calcext:value-type="float">
            <text:p>0.276</text:p>
          </table:table-cell>
          <table:table-cell table:style-name="ce7" table:formula="of:=RSQ(LN([.C11:.C20]); [.B11:.B20])" office:value-type="float" office:value="0.99497466147736" calcext:value-type="float">
            <text:p>0.995</text:p>
          </table:table-cell>
          <table:table-cell table:formula="of:=[.C20]*EXP([.M20])" office:value-type="float" office:value="8464.48954509645" calcext:value-type="float">
            <text:p>8464.5</text:p>
          </table:table-cell>
          <table:table-cell table:formula="of:=([.C20]-[.O19])/[.O19]" office:value-type="percentage" office:value="0.0550830863149675" calcext:value-type="percentage">
            <text:p>5.5%</text:p>
          </table:table-cell>
          <table:table-cell table:formula="of:=SLOPE(LN([.C16:.C20]); [.B16:.B20])" office:value-type="float" office:value="0.269156903269521" calcext:value-type="float">
            <text:p>0.269</text:p>
          </table:table-cell>
          <table:table-cell table:formula="of:=RSQ(LN([.C16:.C20]); [.B16:.B20])" office:value-type="float" office:value="0.994475128020329" calcext:value-type="float">
            <text:p>0.994</text:p>
          </table:table-cell>
          <table:table-cell table:formula="of:=[.C20]*EXP([.Q20])" office:value-type="float" office:value="8404.19320260606" calcext:value-type="float">
            <text:p>8404.2</text:p>
          </table:table-cell>
          <table:table-cell table:style-name="ce4" table:formula="of:=([.C20]-[.S19])/[.S19]" office:value-type="percentage" office:value="0.077184728462478" calcext:value-type="percentage">
            <text:p>7.7%</text:p>
          </table:table-cell>
          <table:table-cell table:formula="of:=SLOPE([.C11:.C20]; [.B11:.B20])" office:value-type="float" office:value="598.175757575758" calcext:value-type="float">
            <text:p>598.2</text:p>
          </table:table-cell>
          <table:table-cell table:formula="of:=RSQ([.C16:.C20]; [.B16:.B20])" office:value-type="float" office:value="0.947628776075787" calcext:value-type="float">
            <text:p>0.948</text:p>
          </table:table-cell>
          <table:table-cell table:formula="of:=SLOPE([.C16:.C20]; [.B16:.B20])" office:value-type="float" office:value="1039" calcext:value-type="float">
            <text:p>1039.0</text:p>
          </table:table-cell>
          <table:table-cell table:formula="of:=RSQ([.C16:.C20]; [.B16:.B20])" office:value-type="float" office:value="0.947628776075787" calcext:value-type="float">
            <text:p>0.948</text:p>
          </table:table-cell>
          <table:table-cell table:number-columns-repeated="1000"/>
        </table:table-row>
        <table:table-row table:style-name="ro2">
          <table:table-cell table:style-name="ce1" table:formula="of:=[.A20]+1" office:value-type="date" office:date-value="2020-03-18" calcext:value-type="date">
            <text:p>03/18/20</text:p>
          </table:table-cell>
          <table:table-cell table:formula="of:=[.A21]-[.A$7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[.C21]-[.C20]" office:value-type="float" office:value="1365" calcext:value-type="float">
            <text:p>1365</text:p>
          </table:table-cell>
          <table:table-cell table:formula="of:=[.C21]/[.C11]" office:value-type="float" office:value="14.4990689013035" calcext:value-type="float">
            <text:p>14.5</text:p>
          </table:table-cell>
          <table:table-cell table:formula="of:=[.C21]/[.C12]" office:value-type="float" office:value="12.8694214876033" calcext:value-type="float">
            <text:p>12.9</text:p>
          </table:table-cell>
          <table:table-cell table:formula="of:=[.C21]/[.C13]" office:value-type="float" office:value="8.11887382690302" calcext:value-type="float">
            <text:p>8.1</text:p>
          </table:table-cell>
          <table:table-cell table:formula="of:=[.C21]/[.C14]" office:value-type="float" office:value="6.0828125" calcext:value-type="float">
            <text:p>6.1</text:p>
          </table:table-cell>
          <table:table-cell table:formula="of:=SLOPE(LN([.C$7:.C21]); [.B$7:.B21])" office:value-type="float" office:value="0.279584861594893" calcext:value-type="float">
            <text:p>0.280</text:p>
          </table:table-cell>
          <table:table-cell table:formula="of:=RSQ(LN([.C$7:.C21]); [.B$7:.B21])" office:value-type="float" office:value="0.997445827045265" calcext:value-type="float">
            <text:p>0.997</text:p>
          </table:table-cell>
          <table:table-cell table:formula="of:=[.C21]*EXP([.I21])" office:value-type="float" office:value="10297.6128967973" calcext:value-type="float">
            <text:p>10297.6</text:p>
          </table:table-cell>
          <table:table-cell table:formula="of:=([.C21]-[.K20])/[.K20]" office:value-type="percentage" office:value="-0.0853786186656361" calcext:value-type="percentage">
            <text:p>-8.5%</text:p>
          </table:table-cell>
          <table:table-cell table:formula="of:=SLOPE(LN([.C12:.C21]); [.B12:.B21])" office:value-type="float" office:value="0.273878350122196" calcext:value-type="float">
            <text:p>0.274</text:p>
          </table:table-cell>
          <table:table-cell table:formula="of:=RSQ(LN([.C12:.C21]); [.B12:.B21])" office:value-type="float" office:value="0.994393633525536" calcext:value-type="float">
            <text:p>0.994</text:p>
          </table:table-cell>
          <table:table-cell table:formula="of:=[.C21]*EXP([.M21])" office:value-type="float" office:value="10239.0167993231" calcext:value-type="float">
            <text:p>10239.0</text:p>
          </table:table-cell>
          <table:table-cell table:formula="of:=([.C21]-[.O20])/[.O20]" office:value-type="percentage" office:value="-0.0801571720871824" calcext:value-type="percentage">
            <text:p>-8.0%</text:p>
          </table:table-cell>
          <table:table-cell table:formula="of:=SLOPE(LN([.C17:.C21]); [.B17:.B21])" office:value-type="float" office:value="0.270608048725421" calcext:value-type="float">
            <text:p>0.271</text:p>
          </table:table-cell>
          <table:table-cell table:formula="of:=RSQ(LN([.C17:.C21]); [.B17:.B21])" office:value-type="float" office:value="0.995129732156832" calcext:value-type="float">
            <text:p>0.995</text:p>
          </table:table-cell>
          <table:table-cell table:formula="of:=[.C21]*EXP([.Q21])" office:value-type="float" office:value="10205.5868212288" calcext:value-type="float">
            <text:p>10205.6</text:p>
          </table:table-cell>
          <table:table-cell table:style-name="ce4" table:formula="of:=([.C21]-[.S20])/[.S20]" office:value-type="percentage" office:value="-0.073557709550795" calcext:value-type="percentage">
            <text:p>-7.4%</text:p>
          </table:table-cell>
          <table:table-cell table:formula="of:=SLOPE([.C12:.C21]; [.B12:.B21])" office:value-type="float" office:value="761.684848484848" calcext:value-type="float">
            <text:p>761.7</text:p>
          </table:table-cell>
          <table:table-cell table:formula="of:=RSQ([.C17:.C21]; [.B17:.B21])" office:value-type="float" office:value="0.980948802929838" calcext:value-type="float">
            <text:p>0.981</text:p>
          </table:table-cell>
          <table:table-cell table:formula="of:=SLOPE([.C17:.C21]; [.B17:.B21])" office:value-type="float" office:value="1304.2" calcext:value-type="float">
            <text:p>1304.2</text:p>
          </table:table-cell>
          <table:table-cell table:formula="of:=RSQ([.C17:.C21]; [.B17:.B21])" office:value-type="float" office:value="0.980948802929838" calcext:value-type="float">
            <text:p>0.981</text:p>
          </table:table-cell>
          <table:table-cell table:number-columns-repeated="1000"/>
        </table:table-row>
        <table:table-row table:style-name="ro2">
          <table:table-cell table:style-name="ce1" table:formula="of:=[.A21]+1" office:value-type="date" office:date-value="2020-03-19" calcext:value-type="date">
            <text:p>03/19/20</text:p>
          </table:table-cell>
          <table:table-cell table:formula="of:=[.A22]-[.A$7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[.C22]-[.C21]" office:value-type="float" office:value="5894" calcext:value-type="float">
            <text:p>5894</text:p>
          </table:table-cell>
          <table:table-cell table:formula="of:=[.C22]/[.C12]" office:value-type="float" office:value="22.6115702479339" calcext:value-type="float">
            <text:p>22.6</text:p>
          </table:table-cell>
          <table:table-cell table:formula="of:=[.C22]/[.C13]" office:value-type="float" office:value="14.2648592283629" calcext:value-type="float">
            <text:p>14.3</text:p>
          </table:table-cell>
          <table:table-cell table:formula="of:=[.C22]/[.C14]" office:value-type="float" office:value="10.6875" calcext:value-type="float">
            <text:p>10.7</text:p>
          </table:table-cell>
          <table:table-cell table:formula="of:=[.C22]/[.C15]" office:value-type="float" office:value="8.22609741431149" calcext:value-type="float">
            <text:p>8.2</text:p>
          </table:table-cell>
          <table:table-cell table:formula="of:=SLOPE(LN([.C$7:.C22]); [.B$7:.B22])" office:value-type="float" office:value="0.284235082064813" calcext:value-type="float">
            <text:p>0.284</text:p>
          </table:table-cell>
          <table:table-cell table:formula="of:=RSQ(LN([.C$7:.C22]); [.B$7:.B22])" office:value-type="float" office:value="0.996721296891191" calcext:value-type="float">
            <text:p>0.997</text:p>
          </table:table-cell>
          <table:table-cell table:formula="of:=[.C22]*EXP([.I22])" office:value-type="float" office:value="18177.2351324356" calcext:value-type="float">
            <text:p>18177.2</text:p>
          </table:table-cell>
          <table:table-cell table:formula="of:=([.C22]-[.K21])/[.K21]" office:value-type="percentage" office:value="0.328463221243696" calcext:value-type="percentage">
            <text:p>32.8%</text:p>
          </table:table-cell>
          <table:table-cell table:formula="of:=SLOPE(LN([.C13:.C22]); [.B13:.B22])" office:value-type="float" office:value="0.2777286395241" calcext:value-type="float">
            <text:p>0.278</text:p>
          </table:table-cell>
          <table:table-cell table:formula="of:=RSQ(LN([.C13:.C22]); [.B13:.B22])" office:value-type="float" office:value="0.991000674462846" calcext:value-type="float">
            <text:p>0.991</text:p>
          </table:table-cell>
          <table:table-cell table:formula="of:=[.C22]*EXP([.M22])" office:value-type="float" office:value="18059.3499190581" calcext:value-type="float">
            <text:p>18059.3</text:p>
          </table:table-cell>
          <table:table-cell table:formula="of:=([.C22]-[.O21])/[.O21]" office:value-type="percentage" office:value="0.336065783279537" calcext:value-type="percentage">
            <text:p>33.6%</text:p>
          </table:table-cell>
          <table:table-cell table:formula="of:=SLOPE(LN([.C18:.C22]); [.B18:.B22])" office:value-type="float" office:value="0.324625390653528" calcext:value-type="float">
            <text:p>0.325</text:p>
          </table:table-cell>
          <table:table-cell table:formula="of:=RSQ(LN([.C18:.C22]); [.B18:.B22])" office:value-type="float" office:value="0.971785631189067" calcext:value-type="float">
            <text:p>0.972</text:p>
          </table:table-cell>
          <table:table-cell table:formula="of:=[.C22]*EXP([.Q22])" office:value-type="float" office:value="18926.4478845831" calcext:value-type="float">
            <text:p>18926.4</text:p>
          </table:table-cell>
          <table:table-cell table:style-name="ce4" table:formula="of:=([.C22]-[.S21])/[.S21]" office:value-type="percentage" office:value="0.340442273397153" calcext:value-type="percentage">
            <text:p>34.0%</text:p>
          </table:table-cell>
          <table:table-cell table:formula="of:=SLOPE([.C13:.C22]; [.B13:.B22])" office:value-type="float" office:value="1163.35151515152" calcext:value-type="float">
            <text:p>1163.4</text:p>
          </table:table-cell>
          <table:table-cell table:formula="of:=RSQ([.C18:.C22]; [.B18:.B22])" office:value-type="float" office:value="0.874552494263196" calcext:value-type="float">
            <text:p>0.875</text:p>
          </table:table-cell>
          <table:table-cell table:formula="of:=SLOPE([.C18:.C22]; [.B18:.B22])" office:value-type="float" office:value="2351.6" calcext:value-type="float">
            <text:p>2351.6</text:p>
          </table:table-cell>
          <table:table-cell table:formula="of:=RSQ([.C18:.C22]; [.B18:.B22])" office:value-type="float" office:value="0.874552494263196" calcext:value-type="float">
            <text:p>0.875</text:p>
          </table:table-cell>
          <table:table-cell table:number-columns-repeated="1000"/>
        </table:table-row>
        <table:table-row table:style-name="ro2">
          <table:table-cell table:style-name="ce1" table:formula="of:=[.A22]+1" office:value-type="date" office:date-value="2020-03-20" calcext:value-type="date">
            <text:p>03/20/20</text:p>
          </table:table-cell>
          <table:table-cell table:formula="of:=[.A23]-[.A$7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[.C23]-[.C22]" office:value-type="float" office:value="5421" calcext:value-type="float">
            <text:p>5421</text:p>
          </table:table-cell>
          <table:table-cell table:formula="of:=[.C23]/[.C13]" office:value-type="float" office:value="19.9176225234619" calcext:value-type="float">
            <text:p>19.9</text:p>
          </table:table-cell>
          <table:table-cell table:formula="of:=[.C23]/[.C14]" office:value-type="float" office:value="14.92265625" calcext:value-type="float">
            <text:p>14.9</text:p>
          </table:table-cell>
          <table:table-cell table:formula="of:=[.C23]/[.C15]" office:value-type="float" office:value="11.4858689116055" calcext:value-type="float">
            <text:p>11.5</text:p>
          </table:table-cell>
          <table:table-cell table:formula="of:=[.C23]/[.C16]" office:value-type="float" office:value="8.76594768242313" calcext:value-type="float">
            <text:p>8.8</text:p>
          </table:table-cell>
          <table:table-cell table:formula="of:=SLOPE(LN([.C$7:.C23]); [.B$7:.B23])" office:value-type="float" office:value="0.288398384258753" calcext:value-type="float">
            <text:p>0.288</text:p>
          </table:table-cell>
          <table:table-cell table:formula="of:=RSQ(LN([.C$7:.C23]); [.B$7:.B23])" office:value-type="float" office:value="0.996309024937179" calcext:value-type="float">
            <text:p>0.996</text:p>
          </table:table-cell>
          <table:table-cell table:formula="of:=[.C23]*EXP([.I23])" office:value-type="float" office:value="25486.2495645089" calcext:value-type="float">
            <text:p>25486.2</text:p>
          </table:table-cell>
          <table:table-cell table:formula="of:=([.C23]-[.K22])/[.K22]" office:value-type="percentage" office:value="0.0508198777665609" calcext:value-type="percentage">
            <text:p>5.1%</text:p>
          </table:table-cell>
          <table:table-cell table:formula="of:=SLOPE(LN([.C14:.C23]); [.B14:.B23])" office:value-type="float" office:value="0.292697821754275" calcext:value-type="float">
            <text:p>0.293</text:p>
          </table:table-cell>
          <table:table-cell table:formula="of:=RSQ(LN([.C14:.C23]); [.B14:.B23])" office:value-type="float" office:value="0.987118237732856" calcext:value-type="float">
            <text:p>0.987</text:p>
          </table:table-cell>
          <table:table-cell table:formula="of:=[.C23]*EXP([.M23])" office:value-type="float" office:value="25596.0619981959" calcext:value-type="float">
            <text:p>25596.1</text:p>
          </table:table-cell>
          <table:table-cell table:formula="of:=([.C23]-[.O22])/[.O22]" office:value-type="percentage" office:value="0.0576792678369156" calcext:value-type="percentage">
            <text:p>5.8%</text:p>
          </table:table-cell>
          <table:table-cell table:formula="of:=SLOPE(LN([.C19:.C23]); [.B19:.B23])" office:value-type="float" office:value="0.35898649422471" calcext:value-type="float">
            <text:p>0.359</text:p>
          </table:table-cell>
          <table:table-cell table:formula="of:=RSQ(LN([.C19:.C23]); [.B19:.B23])" office:value-type="float" office:value="0.978007900871058" calcext:value-type="float">
            <text:p>0.978</text:p>
          </table:table-cell>
          <table:table-cell table:formula="of:=[.C23]*EXP([.Q23])" office:value-type="float" office:value="27350.2914174358" calcext:value-type="float">
            <text:p>27350.3</text:p>
          </table:table-cell>
          <table:table-cell table:style-name="ce4" table:formula="of:=([.C23]-[.S22])/[.S22]" office:value-type="percentage" office:value="0.00922265585604757" calcext:value-type="percentage">
            <text:p>0.9%</text:p>
          </table:table-cell>
          <table:table-cell table:formula="of:=SLOPE([.C14:.C23]; [.B14:.B23])" office:value-type="float" office:value="1725.82424242424" calcext:value-type="float">
            <text:p>1725.8</text:p>
          </table:table-cell>
          <table:table-cell table:formula="of:=RSQ([.C19:.C23]; [.B19:.B23])" office:value-type="float" office:value="0.920280064963814" calcext:value-type="float">
            <text:p>0.920</text:p>
          </table:table-cell>
          <table:table-cell table:formula="of:=SLOPE([.C19:.C23]; [.B19:.B23])" office:value-type="float" office:value="3619.7" calcext:value-type="float">
            <text:p>3619.7</text:p>
          </table:table-cell>
          <table:table-cell table:formula="of:=RSQ([.C19:.C23]; [.B19:.B23])" office:value-type="float" office:value="0.920280064963814" calcext:value-type="float">
            <text:p>0.920</text:p>
          </table:table-cell>
          <table:table-cell table:number-columns-repeated="1000"/>
        </table:table-row>
        <table:table-row table:style-name="ro2">
          <table:table-cell table:style-name="ce1" table:formula="of:=[.A23]+1" office:value-type="date" office:date-value="2020-03-21" calcext:value-type="date">
            <text:p>03/21/20</text:p>
          </table:table-cell>
          <table:table-cell table:formula="of:=[.A24]-[.A$7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[.C24]-[.C23]" office:value-type="float" office:value="6392" calcext:value-type="float">
            <text:p>6392</text:p>
          </table:table-cell>
          <table:table-cell table:formula="of:=[.C24]/[.C14]" office:value-type="float" office:value="19.91640625" calcext:value-type="float">
            <text:p>19.9</text:p>
          </table:table-cell>
          <table:table-cell table:formula="of:=[.C24]/[.C15]" office:value-type="float" office:value="15.3295249549008" calcext:value-type="float">
            <text:p>15.3</text:p>
          </table:table-cell>
          <table:table-cell table:formula="of:=[.C24]/[.C16]" office:value-type="float" office:value="11.6994033960532" calcext:value-type="float">
            <text:p>11.7</text:p>
          </table:table-cell>
          <table:table-cell table:formula="of:=[.C24]/[.C17]" office:value-type="float" office:value="9.35179750550257" calcext:value-type="float">
            <text:p>9.4</text:p>
          </table:table-cell>
          <table:table-cell table:formula="of:=SLOPE(LN([.C$7:.C24]); [.B$7:.B24])" office:value-type="float" office:value="0.291324645986326" calcext:value-type="float">
            <text:p>0.291</text:p>
          </table:table-cell>
          <table:table-cell table:formula="of:=RSQ(LN([.C$7:.C24]); [.B$7:.B24])" office:value-type="float" office:value="0.996417425349196" calcext:value-type="float">
            <text:p>0.996</text:p>
          </table:table-cell>
          <table:table-cell table:formula="of:=[.C24]*EXP([.I24])" office:value-type="float" office:value="34114.705943432" calcext:value-type="float">
            <text:p>34114.7</text:p>
          </table:table-cell>
          <table:table-cell table:formula="of:=([.C24]-[.K23])/[.K23]" office:value-type="percentage" office:value="0.000264865784744006" calcext:value-type="percentage">
            <text:p>0.0%</text:p>
          </table:table-cell>
          <table:table-cell table:formula="of:=SLOPE(LN([.C15:.C24]); [.B15:.B24])" office:value-type="float" office:value="0.306398678223745" calcext:value-type="float">
            <text:p>0.306</text:p>
          </table:table-cell>
          <table:table-cell table:formula="of:=RSQ(LN([.C15:.C24]); [.B15:.B24])" office:value-type="float" office:value="0.988343546547603" calcext:value-type="float">
            <text:p>0.988</text:p>
          </table:table-cell>
          <table:table-cell table:formula="of:=[.C24]*EXP([.M24])" office:value-type="float" office:value="34632.8475509887" calcext:value-type="float">
            <text:p>34632.8</text:p>
          </table:table-cell>
          <table:table-cell table:formula="of:=([.C24]-[.O23])/[.O23]" office:value-type="percentage" office:value="-0.00402647869047709" calcext:value-type="percentage">
            <text:p>-0.4%</text:p>
          </table:table-cell>
          <table:table-cell table:formula="of:=SLOPE(LN([.C20:.C24]); [.B20:.B24])" office:value-type="float" office:value="0.36550735122424" calcext:value-type="float">
            <text:p>0.366</text:p>
          </table:table-cell>
          <table:table-cell table:formula="of:=RSQ(LN([.C20:.C24]); [.B20:.B24])" office:value-type="float" office:value="0.980752342948531" calcext:value-type="float">
            <text:p>0.981</text:p>
          </table:table-cell>
          <table:table-cell table:formula="of:=[.C24]*EXP([.Q24])" office:value-type="float" office:value="36741.6598078834" calcext:value-type="float">
            <text:p>36741.7</text:p>
          </table:table-cell>
          <table:table-cell table:style-name="ce4" table:formula="of:=([.C24]-[.S23])/[.S23]" office:value-type="percentage" office:value="-0.0679075549539407" calcext:value-type="percentage">
            <text:p>-6.8%</text:p>
          </table:table-cell>
          <table:table-cell table:formula="of:=SLOPE([.C15:.C24]; [.B15:.B24])" office:value-type="float" office:value="2438.44848484848" calcext:value-type="float">
            <text:p>2438.4</text:p>
          </table:table-cell>
          <table:table-cell table:formula="of:=RSQ([.C20:.C24]; [.B20:.B24])" office:value-type="float" office:value="0.966738489731367" calcext:value-type="float">
            <text:p>0.967</text:p>
          </table:table-cell>
          <table:table-cell table:formula="of:=SLOPE([.C20:.C24]; [.B20:.B24])" office:value-type="float" office:value="4945.9" calcext:value-type="float">
            <text:p>4945.9</text:p>
          </table:table-cell>
          <table:table-cell table:formula="of:=RSQ([.C20:.C24]; [.B20:.B24])" office:value-type="float" office:value="0.966738489731367" calcext:value-type="float">
            <text:p>0.967</text:p>
          </table:table-cell>
          <table:table-cell table:number-columns-repeated="1000"/>
        </table:table-row>
        <table:table-row table:style-name="ro2">
          <table:table-cell table:style-name="ce1" table:formula="of:=[.A24]+1" office:value-type="date" office:date-value="2020-03-22" calcext:value-type="date">
            <text:p>03/22/20</text:p>
          </table:table-cell>
          <table:table-cell table:formula="of:=[.A25]-[.A$7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[.C25]-[.C24]" office:value-type="float" office:value="7783" calcext:value-type="float">
            <text:p>7783</text:p>
          </table:table-cell>
          <table:table-cell table:formula="of:=[.C25]/[.C15]" office:value-type="float" office:value="20.0096211665664" calcext:value-type="float">
            <text:p>20.0</text:p>
          </table:table-cell>
          <table:table-cell table:formula="of:=[.C25]/[.C16]" office:value-type="float" office:value="15.2712253327214" calcext:value-type="float">
            <text:p>15.3</text:p>
          </table:table-cell>
          <table:table-cell table:formula="of:=[.C25]/[.C17]" office:value-type="float" office:value="12.2068965517241" calcext:value-type="float">
            <text:p>12.2</text:p>
          </table:table-cell>
          <table:table-cell table:formula="of:=[.C25]/[.C18]" office:value-type="float" office:value="9.51014575593027" calcext:value-type="float">
            <text:p>9.5</text:p>
          </table:table-cell>
          <table:table-cell table:formula="of:=SLOPE(LN([.C$7:.C25]); [.B$7:.B25])" office:value-type="float" office:value="0.293026199629634" calcext:value-type="float">
            <text:p>0.293</text:p>
          </table:table-cell>
          <table:table-cell table:formula="of:=RSQ(LN([.C$7:.C25]); [.B$7:.B25])" office:value-type="float" office:value="0.99679845942413" calcext:value-type="float">
            <text:p>0.997</text:p>
          </table:table-cell>
          <table:table-cell table:formula="of:=[.C25]*EXP([.I25])" office:value-type="float" office:value="44605.74293304" calcext:value-type="float">
            <text:p>44605.7</text:p>
          </table:table-cell>
          <table:table-cell table:formula="of:=([.C25]-[.K24])/[.K24]" office:value-type="percentage" office:value="-0.0245848797531106" calcext:value-type="percentage">
            <text:p>-2.5%</text:p>
          </table:table-cell>
          <table:table-cell table:formula="of:=SLOPE(LN([.C16:.C25]); [.B16:.B25])" office:value-type="float" office:value="0.31582195467683" calcext:value-type="float">
            <text:p>0.316</text:p>
          </table:table-cell>
          <table:table-cell table:formula="of:=RSQ(LN([.C16:.C25]); [.B16:.B25])" office:value-type="float" office:value="0.991149252397023" calcext:value-type="float">
            <text:p>0.991</text:p>
          </table:table-cell>
          <table:table-cell table:formula="of:=[.C25]*EXP([.M25])" office:value-type="float" office:value="45634.2426993744" calcext:value-type="float">
            <text:p>45634.2</text:p>
          </table:table-cell>
          <table:table-cell table:formula="of:=([.C25]-[.O24])/[.O24]" office:value-type="percentage" office:value="-0.0391780534069875" calcext:value-type="percentage">
            <text:p>-3.9%</text:p>
          </table:table-cell>
          <table:table-cell table:formula="of:=SLOPE(LN([.C21:.C25]); [.B21:.B25])" office:value-type="float" office:value="0.352748732694809" calcext:value-type="float">
            <text:p>0.353</text:p>
          </table:table-cell>
          <table:table-cell table:formula="of:=RSQ(LN([.C21:.C25]); [.B21:.B25])" office:value-type="float" office:value="0.973483914482923" calcext:value-type="float">
            <text:p>0.973</text:p>
          </table:table-cell>
          <table:table-cell table:formula="of:=[.C25]*EXP([.Q25])" office:value-type="float" office:value="47350.8679090388" calcext:value-type="float">
            <text:p>47350.9</text:p>
          </table:table-cell>
          <table:table-cell table:style-name="ce4" table:formula="of:=([.C25]-[.S24])/[.S24]" office:value-type="percentage" office:value="-0.0943250747517891" calcext:value-type="percentage">
            <text:p>-9.4%</text:p>
          </table:table-cell>
          <table:table-cell table:formula="of:=SLOPE([.C16:.C25]; [.B16:.B25])" office:value-type="float" office:value="3307.64242424242" calcext:value-type="float">
            <text:p>3307.6</text:p>
          </table:table-cell>
          <table:table-cell table:style-name="ce7" table:formula="of:=RSQ([.C21:.C25]; [.B21:.B25])" office:value-type="float" office:value="0.995020161317369" calcext:value-type="float">
            <text:p>0.995</text:p>
          </table:table-cell>
          <table:table-cell table:formula="of:=SLOPE([.C21:.C25]; [.B21:.B25])" office:value-type="float" office:value="6279.3" calcext:value-type="float">
            <text:p>6279.3</text:p>
          </table:table-cell>
          <table:table-cell table:formula="of:=RSQ([.C21:.C25]; [.B21:.B25])" office:value-type="float" office:value="0.995020161317369" calcext:value-type="float">
            <text:p>0.995</text:p>
          </table:table-cell>
          <table:table-cell table:number-columns-repeated="1000"/>
        </table:table-row>
        <table:table-row table:style-name="ro2">
          <table:table-cell table:style-name="ce1" table:formula="of:=[.A25]+1" office:value-type="date" office:date-value="2020-03-23" calcext:value-type="date">
            <text:p>03/23/20</text:p>
          </table:table-cell>
          <table:table-cell table:formula="of:=[.A26]-[.A$7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[.C26]-[.C25]" office:value-type="float" office:value="10391" calcext:value-type="float">
            <text:p>10391</text:p>
          </table:table-cell>
          <table:table-cell table:formula="of:=[.C26]/[.C16]" office:value-type="float" office:value="20.0399265718219" calcext:value-type="float">
            <text:p>20.0</text:p>
          </table:table-cell>
          <table:table-cell table:formula="of:=[.C26]/[.C17]" office:value-type="float" office:value="16.018708730741" calcext:value-type="float">
            <text:p>16.0</text:p>
          </table:table-cell>
          <table:table-cell table:formula="of:=[.C26]/[.C18]" office:value-type="float" office:value="12.4798513861103" calcext:value-type="float">
            <text:p>12.5</text:p>
          </table:table-cell>
          <table:table-cell table:formula="of:=[.C26]/[.C19]" office:value-type="float" office:value="9.42724525043178" calcext:value-type="float">
            <text:p>9.4</text:p>
          </table:table-cell>
          <table:table-cell table:formula="of:=SLOPE(LN([.C$7:.C26]); [.B$7:.B26])" office:value-type="float" office:value="0.293962046598907" calcext:value-type="float">
            <text:p>0.294</text:p>
          </table:table-cell>
          <table:table-cell table:formula="of:=RSQ(LN([.C$7:.C26]); [.B$7:.B26])" office:value-type="float" office:value="0.997211496316738" calcext:value-type="float">
            <text:p>0.997</text:p>
          </table:table-cell>
          <table:table-cell table:formula="of:=[.C26]*EXP([.I26])" office:value-type="float" office:value="58589.4540101794" calcext:value-type="float">
            <text:p>58589.5</text:p>
          </table:table-cell>
          <table:table-cell table:formula="of:=([.C26]-[.K25])/[.K25]" office:value-type="percentage" office:value="-0.0210453379164472" calcext:value-type="percentage">
            <text:p>-2.1%</text:p>
          </table:table-cell>
          <table:table-cell table:formula="of:=SLOPE(LN([.C17:.C26]); [.B17:.B26])" office:value-type="float" office:value="0.321766753832203" calcext:value-type="float">
            <text:p>0.322</text:p>
          </table:table-cell>
          <table:table-cell table:formula="of:=RSQ(LN([.C17:.C26]); [.B17:.B26])" office:value-type="float" office:value="0.993622476428613" calcext:value-type="float">
            <text:p>0.994</text:p>
          </table:table-cell>
          <table:table-cell table:formula="of:=[.C26]*EXP([.M26])" office:value-type="float" office:value="60241.3758028697" calcext:value-type="float">
            <text:p>60241.4</text:p>
          </table:table-cell>
          <table:table-cell table:formula="of:=([.C26]-[.O25])/[.O25]" office:value-type="percentage" office:value="-0.0431089152138235" calcext:value-type="percentage">
            <text:p>-4.3%</text:p>
          </table:table-cell>
          <table:table-cell table:formula="of:=SLOPE(LN([.C22:.C26]); [.B22:.B26])" office:value-type="float" office:value="0.287641123851322" calcext:value-type="float">
            <text:p>0.288</text:p>
          </table:table-cell>
          <table:table-cell table:formula="of:=RSQ(LN([.C22:.C26]); [.B22:.B26])" office:value-type="float" office:value="0.997847879049945" calcext:value-type="float">
            <text:p>0.998</text:p>
          </table:table-cell>
          <table:table-cell table:formula="of:=[.C26]*EXP([.Q26])" office:value-type="float" office:value="58220.2825787645" calcext:value-type="float">
            <text:p>58220.3</text:p>
          </table:table-cell>
          <table:table-cell table:style-name="ce4" table:formula="of:=([.C26]-[.S25])/[.S25]" office:value-type="percentage" office:value="-0.0777993745777897" calcext:value-type="percentage">
            <text:p>-7.8%</text:p>
          </table:table-cell>
          <table:table-cell table:formula="of:=SLOPE([.C17:.C26]; [.B17:.B26])" office:value-type="float" office:value="4394.8303030303" calcext:value-type="float">
            <text:p>4394.8</text:p>
          </table:table-cell>
          <table:table-cell table:formula="of:=RSQ([.C22:.C26]; [.B22:.B26])" office:value-type="float" office:value="0.983106325237682" calcext:value-type="float">
            <text:p>0.983</text:p>
          </table:table-cell>
          <table:table-cell table:formula="of:=SLOPE([.C22:.C26]; [.B22:.B26])" office:value-type="float" office:value="7414.9" calcext:value-type="float">
            <text:p>7414.9</text:p>
          </table:table-cell>
          <table:table-cell table:formula="of:=RSQ([.C22:.C26]; [.B22:.B26])" office:value-type="float" office:value="0.983106325237682" calcext:value-type="float">
            <text:p>0.983</text:p>
          </table:table-cell>
          <table:table-cell table:number-columns-repeated="1000"/>
        </table:table-row>
        <table:table-row table:style-name="ro2">
          <table:table-cell table:style-name="ce1" table:formula="of:=[.A26]+1" office:value-type="date" office:date-value="2020-03-24" calcext:value-type="date">
            <text:p>03/24/20</text:p>
          </table:table-cell>
          <table:table-cell table:formula="of:=[.A27]-[.A$7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[.C27]-[.C26]" office:value-type="float" office:value="10073" calcext:value-type="float">
            <text:p>10073</text:p>
          </table:table-cell>
          <table:table-cell table:formula="of:=[.C27]/[.C17]" office:value-type="float" office:value="19.7138664710198" calcext:value-type="float">
            <text:p>19.7</text:p>
          </table:table-cell>
          <table:table-cell table:formula="of:=[.C27]/[.C18]" office:value-type="float" office:value="15.3586739068305" calcext:value-type="float">
            <text:p>15.4</text:p>
          </table:table-cell>
          <table:table-cell table:formula="of:=[.C27]/[.C19]" office:value-type="float" office:value="11.6018998272884" calcext:value-type="float">
            <text:p>11.6</text:p>
          </table:table-cell>
          <table:table-cell table:formula="of:=[.C27]/[.C20]" office:value-type="float" office:value="8.36941286403987" calcext:value-type="float">
            <text:p>8.4</text:p>
          </table:table-cell>
          <table:table-cell table:formula="of:=SLOPE(LN([.C$7:.C27]); [.B$7:.B27])" office:value-type="float" office:value="0.293532776024171" calcext:value-type="float">
            <text:p>0.294</text:p>
          </table:table-cell>
          <table:table-cell table:style-name="ce7" table:formula="of:=RSQ(LN([.C$7:.C27]); [.B$7:.B27])" office:value-type="float" office:value="0.99757031662765" calcext:value-type="float">
            <text:p>0.998</text:p>
          </table:table-cell>
          <table:table-cell table:formula="of:=[.C27]*EXP([.I27])" office:value-type="float" office:value="72073.7845148934" calcext:value-type="float">
            <text:p>72073.8</text:p>
          </table:table-cell>
          <table:table-cell table:formula="of:=([.C27]-[.K26])/[.K26]" office:value-type="percentage" office:value="-0.0827700836627834" calcext:value-type="percentage">
            <text:p>-8.3%</text:p>
          </table:table-cell>
          <table:table-cell table:formula="of:=SLOPE(LN([.C18:.C27]); [.B18:.B27])" office:value-type="float" office:value="0.317628481727169" calcext:value-type="float">
            <text:p>0.318</text:p>
          </table:table-cell>
          <table:table-cell table:formula="of:=RSQ(LN([.C18:.C27]); [.B18:.B27])" office:value-type="float" office:value="0.991713287165894" calcext:value-type="float">
            <text:p>0.992</text:p>
          </table:table-cell>
          <table:table-cell table:formula="of:=[.C27]*EXP([.M27])" office:value-type="float" office:value="73831.5454141753" calcext:value-type="float">
            <text:p>73831.5</text:p>
          </table:table-cell>
          <table:table-cell table:formula="of:=([.C27]-[.O26])/[.O26]" office:value-type="percentage" office:value="-0.107922100320956" calcext:value-type="percentage">
            <text:p>-10.8%</text:p>
          </table:table-cell>
          <table:table-cell table:formula="of:=SLOPE(LN([.C23:.C27]); [.B23:.B27])" office:value-type="float" office:value="0.260702259038464" calcext:value-type="float">
            <text:p>0.261</text:p>
          </table:table-cell>
          <table:table-cell table:formula="of:=RSQ(LN([.C23:.C27]); [.B23:.B27])" office:value-type="float" office:value="0.996965833182371" calcext:value-type="float">
            <text:p>0.997</text:p>
          </table:table-cell>
          <table:table-cell table:formula="of:=[.C27]*EXP([.Q27])" office:value-type="float" office:value="69745.9854118602" calcext:value-type="float">
            <text:p>69746.0</text:p>
          </table:table-cell>
          <table:table-cell table:style-name="ce4" table:formula="of:=([.C27]-[.S26])/[.S26]" office:value-type="percentage" office:value="-0.0769539820199824" calcext:value-type="percentage">
            <text:p>-7.7%</text:p>
          </table:table-cell>
          <table:table-cell table:formula="of:=SLOPE([.C18:.C27]; [.B18:.B27])" office:value-type="float" office:value="5565.03636363636" calcext:value-type="float">
            <text:p>5565.0</text:p>
          </table:table-cell>
          <table:table-cell table:formula="of:=RSQ([.C23:.C27]; [.B23:.B27])" office:value-type="float" office:value="0.990112486216049" calcext:value-type="float">
            <text:p>0.990</text:p>
          </table:table-cell>
          <table:table-cell table:formula="of:=SLOPE([.C23:.C27]; [.B23:.B27])" office:value-type="float" office:value="8745.2" calcext:value-type="float">
            <text:p>8745.2</text:p>
          </table:table-cell>
          <table:table-cell table:formula="of:=RSQ([.C23:.C27]; [.B23:.B27])" office:value-type="float" office:value="0.990112486216049" calcext:value-type="float">
            <text:p>0.990</text:p>
          </table:table-cell>
          <table:table-cell table:number-columns-repeated="1000"/>
        </table:table-row>
        <table:table-row table:style-name="ro2">
          <table:table-cell table:style-name="ce1" table:formula="of:=[.A27]+1" office:value-type="date" office:date-value="2020-03-25" calcext:value-type="date">
            <text:p>03/25/20</text:p>
          </table:table-cell>
          <table:table-cell table:formula="of:=[.A28]-[.A$7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[.C28]-[.C27]" office:value-type="float" office:value="12038" calcext:value-type="float">
            <text:p>12038</text:p>
          </table:table-cell>
          <table:table-cell table:formula="of:=[.C28]/[.C18]" office:value-type="float" office:value="18.7990854529866" calcext:value-type="float">
            <text:p>18.8</text:p>
          </table:table-cell>
          <table:table-cell table:formula="of:=[.C28]/[.C19]" office:value-type="float" office:value="14.2007772020725" calcext:value-type="float">
            <text:p>14.2</text:p>
          </table:table-cell>
          <table:table-cell table:formula="of:=[.C28]/[.C20]" office:value-type="float" office:value="10.2441987229404" calcext:value-type="float">
            <text:p>10.2</text:p>
          </table:table-cell>
          <table:table-cell table:formula="of:=[.C28]/[.C21]" office:value-type="float" office:value="8.4482404315438" calcext:value-type="float">
            <text:p>8.4</text:p>
          </table:table-cell>
          <table:table-cell table:formula="of:=SLOPE(LN([.C$7:.C28]); [.B$7:.B28])" office:value-type="float" office:value="0.292126545830207" calcext:value-type="float">
            <text:p>0.292</text:p>
          </table:table-cell>
          <table:table-cell table:style-name="ce7" table:formula="of:=RSQ(LN([.C$7:.C28]); [.B$7:.B28])" office:value-type="float" office:value="0.997712409092512" calcext:value-type="float">
            <text:p>0.998</text:p>
          </table:table-cell>
          <table:table-cell table:formula="of:=[.C28]*EXP([.I28])" office:value-type="float" office:value="88094.6656015353" calcext:value-type="float">
            <text:p>88094.7</text:p>
          </table:table-cell>
          <table:table-cell table:formula="of:=([.C28]-[.K27])/[.K27]" office:value-type="percentage" office:value="-0.0873519346495867" calcext:value-type="percentage">
            <text:p>-8.7%</text:p>
          </table:table-cell>
          <table:table-cell table:formula="of:=SLOPE(LN([.C19:.C28]); [.B19:.B28])" office:value-type="float" office:value="0.305020916506955" calcext:value-type="float">
            <text:p>0.305</text:p>
          </table:table-cell>
          <table:table-cell table:formula="of:=RSQ(LN([.C19:.C28]); [.B19:.B28])" office:value-type="float" office:value="0.986267069836187" calcext:value-type="float">
            <text:p>0.986</text:p>
          </table:table-cell>
          <table:table-cell table:formula="of:=[.C28]*EXP([.M28])" office:value-type="float" office:value="89237.9459743403" calcext:value-type="float">
            <text:p>89237.9</text:p>
          </table:table-cell>
          <table:table-cell table:formula="of:=([.C28]-[.O27])/[.O27]" office:value-type="percentage" office:value="-0.10908000596489" calcext:value-type="percentage">
            <text:p>-10.9%</text:p>
          </table:table-cell>
          <table:table-cell table:formula="of:=SLOPE(LN([.C24:.C28]); [.B24:.B28])" office:value-type="float" office:value="0.237508424925513" calcext:value-type="float">
            <text:p>0.238</text:p>
          </table:table-cell>
          <table:table-cell table:formula="of:=RSQ(LN([.C24:.C28]); [.B24:.B28])" office:value-type="float" office:value="0.994882274147382" calcext:value-type="float">
            <text:p>0.995</text:p>
          </table:table-cell>
          <table:table-cell table:formula="of:=[.C28]*EXP([.Q28])" office:value-type="float" office:value="83412.139877005" calcext:value-type="float">
            <text:p>83412.1</text:p>
          </table:table-cell>
          <table:table-cell table:style-name="ce4" table:formula="of:=([.C28]-[.S27])/[.S27]" office:value-type="percentage" office:value="-0.0568919542598569" calcext:value-type="percentage">
            <text:p>-5.7%</text:p>
          </table:table-cell>
          <table:table-cell table:formula="of:=SLOPE([.C19:.C28]; [.B19:.B28])" office:value-type="float" office:value="6825.04242424242" calcext:value-type="float">
            <text:p>6825.0</text:p>
          </table:table-cell>
          <table:table-cell table:style-name="ce7" table:formula="of:=RSQ([.C24:.C28]; [.B24:.B28])" office:value-type="float" office:value="0.99490993032981" calcext:value-type="float">
            <text:p>0.995</text:p>
          </table:table-cell>
          <table:table-cell table:formula="of:=SLOPE([.C24:.C28]; [.B24:.B28])" office:value-type="float" office:value="10103.4" calcext:value-type="float">
            <text:p>10103.4</text:p>
          </table:table-cell>
          <table:table-cell table:style-name="ce7" table:formula="of:=RSQ([.C24:.C28]; [.B24:.B28])" office:value-type="float" office:value="0.99490993032981" calcext:value-type="float">
            <text:p>0.995</text:p>
          </table:table-cell>
          <table:table-cell table:number-columns-repeated="1000"/>
        </table:table-row>
        <table:table-row table:style-name="ro2">
          <table:table-cell table:style-name="ce1" table:formula="of:=[.A28]+1" office:value-type="date" office:date-value="2020-03-26" calcext:value-type="date">
            <text:p>03/26/20</text:p>
          </table:table-cell>
          <table:table-cell table:formula="of:=[.A29]-[.A$7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[.C29]-[.C28]" office:value-type="float" office:value="18058" calcext:value-type="float">
            <text:p>18058</text:p>
          </table:table-cell>
          <table:table-cell table:formula="of:=[.C29]/[.C19]" office:value-type="float" office:value="18.0993091537133" calcext:value-type="float">
            <text:p>18.1</text:p>
          </table:table-cell>
          <table:table-cell table:formula="of:=[.C29]/[.C20]" office:value-type="float" office:value="13.0565332502725" calcext:value-type="float">
            <text:p>13.1</text:p>
          </table:table-cell>
          <table:table-cell table:formula="of:=[.C29]/[.C21]" office:value-type="float" office:value="10.7675314667352" calcext:value-type="float">
            <text:p>10.8</text:p>
          </table:table-cell>
          <table:table-cell table:formula="of:=[.C29]/[.C22]" office:value-type="float" office:value="6.12836257309942" calcext:value-type="float">
            <text:p>6.1</text:p>
          </table:table-cell>
          <table:table-cell table:formula="of:=SLOPE(LN([.C$7:.C29]); [.B$7:.B29])" office:value-type="float" office:value="0.290518006853932" calcext:value-type="float">
            <text:p>0.291</text:p>
          </table:table-cell>
          <table:table-cell table:style-name="ce7" table:formula="of:=RSQ(LN([.C$7:.C29]); [.B$7:.B29])" office:value-type="float" office:value="0.997761918292088" calcext:value-type="float">
            <text:p>0.998</text:p>
          </table:table-cell>
          <table:table-cell table:formula="of:=[.C29]*EXP([.I29])" office:value-type="float" office:value="112098.787789297" calcext:value-type="float">
            <text:p>112098.8</text:p>
          </table:table-cell>
          <table:table-cell table:formula="of:=([.C29]-[.K28])/[.K28]" office:value-type="percentage" office:value="-0.0483419236846628" calcext:value-type="percentage">
            <text:p>-4.8%</text:p>
          </table:table-cell>
          <table:table-cell table:formula="of:=SLOPE(LN([.C20:.C29]); [.B20:.B29])" office:value-type="float" office:value="0.288784284698746" calcext:value-type="float">
            <text:p>0.289</text:p>
          </table:table-cell>
          <table:table-cell table:formula="of:=RSQ(LN([.C20:.C29]); [.B20:.B29])" office:value-type="float" office:value="0.98194946446611" calcext:value-type="float">
            <text:p>0.982</text:p>
          </table:table-cell>
          <table:table-cell table:formula="of:=[.C29]*EXP([.M29])" office:value-type="float" office:value="111904.608012866" calcext:value-type="float">
            <text:p>111904.6</text:p>
          </table:table-cell>
          <table:table-cell table:formula="of:=([.C29]-[.O28])/[.O28]" office:value-type="percentage" office:value="-0.0605341810074114" calcext:value-type="percentage">
            <text:p>-6.1%</text:p>
          </table:table-cell>
          <table:table-cell table:formula="of:=SLOPE(LN([.C25:.C29]); [.B25:.B29])" office:value-type="float" office:value="0.225774495400731" calcext:value-type="float">
            <text:p>0.226</text:p>
          </table:table-cell>
          <table:table-cell table:formula="of:=RSQ(LN([.C25:.C29]); [.B25:.B29])" office:value-type="float" office:value="0.997284376945669" calcext:value-type="float">
            <text:p>0.997</text:p>
          </table:table-cell>
          <table:table-cell table:formula="of:=[.C29]*EXP([.Q29])" office:value-type="float" office:value="105071.072792342" calcext:value-type="float">
            <text:p>105071.1</text:p>
          </table:table-cell>
          <table:table-cell table:style-name="ce4" table:formula="of:=([.C29]-[.S28])/[.S28]" office:value-type="percentage" office:value="0.00508151599539331" calcext:value-type="percentage">
            <text:p>0.5%</text:p>
          </table:table-cell>
          <table:table-cell table:formula="of:=SLOPE([.C20:.C29]; [.B20:.B29])" office:value-type="float" office:value="8390.66666666667" calcext:value-type="float">
            <text:p>8390.7</text:p>
          </table:table-cell>
          <table:table-cell table:formula="of:=RSQ([.C25:.C29]; [.B25:.B29])" office:value-type="float" office:value="0.983525354995967" calcext:value-type="float">
            <text:p>0.984</text:p>
          </table:table-cell>
          <table:table-cell table:formula="of:=SLOPE([.C25:.C29]; [.B25:.B29])" office:value-type="float" office:value="12323.1" calcext:value-type="float">
            <text:p>12323.1</text:p>
          </table:table-cell>
          <table:table-cell table:formula="of:=RSQ([.C25:.C29]; [.B25:.B29])" office:value-type="float" office:value="0.983525354995967" calcext:value-type="float">
            <text:p>0.984</text:p>
          </table:table-cell>
          <table:table-cell table:number-columns-repeated="1000"/>
        </table:table-row>
        <table:table-row table:style-name="ro2">
          <table:table-cell table:style-name="ce1" table:formula="of:=[.A29]+1" office:value-type="date" office:date-value="2020-03-27" calcext:value-type="date">
            <text:p>03/27/20</text:p>
          </table:table-cell>
          <table:table-cell table:formula="of:=[.A30]-[.A$7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[.C30]-[.C29]" office:value-type="float" office:value="17821" calcext:value-type="float">
            <text:p>17821</text:p>
          </table:table-cell>
          <table:table-cell table:formula="of:=[.C30]/[.C20]" office:value-type="float" office:value="15.831957638997" calcext:value-type="float">
            <text:p>15.8</text:p>
          </table:table-cell>
          <table:table-cell table:formula="of:=[.C30]/[.C21]" office:value-type="float" office:value="13.0563832519908" calcext:value-type="float">
            <text:p>13.1</text:p>
          </table:table-cell>
          <table:table-cell table:formula="of:=[.C30]/[.C22]" office:value-type="float" office:value="7.43106725146199" calcext:value-type="float">
            <text:p>7.4</text:p>
          </table:table-cell>
          <table:table-cell table:formula="of:=[.C30]/[.C23]" office:value-type="float" office:value="5.32207737814774" calcext:value-type="float">
            <text:p>5.3</text:p>
          </table:table-cell>
          <table:table-cell table:formula="of:=SLOPE(LN([.C$7:.C30]); [.B$7:.B30])" office:value-type="float" office:value="0.288301670693067" calcext:value-type="float">
            <text:p>0.288</text:p>
          </table:table-cell>
          <table:table-cell table:style-name="ce7" table:formula="of:=RSQ(LN([.C$7:.C30]); [.B$7:.B30])" office:value-type="float" office:value="0.997568143079145" calcext:value-type="float">
            <text:p>0.998</text:p>
          </table:table-cell>
          <table:table-cell table:formula="of:=[.C30]*EXP([.I30])" office:value-type="float" office:value="135626.674687476" calcext:value-type="float">
            <text:p>135626.7</text:p>
          </table:table-cell>
          <table:table-cell table:formula="of:=([.C30]-[.K29])/[.K29]" office:value-type="percentage" office:value="-0.0931480883533141" calcext:value-type="percentage">
            <text:p>-9.3%</text:p>
          </table:table-cell>
          <table:table-cell table:formula="of:=SLOPE(LN([.C21:.C30]); [.B21:.B30])" office:value-type="float" office:value="0.269731688665921" calcext:value-type="float">
            <text:p>0.270</text:p>
          </table:table-cell>
          <table:table-cell table:formula="of:=RSQ(LN([.C21:.C30]); [.B21:.B30])" office:value-type="float" office:value="0.97783162080049" calcext:value-type="float">
            <text:p>0.978</text:p>
          </table:table-cell>
          <table:table-cell table:formula="of:=[.C30]*EXP([.M30])" office:value-type="float" office:value="133131.330730678" calcext:value-type="float">
            <text:p>133131.3</text:p>
          </table:table-cell>
          <table:table-cell table:formula="of:=([.C30]-[.O29])/[.O29]" office:value-type="percentage" office:value="-0.0915744954103028" calcext:value-type="percentage">
            <text:p>-9.2%</text:p>
          </table:table-cell>
          <table:table-cell table:formula="of:=SLOPE(LN([.C26:.C30]); [.B26:.B30])" office:value-type="float" office:value="0.213472837304321" calcext:value-type="float">
            <text:p>0.213</text:p>
          </table:table-cell>
          <table:table-cell table:style-name="ce7" table:formula="of:=RSQ(LN([.C26:.C30]); [.B26:.B30])" office:value-type="float" office:value="0.998968935502758" calcext:value-type="float">
            <text:p>0.999</text:p>
          </table:table-cell>
          <table:table-cell table:formula="of:=[.C30]*EXP([.Q30])" office:value-type="float" office:value="125848.303197851" calcext:value-type="float">
            <text:p>125848.3</text:p>
          </table:table-cell>
          <table:table-cell table:style-name="ce4" table:formula="of:=([.C30]-[.S29])/[.S29]" office:value-type="percentage" office:value="-0.0324929850015879" calcext:value-type="percentage">
            <text:p>-3.2%</text:p>
          </table:table-cell>
          <table:table-cell table:formula="of:=SLOPE([.C21:.C30]; [.B21:.B30])" office:value-type="float" office:value="10087.5636363636" calcext:value-type="float">
            <text:p>10087.6</text:p>
          </table:table-cell>
          <table:table-cell table:formula="of:=RSQ([.C26:.C30]; [.B26:.B30])" office:value-type="float" office:value="0.983829981710469" calcext:value-type="float">
            <text:p>0.984</text:p>
          </table:table-cell>
          <table:table-cell table:formula="of:=SLOPE([.C26:.C30]; [.B26:.B30])" office:value-type="float" office:value="14607.6" calcext:value-type="float">
            <text:p>14607.6</text:p>
          </table:table-cell>
          <table:table-cell table:formula="of:=RSQ([.C26:.C30]; [.B26:.B30])" office:value-type="float" office:value="0.983829981710469" calcext:value-type="float">
            <text:p>0.984</text:p>
          </table:table-cell>
          <table:table-cell table:number-columns-repeated="1000"/>
        </table:table-row>
        <table:table-row table:style-name="ro2">
          <table:table-cell table:style-name="ce1" table:formula="of:=[.A30]+1" office:value-type="date" office:date-value="2020-03-28" calcext:value-type="date">
            <text:p>03/28/20</text:p>
          </table:table-cell>
          <table:table-cell table:formula="of:=[.A31]-[.A$7]" office:value-type="float" office:value="24" calcext:value-type="float">
            <text:p>24</text:p>
          </table:table-cell>
          <table:table-cell office:value-type="float" office:value="121478" calcext:value-type="float">
            <text:p>121478</text:p>
          </table:table-cell>
          <table:table-cell table:formula="of:=[.C31]-[.C30]" office:value-type="float" office:value="19821" calcext:value-type="float">
            <text:p>19821</text:p>
          </table:table-cell>
          <table:table-cell table:formula="of:=[.C31]/[.C21]" office:value-type="float" office:value="15.6021063447213" calcext:value-type="float">
            <text:p>15.6</text:p>
          </table:table-cell>
          <table:table-cell table:formula="of:=[.C31]/[.C22]" office:value-type="float" office:value="8.87997076023392" calcext:value-type="float">
            <text:p>8.9</text:p>
          </table:table-cell>
          <table:table-cell table:formula="of:=[.C31]/[.C23]" office:value-type="float" office:value="6.35977173969949" calcext:value-type="float">
            <text:p>6.4</text:p>
          </table:table-cell>
          <table:table-cell table:formula="of:=[.C31]/[.C24]" office:value-type="float" office:value="4.76515121798141" calcext:value-type="float">
            <text:p>4.8</text:p>
          </table:table-cell>
          <table:table-cell table:formula="of:=SLOPE(LN([.C$7:.C31]); [.B$7:.B31])" office:value-type="float" office:value="0.285559357659674" calcext:value-type="float">
            <text:p>0.286</text:p>
          </table:table-cell>
          <table:table-cell table:style-name="ce8" table:formula="of:=RSQ(LN([.C$7:.C31]); [.B$7:.B31])" office:value-type="float" office:value="0.997103248939075" calcext:value-type="float">
            <text:p>0.997</text:p>
          </table:table-cell>
          <table:table-cell table:formula="of:=[.C31]*EXP([.I31])" office:value-type="float" office:value="161627.213791859" calcext:value-type="float">
            <text:p>161627.2</text:p>
          </table:table-cell>
          <table:table-cell table:formula="of:=([.C31]-[.K30])/[.K30]" office:value-type="percentage" office:value="-0.104320737200692" calcext:value-type="percentage">
            <text:p>-10.4%</text:p>
          </table:table-cell>
          <table:table-cell table:formula="of:=SLOPE(LN([.C22:.C31]); [.B22:.B31])" office:value-type="float" office:value="0.239766275018772" calcext:value-type="float">
            <text:p>0.240</text:p>
          </table:table-cell>
          <table:table-cell table:formula="of:=RSQ(LN([.C22:.C31]); [.B22:.B31])" office:value-type="float" office:value="0.992210523368591" calcext:value-type="float">
            <text:p>0.992</text:p>
          </table:table-cell>
          <table:table-cell table:formula="of:=[.C31]*EXP([.M31])" office:value-type="float" office:value="154392.714631052" calcext:value-type="float">
            <text:p>154392.7</text:p>
          </table:table-cell>
          <table:table-cell table:formula="of:=([.C31]-[.O30])/[.O30]" office:value-type="percentage" office:value="-0.0875325940687284" calcext:value-type="percentage">
            <text:p>-8.8%</text:p>
          </table:table-cell>
          <table:table-cell table:formula="of:=SLOPE(LN([.C27:.C31]); [.B27:.B31])" office:value-type="float" office:value="0.206647011200959" calcext:value-type="float">
            <text:p>0.207</text:p>
          </table:table-cell>
          <table:table-cell table:style-name="ce8" table:formula="of:=RSQ(LN([.C27:.C31]); [.B27:.B31])" office:value-type="float" office:value="0.99717010008243" calcext:value-type="float">
            <text:p>0.997</text:p>
          </table:table-cell>
          <table:table-cell table:formula="of:=[.C31]*EXP([.Q31])" office:value-type="float" office:value="149363.090050507" calcext:value-type="float">
            <text:p>149363.1</text:p>
          </table:table-cell>
          <table:table-cell table:style-name="ce4" table:formula="of:=([.C31]-[.S30])/[.S30]" office:value-type="percentage" office:value="-0.0347267550439672" calcext:value-type="percentage">
            <text:p>-3.5%</text:p>
          </table:table-cell>
          <table:table-cell table:formula="of:=SLOPE([.C22:.C31]; [.B22:.B31])" office:value-type="float" office:value="11802.2303030303" calcext:value-type="float">
            <text:p>11802.2</text:p>
          </table:table-cell>
          <table:table-cell table:formula="of:=RSQ([.C27:.C31]; [.B27:.B31])" office:value-type="float" office:value="0.993425926761253" calcext:value-type="float">
            <text:p>0.993</text:p>
          </table:table-cell>
          <table:table-cell table:formula="of:=SLOPE([.C27:.C31]; [.B27:.B31])" office:value-type="float" office:value="17135.5" calcext:value-type="float">
            <text:p>17135.5</text:p>
          </table:table-cell>
          <table:table-cell table:formula="of:=RSQ([.C27:.C31]; [.B27:.B31])" office:value-type="float" office:value="0.993425926761253" calcext:value-type="float">
            <text:p>0.993</text:p>
          </table:table-cell>
          <table:table-cell table:number-columns-repeated="1000"/>
        </table:table-row>
        <table:table-row table:style-name="ro2">
          <table:table-cell table:style-name="ce1" table:formula="of:=[.A31]+1" office:value-type="date" office:date-value="2020-03-29" calcext:value-type="date">
            <text:p>03/29/20</text:p>
          </table:table-cell>
          <table:table-cell table:formula="of:=[.A32]-[.A$7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32]+1" office:value-type="date" office:date-value="2020-03-30" calcext:value-type="date">
            <text:p>03/30/20</text:p>
          </table:table-cell>
          <table:table-cell table:formula="of:=[.A33]-[.A$7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33]+1" office:value-type="date" office:date-value="2020-03-31" calcext:value-type="date">
            <text:p>03/31/20</text:p>
          </table:table-cell>
          <table:table-cell table:formula="of:=[.A34]-[.A$7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34]+1" office:value-type="date" office:date-value="2020-04-01" calcext:value-type="date">
            <text:p>04/01/20</text:p>
          </table:table-cell>
          <table:table-cell table:formula="of:=[.A35]-[.A$7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2" draw:text-style-name="P1" svg:width="735.99pt" svg:height="373.46pt" svg:x="565.51pt" svg:y="294.75pt">
            <draw:object draw:notify-on-update-of-ranges="'CO cases'.B2:'CO cases'.B29 'CO cases'.C1:'CO cases'.C1 'CO cases'.C2:'CO cases'.C29 'CO cases'.C5:'CO cases'.C29 'CO cases'.C10:'CO cases'.C29 'CO cases'.C1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357.02pt" svg:x="123.14pt" svg:y="312.04pt">
            <draw:object draw:notify-on-update-of-ranges="'CO cases'.A3:'CO cases'.A21 'CO cases'.Q1:'CO cases'.Q1 'CO cases'.Q3:'CO cases'.Q21 'CO cases'.M1:'CO cases'.M1 'CO cases'.M3:'CO cases'.M21 'CO cases'.I1:'CO cases'.I1 'CO cases'.I3:'CO cases'.I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22" table:number-columns-repeated="2" table:default-cell-style-name="Default"/>
        <table:table-column table:style-name="co21" table:default-cell-style-name="ce3"/>
        <table:table-column table:style-name="co6" table:default-cell-style-name="ce3"/>
        <table:table-column table:style-name="co10" table:default-cell-style-name="ce2"/>
        <table:table-column table:style-name="co23" table:default-cell-style-name="ce9"/>
        <table:table-column table:style-name="co21" table:default-cell-style-name="ce3"/>
        <table:table-column table:style-name="co3" table:default-cell-style-name="ce3"/>
        <table:table-column table:style-name="co3" table:default-cell-style-name="ce2"/>
        <table:table-column table:style-name="co23" table:default-cell-style-name="ce9"/>
        <table:table-column table:style-name="co21" table:default-cell-style-name="ce3"/>
        <table:table-column table:style-name="co8" table:default-cell-style-name="ce3"/>
        <table:table-column table:style-name="co8" table:default-cell-style-name="ce2"/>
        <table:table-column table:style-name="co23" table:default-cell-style-name="ce9"/>
        <table:table-column table:style-name="co3" table:number-columns-repeated="5" table:default-cell-style-name="ce2"/>
        <table:table-column table:style-name="co3" table:default-cell-style-name="ce9"/>
        <table:table-column table:style-name="co8" table:number-columns-repeated="4" table:default-cell-style-name="ce2"/>
        <table:table-column table:style-name="co17" table:default-cell-style-name="ce2"/>
        <table:table-column table:style-name="co23" table:default-cell-style-name="ce2"/>
        <table:table-column table:style-name="co23" table:default-cell-style-name="ce3"/>
        <table:table-column table:style-name="co2" table:default-cell-style-name="ce2"/>
        <table:table-column table:style-name="co2" table:default-cell-style-name="ce3"/>
        <table:table-column table:style-name="co12" table:number-columns-repeated="993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xp 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stimated</text:p>
            <text:p>Tmrw</text:p>
            <text:p>Total</text:p>
          </table:table-cell>
          <table:table-cell/>
          <table:table-cell office:value-type="string" calcext:value-type="string">
            <text:p>Exp 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st</text:p>
            <text:p>Tmrw</text:p>
            <text:p>10 days</text:p>
          </table:table-cell>
          <table:table-cell office:value-type="string" calcext:value-type="string">
            <text:p>Est</text:p>
            <text:p>Err</text:p>
            <text:p>10 days</text:p>
          </table:table-cell>
          <table:table-cell office:value-type="string" calcext:value-type="string">
            <text:p>Exp 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Est</text:p>
            <text:p>Tmrw</text:p>
            <text:p>5 days</text:p>
          </table:table-cell>
          <table:table-cell office:value-type="string" calcext:value-type="string">
            <text:p>Est</text:p>
            <text:p>Err</text:p>
            <text:p>5 days</text:p>
          </table:table-cell>
          <table:table-cell table:style-name="Default" office:value-type="string" calcext:value-type="string">
            <text:p>Exp</text:p>
            <text:p>Slope</text:p>
            <text:p>1-day</text:p>
          </table:table-cell>
          <table:table-cell office:value-type="string" calcext:value-type="string">
            <text:p>Para</text:p>
            <text:p>A</text:p>
            <text:p>10 days</text:p>
          </table:table-cell>
          <table:table-cell office:value-type="string" calcext:value-type="string">
            <text:p>Para</text:p>
            <text:p>B</text:p>
            <text:p>10 days</text:p>
          </table:table-cell>
          <table:table-cell office:value-type="string" calcext:value-type="string">
            <text:p>Para</text:p>
            <text:p>C</text:p>
            <text:p>10 days</text:p>
          </table:table-cell>
          <table:table-cell office:value-type="string" calcext:value-type="string">
            <text:p>Est</text:p>
            <text:p>Tmrw</text:p>
            <text:p>10 days</text:p>
          </table:table-cell>
          <table:table-cell office:value-type="string" calcext:value-type="string">
            <text:p>Est</text:p>
            <text:p>Error</text:p>
            <text:p>10 days</text:p>
          </table:table-cell>
          <table:table-cell office:value-type="string" calcext:value-type="string">
            <text:p>Para</text:p>
            <text:p>A</text:p>
            <text:p>5 days</text:p>
          </table:table-cell>
          <table:table-cell office:value-type="string" calcext:value-type="string">
            <text:p>Para</text:p>
            <text:p>B</text:p>
            <text:p>5 days</text:p>
          </table:table-cell>
          <table:table-cell office:value-type="string" calcext:value-type="string">
            <text:p>Para</text:p>
            <text:p>C</text:p>
            <text:p>5 days</text:p>
          </table:table-cell>
          <table:table-cell office:value-type="string" calcext:value-type="string">
            <text:p>Est</text:p>
            <text:p>Tmrw</text:p>
            <text:p>5 days</text:p>
          </table:table-cell>
          <table:table-cell office:value-type="string" calcext:value-type="string">
            <text:p>Est</text:p>
            <text:p>Err</text:p>
            <text:p>5 days</text:p>
          </table:table-cell>
          <table:table-cell office:value-type="string" calcext:value-type="string">
            <text:p>Lin</text:p>
            <text:p>Slope</text:p>
            <text:p>10 Days</text:p>
          </table:table-cell>
          <table:table-cell office:value-type="string" calcext:value-type="string">
            <text:p>Lin</text:p>
            <text:p>RSQ()</text:p>
            <text:p>10 Days</text:p>
          </table:table-cell>
          <table:table-cell office:value-type="string" calcext:value-type="string">
            <text:p>Lin</text:p>
            <text:p>Slope</text:p>
            <text:p>5 Days</text:p>
          </table:table-cell>
          <table:table-cell office:value-type="string" calcext:value-type="string">
            <text:p>Lin</text:p>
            <text:p>RSQ()</text:p>
            <text:p>5 Days</text:p>
          </table:table-cell>
          <table:table-cell table:number-columns-repeated="993"/>
        </table:table-row>
        <table:table-row table:style-name="ro2">
          <table:table-cell table:style-name="ce1"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  <table:table-cell table:formula="of:=SLOPE(LN([.C$2:.C3]); [.B$2:.B3])" office:value-type="float" office:value="0.348306694268216" calcext:value-type="float">
            <text:p>0.348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24.0833333333333" calcext:value-type="float">
            <text:p>24.1</text:p>
          </table:table-cell>
          <table:table-cell table:number-columns-repeated="9"/>
          <table:table-cell table:style-name="ce3" table:formula="of:=SLOPE(LN([.C2:.C3]);[.B2:.B3])" office:value-type="float" office:value="0.348306694268216" calcext:value-type="float">
            <text:p>0.348</text:p>
          </table:table-cell>
          <table:table-cell table:number-columns-repeated="1007"/>
        </table:table-row>
        <table:table-row table:style-name="ro2">
          <table:table-cell table:style-name="ce1"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  <table:table-cell table:formula="of:=SLOPE(LN([.C$2:.C4]); [.B$2:.B4])" office:value-type="float" office:value="0.520726937414081" calcext:value-type="float">
            <text:p>0.521</text:p>
          </table:table-cell>
          <table:table-cell table:formula="of:=RSQ(LN([.C$2:.C4]); [.B$2:.B4])" office:value-type="float" office:value="0.964742886971936" calcext:value-type="float">
            <text:p>0.965</text:p>
          </table:table-cell>
          <table:table-cell table:formula="of:=[.C4]*EXP([.E4])" office:value-type="float" office:value="57.2305279840518" calcext:value-type="float">
            <text:p>57.2</text:p>
          </table:table-cell>
          <table:table-cell table:formula="of:=([.C4]-[.G3])/[.G3]" office:value-type="percentage" office:value="0.411764705882353" calcext:value-type="percentage">
            <text:p>41.18%</text:p>
          </table:table-cell>
          <table:table-cell table:number-columns-repeated="8"/>
          <table:table-cell table:style-name="ce3" table:formula="of:=SLOPE(LN([.C3:.C4]);[.B3:.B4])" office:value-type="float" office:value="0.693147180559945" calcext:value-type="float">
            <text:p>0.693</text:p>
          </table:table-cell>
          <table:table-cell table:number-columns-repeated="1007"/>
        </table:table-row>
        <table:table-row table:style-name="ro2">
          <table:table-cell table:style-name="ce1"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  <table:table-cell table:formula="of:=SLOPE(LN([.C$2:.C5]); [.B$2:.B5])" office:value-type="float" office:value="0.491388812552782" calcext:value-type="float">
            <text:p>0.491</text:p>
          </table:table-cell>
          <table:table-cell table:formula="of:=RSQ(LN([.C$2:.C5]); [.B$2:.B5])" office:value-type="float" office:value="0.981554318086262" calcext:value-type="float">
            <text:p>0.982</text:p>
          </table:table-cell>
          <table:table-cell table:formula="of:=[.C5]*EXP([.E5])" office:value-type="float" office:value="80.0946540311926" calcext:value-type="float">
            <text:p>80.1</text:p>
          </table:table-cell>
          <table:table-cell table:formula="of:=([.C5]-[.G4])/[.G4]" office:value-type="percentage" office:value="-0.143813595190758" calcext:value-type="percentage">
            <text:p>-14.38%</text:p>
          </table:table-cell>
          <table:table-cell table:number-columns-repeated="4"/>
          <table:table-cell table:formula="of:=SLOPE(LN([.C1:.C5]); [.B1:.B5])" office:value-type="float" office:value="0.491388812552782" calcext:value-type="float">
            <text:p>0.491</text:p>
          </table:table-cell>
          <table:table-cell table:formula="of:=RSQ(LN([.C1:.C5]); [.B1:.B5])" office:value-type="float" office:value="0.981554318086262" calcext:value-type="float">
            <text:p>0.982</text:p>
          </table:table-cell>
          <table:table-cell table:formula="of:=[.C5]*EXP([.M5])" office:value-type="float" office:value="80.0946540311926" calcext:value-type="float">
            <text:p>80.1</text:p>
          </table:table-cell>
          <table:table-cell/>
          <table:table-cell table:style-name="ce3" table:formula="of:=SLOPE(LN([.C4:.C5]);[.B4:.B5])" office:value-type="float" office:value="0.365459773494465" calcext:value-type="float">
            <text:p>0.365</text:p>
          </table:table-cell>
          <table:table-cell table:number-columns-repeated="12"/>
          <table:table-cell table:formula="of:=SLOPE([.C1:.C5]; [.B1:.B5])" office:value-type="float" office:value="12.8" calcext:value-type="float">
            <text:p>12.8</text:p>
          </table:table-cell>
          <table:table-cell table:formula="of:=RSQ([.C1:.C5]; [.B1:.B5])" office:value-type="float" office:value="0.959250585480094" calcext:value-type="float">
            <text:p>0.959</text:p>
          </table:table-cell>
          <table:table-cell table:number-columns-repeated="993"/>
        </table:table-row>
        <table:table-row table:style-name="ro2">
          <table:table-cell table:style-name="ce1"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  <table:table-cell table:formula="of:=SLOPE(LN([.C$2:.C6]); [.B$2:.B6])" office:value-type="float" office:value="0.477640449818578" calcext:value-type="float">
            <text:p>0.478</text:p>
          </table:table-cell>
          <table:table-cell table:style-name="ce7" table:formula="of:=RSQ(LN([.C$2:.C6]); [.B$2:.B6])" office:value-type="float" office:value="0.98934145376094" calcext:value-type="float">
            <text:p>0.989</text:p>
          </table:table-cell>
          <table:table-cell table:formula="of:=[.C6]*EXP([.E6])" office:value-type="float" office:value="124.144458032699" calcext:value-type="float">
            <text:p>124.1</text:p>
          </table:table-cell>
          <table:table-cell table:formula="of:=([.C6]-[.G5])/[.G5]" office:value-type="percentage" office:value="-0.0386374604975185" calcext:value-type="percentage">
            <text:p>-3.86%</text:p>
          </table:table-cell>
          <table:table-cell table:number-columns-repeated="4"/>
          <table:table-cell table:formula="of:=SLOPE(LN([.C2:.C6]); [.B2:.B6])" office:value-type="float" office:value="0.477640449818578" calcext:value-type="float">
            <text:p>0.478</text:p>
          </table:table-cell>
          <table:table-cell table:formula="of:=RSQ(LN([.C2:.C6]); [.B2:.B6])" office:value-type="float" office:value="0.98934145376094" calcext:value-type="float">
            <text:p>0.989</text:p>
          </table:table-cell>
          <table:table-cell table:formula="of:=[.C6]*EXP([.M6])" office:value-type="float" office:value="124.144458032699" calcext:value-type="float">
            <text:p>124.1</text:p>
          </table:table-cell>
          <table:table-cell table:formula="of:=([.C6]-[.O5])/[.O5]" office:value-type="percentage" office:value="-0.0386374604975185" calcext:value-type="percentage">
            <text:p>-3.86%</text:p>
          </table:table-cell>
          <table:table-cell table:style-name="ce3" table:formula="of:=SLOPE(LN([.C5:.C6]);[.B5:.B6])" office:value-type="float" office:value="0.451985123743058" calcext:value-type="float">
            <text:p>0.452</text:p>
          </table:table-cell>
          <table:table-cell table:number-columns-repeated="12"/>
          <table:table-cell table:formula="of:=SLOPE([.C2:.C6]; [.B2:.B6])" office:value-type="float" office:value="16.2" calcext:value-type="float">
            <text:p>16.2</text:p>
          </table:table-cell>
          <table:table-cell table:formula="of:=RSQ([.C2:.C6]; [.B2:.B6])" office:value-type="float" office:value="0.945797895343809" calcext:value-type="float">
            <text:p>0.946</text:p>
          </table:table-cell>
          <table:table-cell table:number-columns-repeated="993"/>
        </table:table-row>
        <table:table-row table:style-name="ro2">
          <table:table-cell table:style-name="ce1"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  <table:table-cell table:formula="of:=SLOPE(LN([.C$2:.C7]); [.B$2:.B7])" office:value-type="float" office:value="0.44423729549009" calcext:value-type="float">
            <text:p>0.444</text:p>
          </table:table-cell>
          <table:table-cell table:formula="of:=RSQ(LN([.C$2:.C7]); [.B$2:.B7])" office:value-type="float" office:value="0.985556379300972" calcext:value-type="float">
            <text:p>0.986</text:p>
          </table:table-cell>
          <table:table-cell table:formula="of:=[.C7]*EXP([.E7])" office:value-type="float" office:value="157.489346125692" calcext:value-type="float">
            <text:p>157.5</text:p>
          </table:table-cell>
          <table:table-cell table:formula="of:=([.C7]-[.G6])/[.G6]" office:value-type="percentage" office:value="-0.186431665170287" calcext:value-type="percentage">
            <text:p>-18.64%</text:p>
          </table:table-cell>
          <table:table-cell table:number-columns-repeated="4"/>
          <table:table-cell table:formula="of:=SLOPE(LN([.C3:.C7]); [.B3:.B7])" office:value-type="float" office:value="0.438125924280761" calcext:value-type="float">
            <text:p>0.438</text:p>
          </table:table-cell>
          <table:table-cell table:formula="of:=RSQ(LN([.C3:.C7]); [.B3:.B7])" office:value-type="float" office:value="0.974741289011882" calcext:value-type="float">
            <text:p>0.975</text:p>
          </table:table-cell>
          <table:table-cell table:formula="of:=[.C7]*EXP([.M7])" office:value-type="float" office:value="156.529805311533" calcext:value-type="float">
            <text:p>156.5</text:p>
          </table:table-cell>
          <table:table-cell table:formula="of:=([.C7]-[.O6])/[.O6]" office:value-type="percentage" office:value="-0.186431665170287" calcext:value-type="percentage">
            <text:p>-18.64%</text:p>
          </table:table-cell>
          <table:table-cell table:style-name="ce3" table:formula="of:=SLOPE(LN([.C6:.C7]);[.B6:.B7])" office:value-type="float" office:value="0.271315094987576" calcext:value-type="float">
            <text:p>0.271</text:p>
          </table:table-cell>
          <table:table-cell table:number-columns-repeated="12"/>
          <table:table-cell table:formula="of:=SLOPE([.C3:.C7]; [.B3:.B7])" office:value-type="float" office:value="21.1" calcext:value-type="float">
            <text:p>21.1</text:p>
          </table:table-cell>
          <table:table-cell table:formula="of:=RSQ([.C3:.C7]; [.B3:.B7])" office:value-type="float" office:value="0.985152239334395" calcext:value-type="float">
            <text:p>0.985</text:p>
          </table:table-cell>
          <table:table-cell table:number-columns-repeated="993"/>
        </table:table-row>
        <table:table-row table:style-name="ro2">
          <table:table-cell table:style-name="ce1"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  <table:table-cell table:formula="of:=SLOPE(LN([.C$2:.C8]); [.B$2:.B8])" office:value-type="float" office:value="0.412576116537395" calcext:value-type="float">
            <text:p>0.413</text:p>
          </table:table-cell>
          <table:table-cell table:formula="of:=RSQ(LN([.C$2:.C8]); [.B$2:.B8])" office:value-type="float" office:value="0.979974788523181" calcext:value-type="float">
            <text:p>0.980</text:p>
          </table:table-cell>
          <table:table-cell table:formula="of:=[.C8]*EXP([.E8])" office:value-type="float" office:value="197.902293106317" calcext:value-type="float">
            <text:p>197.9</text:p>
          </table:table-cell>
          <table:table-cell table:formula="of:=([.C8]-[.G7])/[.G7]" office:value-type="percentage" office:value="-0.168197702113453" calcext:value-type="percentage">
            <text:p>-16.82%</text:p>
          </table:table-cell>
          <table:table-cell table:number-columns-repeated="4"/>
          <table:table-cell table:formula="of:=SLOPE(LN([.C4:.C8]); [.B4:.B8])" office:value-type="float" office:value="0.342097381590061" calcext:value-type="float">
            <text:p>0.342</text:p>
          </table:table-cell>
          <table:table-cell table:formula="of:=RSQ(LN([.C4:.C8]); [.B4:.B8])" office:value-type="float" office:value="0.987658607640662" calcext:value-type="float">
            <text:p>0.988</text:p>
          </table:table-cell>
          <table:table-cell table:formula="of:=[.C8]*EXP([.M8])" office:value-type="float" office:value="184.434558630445" calcext:value-type="float">
            <text:p>184.4</text:p>
          </table:table-cell>
          <table:table-cell table:formula="of:=([.C8]-[.O7])/[.O7]" office:value-type="percentage" office:value="-0.163098684373386" calcext:value-type="percentage">
            <text:p>-16.31%</text:p>
          </table:table-cell>
          <table:table-cell table:style-name="ce3" table:formula="of:=SLOPE(LN([.C7:.C8]);[.B7:.B8])" office:value-type="float" office:value="0.260076806359891" calcext:value-type="float">
            <text:p>0.260</text:p>
          </table:table-cell>
          <table:table-cell table:number-columns-repeated="12"/>
          <table:table-cell table:formula="of:=SLOPE([.C4:.C8]; [.B4:.B8])" office:value-type="float" office:value="24.6" calcext:value-type="float">
            <text:p>24.6</text:p>
          </table:table-cell>
          <table:table-cell table:formula="of:=RSQ([.C4:.C8]; [.B4:.B8])" office:value-type="float" office:value="0.989599686028257" calcext:value-type="float">
            <text:p>0.990</text:p>
          </table:table-cell>
          <table:table-cell table:number-columns-repeated="993"/>
        </table:table-row>
        <table:table-row table:style-name="ro2">
          <table:table-cell table:style-name="ce1"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SLOPE(LN([.C$2:.C9]); [.B$2:.B9])" office:value-type="float" office:value="0.381667323265045" calcext:value-type="float">
            <text:p>0.382</text:p>
          </table:table-cell>
          <table:table-cell table:formula="of:=RSQ(LN([.C$2:.C9]); [.B$2:.B9])" office:value-type="float" office:value="0.971783825503068" calcext:value-type="float">
            <text:p>0.972</text:p>
          </table:table-cell>
          <table:table-cell table:formula="of:=[.C9]*EXP([.E9])" office:value-type="float" office:value="234.355955877084" calcext:value-type="float">
            <text:p>234.4</text:p>
          </table:table-cell>
          <table:table-cell table:formula="of:=([.C9]-[.G8])/[.G8]" office:value-type="percentage" office:value="-0.191520232087233" calcext:value-type="percentage">
            <text:p>-19.15%</text:p>
          </table:table-cell>
          <table:table-cell table:number-columns-repeated="4"/>
          <table:table-cell table:formula="of:=SLOPE(LN([.C5:.C9]); [.B5:.B9])" office:value-type="float" office:value="0.289809893559387" calcext:value-type="float">
            <text:p>0.290</text:p>
          </table:table-cell>
          <table:table-cell table:formula="of:=RSQ(LN([.C5:.C9]); [.B5:.B9])" office:value-type="float" office:value="0.975495927455936" calcext:value-type="float">
            <text:p>0.975</text:p>
          </table:table-cell>
          <table:table-cell table:formula="of:=[.C9]*EXP([.M9])" office:value-type="float" office:value="213.787751792097" calcext:value-type="float">
            <text:p>213.8</text:p>
          </table:table-cell>
          <table:table-cell table:formula="of:=([.C9]-[.O8])/[.O8]" office:value-type="percentage" office:value="-0.132483623524184" calcext:value-type="percentage">
            <text:p>-13.25%</text:p>
          </table:table-cell>
          <table:table-cell table:style-name="ce3" table:formula="of:=SLOPE(LN([.C8:.C9]);[.B8:.B9])" office:value-type="float" office:value="0.199976492032675" calcext:value-type="float">
            <text:p>0.200</text:p>
          </table:table-cell>
          <table:table-cell table:number-columns-repeated="12"/>
          <table:table-cell table:formula="of:=SLOPE([.C5:.C9]; [.B5:.B9])" office:value-type="float" office:value="27.6" calcext:value-type="float">
            <text:p>27.6</text:p>
          </table:table-cell>
          <table:table-cell table:style-name="ce7" table:formula="of:=RSQ([.C5:.C9]; [.B5:.B9])" office:value-type="float" office:value="0.998741346758968" calcext:value-type="float">
            <text:p>0.999</text:p>
          </table:table-cell>
          <table:table-cell table:number-columns-repeated="993"/>
        </table:table-row>
        <table:table-row table:style-name="ro2">
          <table:table-cell table:style-name="ce1"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  <table:table-cell table:formula="of:=SLOPE(LN([.C$2:.C10]); [.B$2:.B10])" office:value-type="float" office:value="0.350752887360785" calcext:value-type="float">
            <text:p>0.351</text:p>
          </table:table-cell>
          <table:table-cell table:formula="of:=RSQ(LN([.C$2:.C10]); [.B$2:.B10])" office:value-type="float" office:value="0.959516798797399" calcext:value-type="float">
            <text:p>0.960</text:p>
          </table:table-cell>
          <table:table-cell table:formula="of:=[.C10]*EXP([.E10])" office:value-type="float" office:value="259.884951850042" calcext:value-type="float">
            <text:p>259.9</text:p>
          </table:table-cell>
          <table:table-cell table:formula="of:=([.C10]-[.G9])/[.G9]" office:value-type="percentage" office:value="-0.219136550999451" calcext:value-type="percentage">
            <text:p>-21.91%</text:p>
          </table:table-cell>
          <table:table-cell table:formula="of:=SLOPE(LN([.C1:.C10]); [.B1:.B10])" office:value-type="float" office:value="0.350752887360785" calcext:value-type="float">
            <text:p>0.351</text:p>
          </table:table-cell>
          <table:table-cell table:formula="of:=RSQ(LN([.C1:.C10]); [.B1:.B10])" office:value-type="float" office:value="0.959516798797399" calcext:value-type="float">
            <text:p>0.960</text:p>
          </table:table-cell>
          <table:table-cell table:formula="of:=[.C10]*EXP([.I10])" office:value-type="float" office:value="259.884951850042" calcext:value-type="float">
            <text:p>259.9</text:p>
          </table:table-cell>
          <table:table-cell/>
          <table:table-cell table:formula="of:=SLOPE(LN([.C6:.C10]); [.B6:.B10])" office:value-type="float" office:value="0.219141476036804" calcext:value-type="float">
            <text:p>0.219</text:p>
          </table:table-cell>
          <table:table-cell table:formula="of:=RSQ(LN([.C6:.C10]); [.B6:.B10])" office:value-type="float" office:value="0.983017624341391" calcext:value-type="float">
            <text:p>0.983</text:p>
          </table:table-cell>
          <table:table-cell table:formula="of:=[.C10]*EXP([.M10])" office:value-type="float" office:value="227.836354738308" calcext:value-type="float">
            <text:p>227.8</text:p>
          </table:table-cell>
          <table:table-cell table:formula="of:=([.C10]-[.O9])/[.O9]" office:value-type="percentage" office:value="-0.144010830994834" calcext:value-type="percentage">
            <text:p>-14.40%</text:p>
          </table:table-cell>
          <table:table-cell table:style-name="ce3" table:formula="of:=SLOPE(LN([.C9:.C10]);[.B9:.B10])" office:value-type="float" office:value="0.134312337607595" calcext:value-type="float">
            <text:p>0.134</text:p>
          </table:table-cell>
          <table:table-cell table:number-columns-repeated="10"/>
          <table:table-cell table:formula="of:=SLOPE([.C1:.C10]; [.B1:.B10])" office:value-type="float" office:value="22.65" calcext:value-type="float">
            <text:p>22.7</text:p>
          </table:table-cell>
          <table:table-cell table:formula="of:=RSQ([.C1:.C10]; [.B1:.B10])" office:value-type="float" office:value="0.976724052828645" calcext:value-type="float">
            <text:p>0.977</text:p>
          </table:table-cell>
          <table:table-cell table:formula="of:=SLOPE([.C6:.C10]; [.B6:.B10])" office:value-type="float" office:value="27.1" calcext:value-type="float">
            <text:p>27.1</text:p>
          </table:table-cell>
          <table:table-cell table:formula="of:=RSQ([.C6:.C10]; [.B6:.B10])" office:value-type="float" office:value="0.997948146537667" calcext:value-type="float">
            <text:p>0.998</text:p>
          </table:table-cell>
          <table:table-cell table:number-columns-repeated="993"/>
        </table:table-row>
        <table:table-row table:style-name="ro2">
          <table:table-cell table:style-name="ce1"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  <table:table-cell table:formula="of:=SLOPE(LN([.C$2:.C11]); [.B$2:.B11])" office:value-type="float" office:value="0.324925867308542" calcext:value-type="float">
            <text:p>0.325</text:p>
          </table:table-cell>
          <table:table-cell table:formula="of:=RSQ(LN([.C$2:.C11]); [.B$2:.B11])" office:value-type="float" office:value="0.950024536654242" calcext:value-type="float">
            <text:p>0.950</text:p>
          </table:table-cell>
          <table:table-cell table:formula="of:=[.C11]*EXP([.E11])" office:value-type="float" office:value="298.928458339248" calcext:value-type="float">
            <text:p>298.9</text:p>
          </table:table-cell>
          <table:table-cell table:formula="of:=([.C11]-[.G10])/[.G10]" office:value-type="percentage" office:value="-0.168862997020943" calcext:value-type="percentage">
            <text:p>-16.89%</text:p>
          </table:table-cell>
          <table:table-cell table:formula="of:=SLOPE(LN([.C2:.C11]); [.B2:.B11])" office:value-type="float" office:value="0.324925867308542" calcext:value-type="float">
            <text:p>0.325</text:p>
          </table:table-cell>
          <table:table-cell table:formula="of:=RSQ(LN([.C2:.C11]); [.B2:.B11])" office:value-type="float" office:value="0.950024536654242" calcext:value-type="float">
            <text:p>0.950</text:p>
          </table:table-cell>
          <table:table-cell table:formula="of:=[.C11]*EXP([.I11])" office:value-type="float" office:value="298.928458339248" calcext:value-type="float">
            <text:p>298.9</text:p>
          </table:table-cell>
          <table:table-cell table:formula="of:=([.C11]-[.K10])/[.K10]" office:value-type="percentage" office:value="-0.168862997020943" calcext:value-type="percentage">
            <text:p>-16.89%</text:p>
          </table:table-cell>
          <table:table-cell table:formula="of:=SLOPE(LN([.C7:.C11]); [.B7:.B11])" office:value-type="float" office:value="0.185460461132608" calcext:value-type="float">
            <text:p>0.185</text:p>
          </table:table-cell>
          <table:table-cell table:formula="of:=RSQ(LN([.C7:.C11]); [.B7:.B11])" office:value-type="float" office:value="0.98396236827146" calcext:value-type="float">
            <text:p>0.984</text:p>
          </table:table-cell>
          <table:table-cell table:formula="of:=[.C11]*EXP([.M11])" office:value-type="float" office:value="260.014882254233" calcext:value-type="float">
            <text:p>260.0</text:p>
          </table:table-cell>
          <table:table-cell table:formula="of:=([.C11]-[.O10])/[.O10]" office:value-type="percentage" office:value="-0.0519511240947629" calcext:value-type="percentage">
            <text:p>-5.20%</text:p>
          </table:table-cell>
          <table:table-cell table:style-name="ce3" table:formula="of:=SLOPE(LN([.C10:.C11]);[.B10:.B11])" office:value-type="float" office:value="0.165792254842744" calcext:value-type="float">
            <text:p>0.166</text:p>
          </table:table-cell>
          <table:table-cell table:number-matrix-columns-spanned="3" table:number-matrix-rows-spanned="1" table:formula="of:=LINEST([.C2:.C11];[.B2:.B11]^{1;2})" office:value-type="float" office:value="1.21969696969697" calcext:value-type="float">
            <text:p>1.2</text:p>
          </table:table-cell>
          <table:table-cell office:value-type="float" office:value="12.6469696969697" calcext:value-type="float">
            <text:p>12.6</text:p>
          </table:table-cell>
          <table:table-cell office:value-type="float" office:value="6.32727272727274" calcext:value-type="float">
            <text:p>6.3</text:p>
          </table:table-cell>
          <table:table-cell table:formula="of:=[.R11]*([.B11]+1)^2+[.S11]*([.B11]+1)+[.T11]" office:value-type="float" office:value="254.766666666667" calcext:value-type="float">
            <text:p>254.8</text:p>
          </table:table-cell>
          <table:table-cell/>
          <table:table-cell table:number-matrix-columns-spanned="3" table:number-matrix-rows-spanned="1" table:formula="of:=LINEST([.C7:.C11];[.B7:.B11]^{1;2})" office:value-type="float" office:value="3.08588367735531E-015" calcext:value-type="float">
            <text:p>0.0</text:p>
          </table:table-cell>
          <table:table-cell office:value-type="float" office:value="28.2" calcext:value-type="float">
            <text:p>28.2</text:p>
          </table:table-cell>
          <table:table-cell office:value-type="float" office:value="-39.1999999999998" calcext:value-type="float">
            <text:p>-39.2</text:p>
          </table:table-cell>
          <table:table-cell table:formula="of:=[.W11]*([.B11]+1)^2+[.X11]*([.B11]+1)+[.Y11]" office:value-type="float" office:value="242.8" calcext:value-type="float">
            <text:p>242.8</text:p>
          </table:table-cell>
          <table:table-cell/>
          <table:table-cell table:formula="of:=SLOPE([.C2:.C11]; [.B2:.B11])" office:value-type="float" office:value="23.6242424242424" calcext:value-type="float">
            <text:p>23.6</text:p>
          </table:table-cell>
          <table:table-cell table:style-name="ce7" table:formula="of:=RSQ([.C2:.C11]; [.B2:.B11])" office:value-type="float" office:value="0.979943993633178" calcext:value-type="float">
            <text:p>0.980</text:p>
          </table:table-cell>
          <table:table-cell table:formula="of:=SLOPE([.C7:.C11]; [.B7:.B11])" office:value-type="float" office:value="28.2" calcext:value-type="float">
            <text:p>28.2</text:p>
          </table:table-cell>
          <table:table-cell table:formula="of:=RSQ([.C7:.C11]; [.B7:.B11])" office:value-type="float" office:value="0.997691574245998" calcext:value-type="float">
            <text:p>0.998</text:p>
          </table:table-cell>
          <table:table-cell table:number-columns-repeated="993"/>
        </table:table-row>
        <table:table-row table:style-name="ro2">
          <table:table-cell table:style-name="ce1"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  <table:table-cell table:formula="of:=SLOPE(LN([.C$2:.C12]); [.B$2:.B12])" office:value-type="float" office:value="0.307375366879801" calcext:value-type="float">
            <text:p>0.307</text:p>
          </table:table-cell>
          <table:table-cell table:formula="of:=RSQ(LN([.C$2:.C12]); [.B$2:.B12])" office:value-type="float" office:value="0.948885576973928" calcext:value-type="float">
            <text:p>0.949</text:p>
          </table:table-cell>
          <table:table-cell table:formula="of:=[.C12]*EXP([.E12])" office:value-type="float" office:value="376.678814373419" calcext:value-type="float">
            <text:p>376.7</text:p>
          </table:table-cell>
          <table:table-cell table:formula="of:=([.C12]-[.G11])/[.G11]" office:value-type="percentage" office:value="-0.0733568776324458" calcext:value-type="percentage">
            <text:p>-7.34%</text:p>
          </table:table-cell>
          <table:table-cell table:formula="of:=SLOPE(LN([.C3:.C12]); [.B3:.B12])" office:value-type="float" office:value="0.285467720610972" calcext:value-type="float">
            <text:p>0.285</text:p>
          </table:table-cell>
          <table:table-cell table:formula="of:=RSQ(LN([.C3:.C12]); [.B3:.B12])" office:value-type="float" office:value="0.943651901682722" calcext:value-type="float">
            <text:p>0.944</text:p>
          </table:table-cell>
          <table:table-cell table:formula="of:=[.C12]*EXP([.I12])" office:value-type="float" office:value="368.516404204862" calcext:value-type="float">
            <text:p>368.5</text:p>
          </table:table-cell>
          <table:table-cell table:formula="of:=([.C12]-[.K11])/[.K11]" office:value-type="percentage" office:value="-0.0733568776324458" calcext:value-type="percentage">
            <text:p>-7.34%</text:p>
          </table:table-cell>
          <table:table-cell table:formula="of:=SLOPE(LN([.C8:.C12]); [.B8:.B12])" office:value-type="float" office:value="0.179774495842271" calcext:value-type="float">
            <text:p>0.180</text:p>
          </table:table-cell>
          <table:table-cell table:formula="of:=RSQ(LN([.C8:.C12]); [.B8:.B12])" office:value-type="float" office:value="0.989507346437653" calcext:value-type="float">
            <text:p>0.990</text:p>
          </table:table-cell>
          <table:table-cell table:formula="of:=[.C12]*EXP([.M12])" office:value-type="float" office:value="331.554434250547" calcext:value-type="float">
            <text:p>331.6</text:p>
          </table:table-cell>
          <table:table-cell table:formula="of:=([.C12]-[.O11])/[.O11]" office:value-type="percentage" office:value="0.0653236368569052" calcext:value-type="percentage">
            <text:p>6.53%</text:p>
          </table:table-cell>
          <table:table-cell table:style-name="ce3" table:formula="of:=SLOPE(LN([.C11:.C12]);[.B11:.B12])" office:value-type="float" office:value="0.248739098503173" calcext:value-type="float">
            <text:p>0.249</text:p>
          </table:table-cell>
          <table:table-cell table:number-matrix-columns-spanned="3" table:number-matrix-rows-spanned="1" table:formula="of:=LINEST([.C3:.C12];[.B3:.B12]^{1;2})" office:value-type="float" office:value="1.48863636363636" calcext:value-type="float">
            <text:p>1.5</text:p>
          </table:table-cell>
          <table:table-cell office:value-type="float" office:value="11.2795454545455" calcext:value-type="float">
            <text:p>11.3</text:p>
          </table:table-cell>
          <table:table-cell office:value-type="float" office:value="5.15000000000001" calcext:value-type="float">
            <text:p>5.2</text:p>
          </table:table-cell>
          <table:table-cell table:formula="of:=[.R12]*([.B12]+1)^2+[.S12]*([.B12]+1)+[.T12]" office:value-type="float" office:value="309.35" calcext:value-type="float">
            <text:p>309.4</text:p>
          </table:table-cell>
          <table:table-cell table:formula="of:=([.C12]-[.U11])/[.U11]" office:value-type="percentage" office:value="0.0872693968337041" calcext:value-type="percentage">
            <text:p>8.73%</text:p>
          </table:table-cell>
          <table:table-cell table:number-matrix-columns-spanned="3" table:number-matrix-rows-spanned="1" table:formula="of:=LINEST([.C8:.C12];[.B8:.B12]^{1;2})" office:value-type="float" office:value="5.28571428571428" calcext:value-type="float">
            <text:p>5.3</text:p>
          </table:table-cell>
          <table:table-cell office:value-type="float" office:value="-49.7714285714285" calcext:value-type="float">
            <text:p>-49.8</text:p>
          </table:table-cell>
          <table:table-cell office:value-type="float" office:value="242.714285714285" calcext:value-type="float">
            <text:p>242.7</text:p>
          </table:table-cell>
          <table:table-cell table:formula="of:=[.W12]*([.B12]+1)^2+[.X12]*([.B12]+1)+[.Y12]" office:value-type="float" office:value="334.8" calcext:value-type="float">
            <text:p>334.8</text:p>
          </table:table-cell>
          <table:table-cell table:style-name="ce9" table:formula="of:=([.C12]-[.Z11])/[.Z11]" office:value-type="percentage" office:value="0.140856672158155" calcext:value-type="percentage">
            <text:p>14.09%</text:p>
          </table:table-cell>
          <table:table-cell table:formula="of:=SLOPE([.C3:.C12]; [.B3:.B12])" office:value-type="float" office:value="27.6545454545455" calcext:value-type="float">
            <text:p>27.7</text:p>
          </table:table-cell>
          <table:table-cell table:formula="of:=RSQ([.C3:.C12]; [.B3:.B12])" office:value-type="float" office:value="0.976556419891275" calcext:value-type="float">
            <text:p>0.977</text:p>
          </table:table-cell>
          <table:table-cell table:formula="of:=SLOPE([.C8:.C12]; [.B8:.B12])" office:value-type="float" office:value="34.8" calcext:value-type="float">
            <text:p>34.8</text:p>
          </table:table-cell>
          <table:table-cell table:formula="of:=RSQ([.C8:.C12]; [.B8:.B12])" office:value-type="float" office:value="0.959832609453762" calcext:value-type="float">
            <text:p>0.960</text:p>
          </table:table-cell>
          <table:table-cell table:number-columns-repeated="993"/>
        </table:table-row>
        <table:table-row table:style-name="ro2">
          <table:table-cell table:style-name="ce1"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  <table:table-cell table:formula="of:=SLOPE(LN([.C$2:.C13]); [.B$2:.B13])" office:value-type="float" office:value="0.295827384370824" calcext:value-type="float">
            <text:p>0.296</text:p>
          </table:table-cell>
          <table:table-cell table:formula="of:=RSQ(LN([.C$2:.C13]); [.B$2:.B13])" office:value-type="float" office:value="0.952549289155964" calcext:value-type="float">
            <text:p>0.953</text:p>
          </table:table-cell>
          <table:table-cell table:formula="of:=[.C13]*EXP([.E13])" office:value-type="float" office:value="487.958430408498" calcext:value-type="float">
            <text:p>488.0</text:p>
          </table:table-cell>
          <table:table-cell table:formula="of:=([.C13]-[.G12])/[.G12]" office:value-type="percentage" office:value="-0.0363142652346222" calcext:value-type="percentage">
            <text:p>-3.63%</text:p>
          </table:table-cell>
          <table:table-cell table:formula="of:=SLOPE(LN([.C4:.C13]); [.B4:.B13])" office:value-type="float" office:value="0.245928482257944" calcext:value-type="float">
            <text:p>0.246</text:p>
          </table:table-cell>
          <table:table-cell table:formula="of:=RSQ(LN([.C4:.C13]); [.B4:.B13])" office:value-type="float" office:value="0.973134799485939" calcext:value-type="float">
            <text:p>0.973</text:p>
          </table:table-cell>
          <table:table-cell table:formula="of:=[.C13]*EXP([.I13])" office:value-type="float" office:value="464.207344947305" calcext:value-type="float">
            <text:p>464.2</text:p>
          </table:table-cell>
          <table:table-cell table:formula="of:=([.C13]-[.K12])/[.K12]" office:value-type="percentage" office:value="-0.014969222921744" calcext:value-type="percentage">
            <text:p>-1.50%</text:p>
          </table:table-cell>
          <table:table-cell table:formula="of:=SLOPE(LN([.C9:.C13]); [.B9:.B13])" office:value-type="float" office:value="0.205298939140796" calcext:value-type="float">
            <text:p>0.205</text:p>
          </table:table-cell>
          <table:table-cell table:formula="of:=RSQ(LN([.C9:.C13]); [.B9:.B13])" office:value-type="float" office:value="0.978643195106168" calcext:value-type="float">
            <text:p>0.979</text:p>
          </table:table-cell>
          <table:table-cell table:formula="of:=[.C13]*EXP([.M13])" office:value-type="float" office:value="445.724823263303" calcext:value-type="float">
            <text:p>445.7</text:p>
          </table:table-cell>
          <table:table-cell table:formula="of:=([.C13]-[.O12])/[.O12]" office:value-type="percentage" office:value="0.0948428447972147" calcext:value-type="percentage">
            <text:p>9.48%</text:p>
          </table:table-cell>
          <table:table-cell table:style-name="ce3" table:formula="of:=SLOPE(LN([.C12:.C13]);[.B12:.B13])" office:value-type="float" office:value="0.270385328077512" calcext:value-type="float">
            <text:p>0.270</text:p>
          </table:table-cell>
          <table:table-cell table:number-matrix-columns-spanned="3" table:number-matrix-rows-spanned="1" table:formula="of:=LINEST([.C4:.C13];[.B4:.B13]^{1;2})" office:value-type="float" office:value="2.74621212121212" calcext:value-type="float">
            <text:p>2.7</text:p>
          </table:table-cell>
          <table:table-cell office:value-type="float" office:value="-2.20378787878787" calcext:value-type="float">
            <text:p>-2.2</text:p>
          </table:table-cell>
          <table:table-cell office:value-type="float" office:value="34.7409090909091" calcext:value-type="float">
            <text:p>34.7</text:p>
          </table:table-cell>
          <table:table-cell table:formula="of:=[.R13]*([.B13]+1)^2+[.S13]*([.B13]+1)+[.T13]" office:value-type="float" office:value="403.75" calcext:value-type="float">
            <text:p>403.8</text:p>
          </table:table-cell>
          <table:table-cell table:formula="of:=([.C13]-[.U12])/[.U12]" office:value-type="percentage" office:value="0.17342815581057" calcext:value-type="percentage">
            <text:p>17.34%</text:p>
          </table:table-cell>
          <table:table-cell table:number-matrix-columns-spanned="3" table:number-matrix-rows-spanned="1" table:formula="of:=LINEST([.C9:.C13];[.B9:.B13]^{1;2})" office:value-type="float" office:value="11" calcext:value-type="float">
            <text:p>11.0</text:p>
          </table:table-cell>
          <table:table-cell office:value-type="float" office:value="-148" calcext:value-type="float">
            <text:p>-148.0</text:p>
          </table:table-cell>
          <table:table-cell office:value-type="float" office:value="658.8" calcext:value-type="float">
            <text:p>658.8</text:p>
          </table:table-cell>
          <table:table-cell table:formula="of:=[.W13]*([.B13]+1)^2+[.X13]*([.B13]+1)+[.Y13]" office:value-type="float" office:value="466.8" calcext:value-type="float">
            <text:p>466.8</text:p>
          </table:table-cell>
          <table:table-cell table:style-name="ce9" table:formula="of:=([.C13]-[.Z12])/[.Z12]" office:value-type="percentage" office:value="0.0842293906810034" calcext:value-type="percentage">
            <text:p>8.42%</text:p>
          </table:table-cell>
          <table:table-cell table:formula="of:=SLOPE([.C4:.C13]; [.B4:.B13])" office:value-type="float" office:value="33.4969696969697" calcext:value-type="float">
            <text:p>33.5</text:p>
          </table:table-cell>
          <table:table-cell table:formula="of:=RSQ([.C4:.C13]; [.B4:.B13])" office:value-type="float" office:value="0.944938091436409" calcext:value-type="float">
            <text:p>0.945</text:p>
          </table:table-cell>
          <table:table-cell table:formula="of:=SLOPE([.C9:.C13]; [.B9:.B13])" office:value-type="float" office:value="50" calcext:value-type="float">
            <text:p>50.0</text:p>
          </table:table-cell>
          <table:table-cell table:formula="of:=RSQ([.C9:.C13]; [.B9:.B13])" office:value-type="float" office:value="0.935530707859955" calcext:value-type="float">
            <text:p>0.936</text:p>
          </table:table-cell>
          <table:table-cell table:number-columns-repeated="993"/>
        </table:table-row>
        <table:table-row table:style-name="ro2">
          <table:table-cell table:style-name="ce1"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  <table:table-cell table:formula="of:=SLOPE(LN([.C$2:.C14]); [.B$2:.B14])" office:value-type="float" office:value="0.287960513142288" calcext:value-type="float">
            <text:p>0.288</text:p>
          </table:table-cell>
          <table:table-cell table:formula="of:=RSQ(LN([.C$2:.C14]); [.B$2:.B14])" office:value-type="float" office:value="0.957813793052022" calcext:value-type="float">
            <text:p>0.958</text:p>
          </table:table-cell>
          <table:table-cell table:formula="of:=[.C14]*EXP([.E14])" office:value-type="float" office:value="633.509703657186" calcext:value-type="float">
            <text:p>633.5</text:p>
          </table:table-cell>
          <table:table-cell table:formula="of:=([.C14]-[.G13])/[.G13]" office:value-type="percentage" office:value="-0.0265564228445637" calcext:value-type="percentage">
            <text:p>-2.66%</text:p>
          </table:table-cell>
          <table:table-cell table:formula="of:=SLOPE(LN([.C5:.C14]); [.B5:.B14])" office:value-type="float" office:value="0.230161654412008" calcext:value-type="float">
            <text:p>0.230</text:p>
          </table:table-cell>
          <table:table-cell table:formula="of:=RSQ(LN([.C5:.C14]); [.B5:.B14])" office:value-type="float" office:value="0.984009797031016" calcext:value-type="float">
            <text:p>0.984</text:p>
          </table:table-cell>
          <table:table-cell table:formula="of:=[.C14]*EXP([.I14])" office:value-type="float" office:value="597.931655194445" calcext:value-type="float">
            <text:p>597.9</text:p>
          </table:table-cell>
          <table:table-cell table:formula="of:=([.C14]-[.K13])/[.K13]" office:value-type="percentage" office:value="0.0232496430101077" calcext:value-type="percentage">
            <text:p>2.32%</text:p>
          </table:table-cell>
          <table:table-cell table:formula="of:=SLOPE(LN([.C10:.C14]); [.B10:.B14])" office:value-type="float" office:value="0.242678172896712" calcext:value-type="float">
            <text:p>0.243</text:p>
          </table:table-cell>
          <table:table-cell table:formula="of:=RSQ(LN([.C10:.C14]); [.B10:.B14])" office:value-type="float" office:value="0.992512390077659" calcext:value-type="float">
            <text:p>0.993</text:p>
          </table:table-cell>
          <table:table-cell table:formula="of:=[.C14]*EXP([.M14])" office:value-type="float" office:value="605.462710787844" calcext:value-type="float">
            <text:p>605.5</text:p>
          </table:table-cell>
          <table:table-cell table:formula="of:=([.C14]-[.O13])/[.O13]" office:value-type="percentage" office:value="0.0656799334673869" calcext:value-type="percentage">
            <text:p>6.57%</text:p>
          </table:table-cell>
          <table:table-cell table:style-name="ce3" table:formula="of:=SLOPE(LN([.C13:.C14]);[.B13:.B14])" office:value-type="float" office:value="0.268911969769791" calcext:value-type="float">
            <text:p>0.269</text:p>
          </table:table-cell>
          <table:table-cell table:number-matrix-columns-spanned="3" table:number-matrix-rows-spanned="1" table:formula="of:=LINEST([.C5:.C14];[.B5:.B14]^{1;2})" office:value-type="float" office:value="4.67045454545455" calcext:value-type="float">
            <text:p>4.7</text:p>
          </table:table-cell>
          <table:table-cell office:value-type="float" office:value="-27.6689393939395" calcext:value-type="float">
            <text:p>-27.7</text:p>
          </table:table-cell>
          <table:table-cell office:value-type="float" office:value="109.472727272728" calcext:value-type="float">
            <text:p>109.5</text:p>
          </table:table-cell>
          <table:table-cell table:formula="of:=[.R14]*([.B14]+1)^2+[.S14]*([.B14]+1)+[.T14]" office:value-type="float" office:value="539.083333333333" calcext:value-type="float">
            <text:p>539.1</text:p>
          </table:table-cell>
          <table:table-cell table:formula="of:=([.C14]-[.U13])/[.U13]" office:value-type="percentage" office:value="0.176470588235294" calcext:value-type="percentage">
            <text:p>17.65%</text:p>
          </table:table-cell>
          <table:table-cell table:number-matrix-columns-spanned="3" table:number-matrix-rows-spanned="1" table:formula="of:=LINEST([.C10:.C14];[.B10:.B14]^{1;2})" office:value-type="float" office:value="13.0714285714286" calcext:value-type="float">
            <text:p>13.1</text:p>
          </table:table-cell>
          <table:table-cell office:value-type="float" office:value="-188.328571428572" calcext:value-type="float">
            <text:p>-188.3</text:p>
          </table:table-cell>
          <table:table-cell office:value-type="float" office:value="852.800000000001" calcext:value-type="float">
            <text:p>852.8</text:p>
          </table:table-cell>
          <table:table-cell table:formula="of:=[.W14]*([.B14]+1)^2+[.X14]*([.B14]+1)+[.Y14]" office:value-type="float" office:value="613.6" calcext:value-type="float">
            <text:p>613.6</text:p>
          </table:table-cell>
          <table:table-cell table:style-name="ce9" table:formula="of:=([.C14]-[.Z13])/[.Z13]" office:value-type="percentage" office:value="0.0175664095972575" calcext:value-type="percentage">
            <text:p>1.76%</text:p>
          </table:table-cell>
          <table:table-cell table:formula="of:=SLOPE([.C5:.C14]; [.B5:.B14])" office:value-type="float" office:value="42.3878787878788" calcext:value-type="float">
            <text:p>42.4</text:p>
          </table:table-cell>
          <table:table-cell table:formula="of:=RSQ([.C5:.C14]; [.B5:.B14])" office:value-type="float" office:value="0.911303327488" calcext:value-type="float">
            <text:p>0.911</text:p>
          </table:table-cell>
          <table:table-cell table:formula="of:=SLOPE([.C10:.C14]; [.B10:.B14])" office:value-type="float" office:value="73.1" calcext:value-type="float">
            <text:p>73.1</text:p>
          </table:table-cell>
          <table:table-cell table:formula="of:=RSQ([.C10:.C14]; [.B10:.B14])" office:value-type="float" office:value="0.957142191843636" calcext:value-type="float">
            <text:p>0.957</text:p>
          </table:table-cell>
          <table:table-cell table:number-columns-repeated="993"/>
        </table:table-row>
        <table:table-row table:style-name="ro2">
          <table:table-cell table:style-name="ce1"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  <table:table-cell table:formula="of:=SLOPE(LN([.C$2:.C15]); [.B$2:.B15])" office:value-type="float" office:value="0.281031071233755" calcext:value-type="float">
            <text:p>0.281</text:p>
          </table:table-cell>
          <table:table-cell table:formula="of:=RSQ(LN([.C$2:.C15]); [.B$2:.B15])" office:value-type="float" office:value="0.962069114637056" calcext:value-type="float">
            <text:p>0.962</text:p>
          </table:table-cell>
          <table:table-cell table:formula="of:=[.C15]*EXP([.E15])" office:value-type="float" office:value="782.776401376432" calcext:value-type="float">
            <text:p>782.8</text:p>
          </table:table-cell>
          <table:table-cell table:formula="of:=([.C15]-[.G14])/[.G14]" office:value-type="percentage" office:value="-0.0671018982215765" calcext:value-type="percentage">
            <text:p>-6.71%</text:p>
          </table:table-cell>
          <table:table-cell table:formula="of:=SLOPE(LN([.C6:.C15]); [.B6:.B15])" office:value-type="float" office:value="0.218713977293013" calcext:value-type="float">
            <text:p>0.219</text:p>
          </table:table-cell>
          <table:table-cell table:formula="of:=RSQ(LN([.C6:.C15]); [.B6:.B15])" office:value-type="float" office:value="0.993798889687683" calcext:value-type="float">
            <text:p>0.994</text:p>
          </table:table-cell>
          <table:table-cell table:formula="of:=[.C15]*EXP([.I15])" office:value-type="float" office:value="735.484889055909" calcext:value-type="float">
            <text:p>735.5</text:p>
          </table:table-cell>
          <table:table-cell table:formula="of:=([.C15]-[.K14])/[.K14]" office:value-type="percentage" office:value="-0.0115927215664651" calcext:value-type="percentage">
            <text:p>-1.16%</text:p>
          </table:table-cell>
          <table:table-cell table:formula="of:=SLOPE(LN([.C11:.C15]); [.B11:.B15])" office:value-type="float" office:value="0.255237251729117" calcext:value-type="float">
            <text:p>0.255</text:p>
          </table:table-cell>
          <table:table-cell table:style-name="ce7" table:formula="of:=RSQ(LN([.C11:.C15]); [.B11:.B15])" office:value-type="float" office:value="0.998769110418816" calcext:value-type="float">
            <text:p>0.999</text:p>
          </table:table-cell>
          <table:table-cell table:formula="of:=[.C15]*EXP([.M15])" office:value-type="float" office:value="762.843782474392" calcext:value-type="float">
            <text:p>762.8</text:p>
          </table:table-cell>
          <table:table-cell table:formula="of:=([.C15]-[.O14])/[.O14]" office:value-type="percentage" office:value="-0.0238870380126707" calcext:value-type="percentage">
            <text:p>-2.39%</text:p>
          </table:table-cell>
          <table:table-cell table:style-name="ce3" table:formula="of:=SLOPE(LN([.C14:.C15]);[.B14:.B15])" office:value-type="float" office:value="0.218501213371457" calcext:value-type="float">
            <text:p>0.219</text:p>
          </table:table-cell>
          <table:table-cell table:number-matrix-columns-spanned="3" table:number-matrix-rows-spanned="1" table:formula="of:=LINEST([.C6:.C15];[.B6:.B15]^{1;2})" office:value-type="float" office:value="6.66287878787879" calcext:value-type="float">
            <text:p>6.7</text:p>
          </table:table-cell>
          <table:table-cell office:value-type="float" office:value="-60.0083333333333" calcext:value-type="float">
            <text:p>-60.0</text:p>
          </table:table-cell>
          <table:table-cell office:value-type="float" office:value="231.109090909091" calcext:value-type="float">
            <text:p>231.1</text:p>
          </table:table-cell>
          <table:table-cell table:formula="of:=[.R15]*([.B15]+1)^2+[.S15]*([.B15]+1)+[.T15]" office:value-type="float" office:value="696.916666666667" calcext:value-type="float">
            <text:p>696.9</text:p>
          </table:table-cell>
          <table:table-cell table:formula="of:=([.C15]-[.U14])/[.U14]" office:value-type="percentage" office:value="0.0963054567939405" calcext:value-type="percentage">
            <text:p>9.63%</text:p>
          </table:table-cell>
          <table:table-cell table:number-matrix-columns-spanned="3" table:number-matrix-rows-spanned="1" table:formula="of:=LINEST([.C11:.C15];[.B11:.B15]^{1;2})" office:value-type="float" office:value="9.71428571428573" calcext:value-type="float">
            <text:p>9.7</text:p>
          </table:table-cell>
          <table:table-cell office:value-type="float" office:value="-118.914285714286" calcext:value-type="float">
            <text:p>-118.9</text:p>
          </table:table-cell>
          <table:table-cell office:value-type="float" office:value="497.600000000003" calcext:value-type="float">
            <text:p>497.6</text:p>
          </table:table-cell>
          <table:table-cell table:formula="of:=[.W15]*([.B15]+1)^2+[.X15]*([.B15]+1)+[.Y15]" office:value-type="float" office:value="736.8" calcext:value-type="float">
            <text:p>736.8</text:p>
          </table:table-cell>
          <table:table-cell table:style-name="ce9" table:formula="of:=([.C15]-[.Z14])/[.Z14]" office:value-type="percentage" office:value="-0.0368318122555406" calcext:value-type="percentage">
            <text:p>-3.68%</text:p>
          </table:table-cell>
          <table:table-cell table:formula="of:=SLOPE([.C6:.C15]; [.B6:.B15])" office:value-type="float" office:value="53.2606060606061" calcext:value-type="float">
            <text:p>53.3</text:p>
          </table:table-cell>
          <table:table-cell table:formula="of:=RSQ([.C6:.C15]; [.B6:.B15])" office:value-type="float" office:value="0.900476901326484" calcext:value-type="float">
            <text:p>0.900</text:p>
          </table:table-cell>
          <table:table-cell table:formula="of:=SLOPE([.C11:.C15]; [.B11:.B15])" office:value-type="float" office:value="94.8" calcext:value-type="float">
            <text:p>94.8</text:p>
          </table:table-cell>
          <table:table-cell table:formula="of:=RSQ([.C11:.C15]; [.B11:.B15])" office:value-type="float" office:value="0.984954495239097" calcext:value-type="float">
            <text:p>0.985</text:p>
          </table:table-cell>
          <table:table-cell table:number-columns-repeated="993"/>
        </table:table-row>
        <table:table-row table:style-name="ro2">
          <table:table-cell table:style-name="ce1"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  <table:table-cell table:formula="of:=SLOPE(LN([.C$2:.C16]); [.B$2:.B16])" office:value-type="float" office:value="0.274437037077465" calcext:value-type="float">
            <text:p>0.274</text:p>
          </table:table-cell>
          <table:table-cell table:formula="of:=RSQ(LN([.C$2:.C16]); [.B$2:.B16])" office:value-type="float" office:value="0.965163835324821" calcext:value-type="float">
            <text:p>0.965</text:p>
          </table:table-cell>
          <table:table-cell table:formula="of:=[.C16]*EXP([.E16])" office:value-type="float" office:value="947.368602355949" calcext:value-type="float">
            <text:p>947.4</text:p>
          </table:table-cell>
          <table:table-cell table:formula="of:=([.C16]-[.G15])/[.G15]" office:value-type="percentage" office:value="-0.0801971051580579" calcext:value-type="percentage">
            <text:p>-8.02%</text:p>
          </table:table-cell>
          <table:table-cell table:formula="of:=SLOPE(LN([.C7:.C16]); [.B7:.B16])" office:value-type="float" office:value="0.217986067895344" calcext:value-type="float">
            <text:p>0.218</text:p>
          </table:table-cell>
          <table:table-cell table:formula="of:=RSQ(LN([.C7:.C16]); [.B7:.B16])" office:value-type="float" office:value="0.993914856524584" calcext:value-type="float">
            <text:p>0.994</text:p>
          </table:table-cell>
          <table:table-cell table:formula="of:=[.C16]*EXP([.I16])" office:value-type="float" office:value="895.370214207297" calcext:value-type="float">
            <text:p>895.4</text:p>
          </table:table-cell>
          <table:table-cell table:formula="of:=([.C16]-[.K15])/[.K15]" office:value-type="percentage" office:value="-0.0210539866778039" calcext:value-type="percentage">
            <text:p>-2.11%</text:p>
          </table:table-cell>
          <table:table-cell table:formula="of:=SLOPE(LN([.C12:.C16]); [.B12:.B16])" office:value-type="float" office:value="0.239788059478677" calcext:value-type="float">
            <text:p>0.240</text:p>
          </table:table-cell>
          <table:table-cell table:formula="of:=RSQ(LN([.C12:.C16]); [.B12:.B16])" office:value-type="float" office:value="0.995018450654559" calcext:value-type="float">
            <text:p>0.995</text:p>
          </table:table-cell>
          <table:table-cell table:formula="of:=[.C16]*EXP([.M16])" office:value-type="float" office:value="915.105419757519" calcext:value-type="float">
            <text:p>915.1</text:p>
          </table:table-cell>
          <table:table-cell table:formula="of:=([.C16]-[.O15])/[.O15]" office:value-type="percentage" office:value="-0.0561632452917456" calcext:value-type="percentage">
            <text:p>-5.62%</text:p>
          </table:table-cell>
          <table:table-cell table:style-name="ce3" table:formula="of:=SLOPE(LN([.C15:.C16]);[.B15:.B16])" office:value-type="float" office:value="0.197435194604003" calcext:value-type="float">
            <text:p>0.197</text:p>
          </table:table-cell>
          <table:table-cell table:number-matrix-columns-spanned="3" table:number-matrix-rows-spanned="1" table:formula="of:=LINEST([.C7:.C16];[.B7:.B16]^{1;2})" office:value-type="float" office:value="8.04924242424242" calcext:value-type="float">
            <text:p>8.0</text:p>
          </table:table-cell>
          <table:table-cell office:value-type="float" office:value="-86.4689393939392" calcext:value-type="float">
            <text:p>-86.5</text:p>
          </table:table-cell>
          <table:table-cell office:value-type="float" office:value="350.304545454545" calcext:value-type="float">
            <text:p>350.3</text:p>
          </table:table-cell>
          <table:table-cell table:formula="of:=[.R16]*([.B16]+1)^2+[.S16]*([.B16]+1)+[.T16]" office:value-type="float" office:value="864.35" calcext:value-type="float">
            <text:p>864.4</text:p>
          </table:table-cell>
          <table:table-cell table:formula="of:=([.C16]-[.U15])/[.U15]" office:value-type="percentage" office:value="0.0331220853760611" calcext:value-type="percentage">
            <text:p>3.31%</text:p>
          </table:table-cell>
          <table:table-cell table:number-matrix-columns-spanned="3" table:number-matrix-rows-spanned="1" table:formula="of:=LINEST([.C12:.C16];[.B12:.B16]^{1;2})" office:value-type="float" office:value="6.42857142857143" calcext:value-type="float">
            <text:p>6.4</text:p>
          </table:table-cell>
          <table:table-cell office:value-type="float" office:value="-42.8857142857144" calcext:value-type="float">
            <text:p>-42.9</text:p>
          </table:table-cell>
          <table:table-cell office:value-type="float" office:value="61.2571428571433" calcext:value-type="float">
            <text:p>61.3</text:p>
          </table:table-cell>
          <table:table-cell table:formula="of:=[.W16]*([.B16]+1)^2+[.X16]*([.B16]+1)+[.Y16]" office:value-type="float" office:value="864.4" calcext:value-type="float">
            <text:p>864.4</text:p>
          </table:table-cell>
          <table:table-cell table:style-name="ce9" table:formula="of:=([.C16]-[.Z15])/[.Z15]" office:value-type="percentage" office:value="-0.0228013029315962" calcext:value-type="percentage">
            <text:p>-2.28%</text:p>
          </table:table-cell>
          <table:table-cell table:formula="of:=SLOPE([.C7:.C16]; [.B7:.B16])" office:value-type="float" office:value="66.4666666666667" calcext:value-type="float">
            <text:p>66.5</text:p>
          </table:table-cell>
          <table:table-cell table:formula="of:=RSQ([.C7:.C16]; [.B7:.B16])" office:value-type="float" office:value="0.911170133023468" calcext:value-type="float">
            <text:p>0.911</text:p>
          </table:table-cell>
          <table:table-cell table:formula="of:=SLOPE([.C12:.C16]; [.B12:.B16])" office:value-type="float" office:value="111.4" calcext:value-type="float">
            <text:p>111.4</text:p>
          </table:table-cell>
          <table:table-cell table:formula="of:=RSQ([.C12:.C16]; [.B12:.B16])" office:value-type="float" office:value="0.995115019950477" calcext:value-type="float">
            <text:p>0.995</text:p>
          </table:table-cell>
          <table:table-cell table:number-columns-repeated="993"/>
        </table:table-row>
        <table:table-row table:style-name="ro2">
          <table:table-cell table:style-name="ce1"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  <table:table-cell table:formula="of:=SLOPE(LN([.C$2:.C17]); [.B$2:.B17])" office:value-type="float" office:value="0.269185552627009" calcext:value-type="float">
            <text:p>0.269</text:p>
          </table:table-cell>
          <table:table-cell table:formula="of:=RSQ(LN([.C$2:.C17]); [.B$2:.B17])" office:value-type="float" office:value="0.968362386790919" calcext:value-type="float">
            <text:p>0.968</text:p>
          </table:table-cell>
          <table:table-cell table:formula="of:=[.C17]*EXP([.E17])" office:value-type="float" office:value="1193.71496503364" calcext:value-type="float">
            <text:p>1193.7</text:p>
          </table:table-cell>
          <table:table-cell table:formula="of:=([.C17]-[.G16])/[.G16]" office:value-type="percentage" office:value="-0.0373335175643279" calcext:value-type="percentage">
            <text:p>-3.73%</text:p>
          </table:table-cell>
          <table:table-cell table:formula="of:=SLOPE(LN([.C8:.C17]); [.B8:.B17])" office:value-type="float" office:value="0.221143452237848" calcext:value-type="float">
            <text:p>0.221</text:p>
          </table:table-cell>
          <table:table-cell table:formula="of:=RSQ(LN([.C8:.C17]); [.B8:.B17])" office:value-type="float" office:value="0.994024195416853" calcext:value-type="float">
            <text:p>0.994</text:p>
          </table:table-cell>
          <table:table-cell table:formula="of:=[.C17]*EXP([.I17])" office:value-type="float" office:value="1137.72216575938" calcext:value-type="float">
            <text:p>1137.7</text:p>
          </table:table-cell>
          <table:table-cell table:formula="of:=([.C17]-[.K16])/[.K16]" office:value-type="percentage" office:value="0.0185730835455883" calcext:value-type="percentage">
            <text:p>1.86%</text:p>
          </table:table-cell>
          <table:table-cell table:formula="of:=SLOPE(LN([.C13:.C17]); [.B13:.B17])" office:value-type="float" office:value="0.225841071959442" calcext:value-type="float">
            <text:p>0.226</text:p>
          </table:table-cell>
          <table:table-cell table:formula="of:=RSQ(LN([.C13:.C17]); [.B13:.B17])" office:value-type="float" office:value="0.997376317562087" calcext:value-type="float">
            <text:p>0.997</text:p>
          </table:table-cell>
          <table:table-cell table:formula="of:=[.C17]*EXP([.M17])" office:value-type="float" office:value="1143.07932493961" calcext:value-type="float">
            <text:p>1143.1</text:p>
          </table:table-cell>
          <table:table-cell table:formula="of:=([.C17]-[.O16])/[.O16]" office:value-type="percentage" office:value="-0.0033935103983341" calcext:value-type="percentage">
            <text:p>-0.34%</text:p>
          </table:table-cell>
          <table:table-cell table:style-name="ce3" table:formula="of:=SLOPE(LN([.C16:.C17]);[.B16:.B17])" office:value-type="float" office:value="0.23638877806423" calcext:value-type="float">
            <text:p>0.236</text:p>
          </table:table-cell>
          <table:table-cell table:number-matrix-columns-spanned="3" table:number-matrix-rows-spanned="1" table:formula="of:=LINEST([.C8:.C17];[.B8:.B17]^{1;2})" office:value-type="float" office:value="9.89015151515151" calcext:value-type="float">
            <text:p>9.9</text:p>
          </table:table-cell>
          <table:table-cell office:value-type="float" office:value="-123.741666666666" calcext:value-type="float">
            <text:p>-123.7</text:p>
          </table:table-cell>
          <table:table-cell office:value-type="float" office:value="530.104545454543" calcext:value-type="float">
            <text:p>530.1</text:p>
          </table:table-cell>
          <table:table-cell table:formula="of:=[.R17]*([.B17]+1)^2+[.S17]*([.B17]+1)+[.T17]" office:value-type="float" office:value="1082.11666666667" calcext:value-type="float">
            <text:p>1082.1</text:p>
          </table:table-cell>
          <table:table-cell table:formula="of:=([.C17]-[.U16])/[.U16]" office:value-type="percentage" office:value="0.0551281309654652" calcext:value-type="percentage">
            <text:p>5.51%</text:p>
          </table:table-cell>
          <table:table-cell table:number-matrix-columns-spanned="3" table:number-matrix-rows-spanned="1" table:formula="of:=LINEST([.C13:.C17];[.B13:.B17]^{1;2})" office:value-type="float" office:value="12.3571428571429" calcext:value-type="float">
            <text:p>12.4</text:p>
          </table:table-cell>
          <table:table-cell office:value-type="float" office:value="-186.985714285714" calcext:value-type="float">
            <text:p>-187.0</text:p>
          </table:table-cell>
          <table:table-cell office:value-type="float" office:value="929.942857142857" calcext:value-type="float">
            <text:p>929.9</text:p>
          </table:table-cell>
          <table:table-cell table:formula="of:=[.W17]*([.B17]+1)^2+[.X17]*([.B17]+1)+[.Y17]" office:value-type="float" office:value="1101.6" calcext:value-type="float">
            <text:p>1101.6</text:p>
          </table:table-cell>
          <table:table-cell table:style-name="ce9" table:formula="of:=([.C17]-[.Z16])/[.Z16]" office:value-type="percentage" office:value="0.0550670985654791" calcext:value-type="percentage">
            <text:p>5.51%</text:p>
          </table:table-cell>
          <table:table-cell table:formula="of:=SLOPE([.C8:.C17]; [.B8:.B17])" office:value-type="float" office:value="83.9515151515151" calcext:value-type="float">
            <text:p>84.0</text:p>
          </table:table-cell>
          <table:table-cell table:formula="of:=RSQ([.C8:.C17]; [.B8:.B17])" office:value-type="float" office:value="0.917146013094816" calcext:value-type="float">
            <text:p>0.917</text:p>
          </table:table-cell>
          <table:table-cell table:formula="of:=SLOPE([.C13:.C17]; [.B13:.B17])" office:value-type="float" office:value="134.3" calcext:value-type="float">
            <text:p>134.3</text:p>
          </table:table-cell>
          <table:table-cell table:formula="of:=RSQ([.C13:.C17]; [.B13:.B17])" office:value-type="float" office:value="0.98627530966541" calcext:value-type="float">
            <text:p>0.986</text:p>
          </table:table-cell>
          <table:table-cell table:number-columns-repeated="993"/>
        </table:table-row>
        <table:table-row table:style-name="ro2">
          <table:table-cell table:style-name="ce1"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  <table:table-cell table:formula="of:=SLOPE(LN([.C$2:.C18]); [.B$2:.B18])" office:value-type="float" office:value="0.263727297764785" calcext:value-type="float">
            <text:p>0.264</text:p>
          </table:table-cell>
          <table:table-cell table:formula="of:=RSQ(LN([.C$2:.C18]); [.B$2:.B18])" office:value-type="float" office:value="0.970396668874091" calcext:value-type="float">
            <text:p>0.970</text:p>
          </table:table-cell>
          <table:table-cell table:formula="of:=[.C18]*EXP([.E18])" office:value-type="float" office:value="1413.72564246839" calcext:value-type="float">
            <text:p>1413.7</text:p>
          </table:table-cell>
          <table:table-cell table:formula="of:=([.C18]-[.G17])/[.G17]" office:value-type="percentage" office:value="-0.0902350797207311" calcext:value-type="percentage">
            <text:p>-9.02%</text:p>
          </table:table-cell>
          <table:table-cell table:formula="of:=SLOPE(LN([.C9:.C18]); [.B9:.B18])" office:value-type="float" office:value="0.224490863957737" calcext:value-type="float">
            <text:p>0.224</text:p>
          </table:table-cell>
          <table:table-cell table:formula="of:=RSQ(LN([.C9:.C18]); [.B9:.B18])" office:value-type="float" office:value="0.995687525014407" calcext:value-type="float">
            <text:p>0.996</text:p>
          </table:table-cell>
          <table:table-cell table:formula="of:=[.C18]*EXP([.I18])" office:value-type="float" office:value="1359.33020956898" calcext:value-type="float">
            <text:p>1359.3</text:p>
          </table:table-cell>
          <table:table-cell table:formula="of:=([.C18]-[.K17])/[.K17]" office:value-type="percentage" office:value="-0.0454611567885368" calcext:value-type="percentage">
            <text:p>-4.55%</text:p>
          </table:table-cell>
          <table:table-cell table:formula="of:=SLOPE(LN([.C14:.C18]); [.B14:.B18])" office:value-type="float" office:value="0.208770736558671" calcext:value-type="float">
            <text:p>0.209</text:p>
          </table:table-cell>
          <table:table-cell table:formula="of:=RSQ(LN([.C14:.C18]); [.B14:.B18])" office:value-type="float" office:value="0.998384992885051" calcext:value-type="float">
            <text:p>0.998</text:p>
          </table:table-cell>
          <table:table-cell table:formula="of:=[.C18]*EXP([.M18])" office:value-type="float" office:value="1338.12844930077" calcext:value-type="float">
            <text:p>1338.1</text:p>
          </table:table-cell>
          <table:table-cell table:formula="of:=([.C18]-[.O17])/[.O17]" office:value-type="percentage" office:value="-0.0499347015506765" calcext:value-type="percentage">
            <text:p>-4.99%</text:p>
          </table:table-cell>
          <table:table-cell table:style-name="ce3" table:formula="of:=SLOPE(LN([.C17:.C18]);[.B17:.B18])" office:value-type="float" office:value="0.17461651041955" calcext:value-type="float">
            <text:p>0.175</text:p>
          </table:table-cell>
          <table:table-cell table:number-matrix-columns-spanned="3" table:number-matrix-rows-spanned="1" table:formula="of:=LINEST([.C9:.C18];[.B9:.B18]^{1;2})" office:value-type="float" office:value="10.5075757575758" calcext:value-type="float">
            <text:p>10.5</text:p>
          </table:table-cell>
          <table:table-cell office:value-type="float" office:value="-138.577272727273" calcext:value-type="float">
            <text:p>-138.6</text:p>
          </table:table-cell>
          <table:table-cell office:value-type="float" office:value="615.624242424243" calcext:value-type="float">
            <text:p>615.6</text:p>
          </table:table-cell>
          <table:table-cell table:formula="of:=[.R18]*([.B18]+1)^2+[.S18]*([.B18]+1)+[.T18]" office:value-type="float" office:value="1296.5" calcext:value-type="float">
            <text:p>1296.5</text:p>
          </table:table-cell>
          <table:table-cell table:formula="of:=([.C18]-[.U17])/[.U17]" office:value-type="percentage" office:value="0.00358864570979683" calcext:value-type="percentage">
            <text:p>0.36%</text:p>
          </table:table-cell>
          <table:table-cell table:number-matrix-columns-spanned="3" table:number-matrix-rows-spanned="1" table:formula="of:=LINEST([.C14:.C18];[.B14:.B18]^{1;2})" office:value-type="float" office:value="12.7857142857143" calcext:value-type="float">
            <text:p>12.8</text:p>
          </table:table-cell>
          <table:table-cell office:value-type="float" office:value="-203.7" calcext:value-type="float">
            <text:p>-203.7</text:p>
          </table:table-cell>
          <table:table-cell office:value-type="float" office:value="1077.02857142857" calcext:value-type="float">
            <text:p>1077.0</text:p>
          </table:table-cell>
          <table:table-cell table:formula="of:=[.W18]*([.B18]+1)^2+[.X18]*([.B18]+1)+[.Y18]" office:value-type="float" office:value="1309.2" calcext:value-type="float">
            <text:p>1309.2</text:p>
          </table:table-cell>
          <table:table-cell table:style-name="ce9" table:formula="of:=([.C18]-[.Z17])/[.Z17]" office:value-type="percentage" office:value="-0.0141612200435731" calcext:value-type="percentage">
            <text:p>-1.42%</text:p>
          </table:table-cell>
          <table:table-cell table:formula="of:=SLOPE([.C9:.C18]; [.B9:.B18])" office:value-type="float" office:value="103.09696969697" calcext:value-type="float">
            <text:p>103.1</text:p>
          </table:table-cell>
          <table:table-cell table:formula="of:=RSQ([.C9:.C18]; [.B9:.B18])" office:value-type="float" office:value="0.937189985719788" calcext:value-type="float">
            <text:p>0.937</text:p>
          </table:table-cell>
          <table:table-cell table:formula="of:=SLOPE([.C14:.C18]; [.B14:.B18])" office:value-type="float" office:value="154.3" calcext:value-type="float">
            <text:p>154.3</text:p>
          </table:table-cell>
          <table:table-cell table:formula="of:=RSQ([.C14:.C18]; [.B14:.B18])" office:value-type="float" office:value="0.98907462274858" calcext:value-type="float">
            <text:p>0.989</text:p>
          </table:table-cell>
          <table:table-cell table:number-columns-repeated="993"/>
        </table:table-row>
        <table:table-row table:style-name="ro2">
          <table:table-cell table:style-name="ce1"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  <table:table-cell table:formula="of:=SLOPE(LN([.C$2:.C19]); [.B$2:.B19])" office:value-type="float" office:value="0.260097749177176" calcext:value-type="float">
            <text:p>0.260</text:p>
          </table:table-cell>
          <table:table-cell table:formula="of:=RSQ(LN([.C$2:.C19]); [.B$2:.B19])" office:value-type="float" office:value="0.973283225313324" calcext:value-type="float">
            <text:p>0.973</text:p>
          </table:table-cell>
          <table:table-cell table:formula="of:=[.C19]*EXP([.E19])" office:value-type="float" office:value="1854.79131939647" calcext:value-type="float">
            <text:p>1854.8</text:p>
          </table:table-cell>
          <table:table-cell table:formula="of:=([.C19]-[.G18])/[.G18]" office:value-type="percentage" office:value="0.0115116802318131" calcext:value-type="percentage">
            <text:p>1.15%</text:p>
          </table:table-cell>
          <table:table-cell table:formula="of:=SLOPE(LN([.C10:.C19]); [.B10:.B19])" office:value-type="float" office:value="0.230542409390442" calcext:value-type="float">
            <text:p>0.231</text:p>
          </table:table-cell>
          <table:table-cell table:style-name="ce7" table:formula="of:=RSQ(LN([.C10:.C19]); [.B10:.B19])" office:value-type="float" office:value="0.997831505518303" calcext:value-type="float">
            <text:p>0.998</text:p>
          </table:table-cell>
          <table:table-cell table:formula="of:=[.C19]*EXP([.I19])" office:value-type="float" office:value="1800.77450634827" calcext:value-type="float">
            <text:p>1800.8</text:p>
          </table:table-cell>
          <table:table-cell table:formula="of:=([.C19]-[.K18])/[.K18]" office:value-type="percentage" office:value="0.0519886852609795" calcext:value-type="percentage">
            <text:p>5.20%</text:p>
          </table:table-cell>
          <table:table-cell table:formula="of:=SLOPE(LN([.C15:.C19]); [.B15:.B19])" office:value-type="float" office:value="0.217823270017949" calcext:value-type="float">
            <text:p>0.218</text:p>
          </table:table-cell>
          <table:table-cell table:formula="of:=RSQ(LN([.C15:.C19]); [.B15:.B19])" office:value-type="float" office:value="0.995812480017334" calcext:value-type="float">
            <text:p>0.996</text:p>
          </table:table-cell>
          <table:table-cell table:formula="of:=[.C19]*EXP([.M19])" office:value-type="float" office:value="1778.01525032354" calcext:value-type="float">
            <text:p>1778.0</text:p>
          </table:table-cell>
          <table:table-cell table:formula="of:=([.C19]-[.O18])/[.O18]" office:value-type="percentage" office:value="0.0686567502149995" calcext:value-type="percentage">
            <text:p>6.87%</text:p>
          </table:table-cell>
          <table:table-cell table:style-name="ce3" table:formula="of:=SLOPE(LN([.C18:.C19]);[.B18:.B19])" office:value-type="float" office:value="0.275173222760072" calcext:value-type="float">
            <text:p>0.275</text:p>
          </table:table-cell>
          <table:table-cell table:number-matrix-columns-spanned="3" table:number-matrix-rows-spanned="1" table:formula="of:=LINEST([.C10:.C19];[.B10:.B19]^{1;2})" office:value-type="float" office:value="13.560606060606" calcext:value-type="float">
            <text:p>13.6</text:p>
          </table:table-cell>
          <table:table-cell office:value-type="float" office:value="-207.651515151515" calcext:value-type="float">
            <text:p>-207.7</text:p>
          </table:table-cell>
          <table:table-cell office:value-type="float" office:value="990.22424242424" calcext:value-type="float">
            <text:p>990.2</text:p>
          </table:table-cell>
          <table:table-cell table:formula="of:=[.R19]*([.B19]+1)^2+[.S19]*([.B19]+1)+[.T19]" office:value-type="float" office:value="1646.13333333333" calcext:value-type="float">
            <text:p>1646.1</text:p>
          </table:table-cell>
          <table:table-cell table:formula="of:=([.C19]-[.U18])/[.U18]" office:value-type="percentage" office:value="0.102969533359044" calcext:value-type="percentage">
            <text:p>10.30%</text:p>
          </table:table-cell>
          <table:table-cell table:number-matrix-columns-spanned="3" table:number-matrix-rows-spanned="1" table:formula="of:=LINEST([.C15:.C19];[.B15:.B19]^{1;2})" office:value-type="float" office:value="29.4285714285714" calcext:value-type="float">
            <text:p>29.4</text:p>
          </table:table-cell>
          <table:table-cell office:value-type="float" office:value="-678.457142857143" calcext:value-type="float">
            <text:p>-678.5</text:p>
          </table:table-cell>
          <table:table-cell office:value-type="float" office:value="4444.37142857143" calcext:value-type="float">
            <text:p>4444.4</text:p>
          </table:table-cell>
          <table:table-cell table:formula="of:=[.W19]*([.B19]+1)^2+[.X19]*([.B19]+1)+[.Y19]" office:value-type="float" office:value="1767" calcext:value-type="float">
            <text:p>1767.0</text:p>
          </table:table-cell>
          <table:table-cell table:style-name="ce9" table:formula="of:=([.C19]-[.Z18])/[.Z18]" office:value-type="percentage" office:value="0.0922700886037274" calcext:value-type="percentage">
            <text:p>9.23%</text:p>
          </table:table-cell>
          <table:table-cell table:formula="of:=SLOPE([.C10:.C19]; [.B10:.B19])" office:value-type="float" office:value="131.363636363636" calcext:value-type="float">
            <text:p>131.4</text:p>
          </table:table-cell>
          <table:table-cell table:formula="of:=RSQ([.C10:.C19]; [.B10:.B19])" office:value-type="float" office:value="0.931717602441347" calcext:value-type="float">
            <text:p>0.932</text:p>
          </table:table-cell>
          <table:table-cell table:formula="of:=SLOPE([.C15:.C19]; [.B15:.B19])" office:value-type="float" office:value="204.4" calcext:value-type="float">
            <text:p>204.4</text:p>
          </table:table-cell>
          <table:table-cell table:formula="of:=RSQ([.C15:.C19]; [.B15:.B19])" office:value-type="float" office:value="0.966898158005336" calcext:value-type="float">
            <text:p>0.967</text:p>
          </table:table-cell>
          <table:table-cell table:number-columns-repeated="993"/>
        </table:table-row>
        <table:table-row table:style-name="ro2">
          <table:table-cell table:style-name="ce1"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 table:formula="of:=[.C20]-[.C19]" office:value-type="float" office:value="304" calcext:value-type="float">
            <text:p>304</text:p>
          </table:table-cell>
          <table:table-cell table:formula="of:=SLOPE(LN([.C$2:.C20]); [.B$2:.B20])" office:value-type="float" office:value="0.256436472581457" calcext:value-type="float">
            <text:p>0.256</text:p>
          </table:table-cell>
          <table:table-cell table:formula="of:=RSQ(LN([.C$2:.C20]); [.B$2:.B20])" office:value-type="float" office:value="0.975458643089055" calcext:value-type="float">
            <text:p>0.975</text:p>
          </table:table-cell>
          <table:table-cell table:formula="of:=[.C20]*EXP([.E20])" office:value-type="float" office:value="2240.87709823743" calcext:value-type="float">
            <text:p>2240.9</text:p>
          </table:table-cell>
          <table:table-cell table:formula="of:=([.C20]-[.G19])/[.G19]" office:value-type="percentage" office:value="-0.0651239404310867" calcext:value-type="percentage">
            <text:p>-6.51%</text:p>
          </table:table-cell>
          <table:table-cell table:formula="of:=SLOPE(LN([.C11:.C20]); [.B11:.B20])" office:value-type="float" office:value="0.229513541516615" calcext:value-type="float">
            <text:p>0.230</text:p>
          </table:table-cell>
          <table:table-cell table:style-name="ce7" table:formula="of:=RSQ(LN([.C11:.C20]); [.B11:.B20])" office:value-type="float" office:value="0.997611494283956" calcext:value-type="float">
            <text:p>0.998</text:p>
          </table:table-cell>
          <table:table-cell table:formula="of:=[.C20]*EXP([.I20])" office:value-type="float" office:value="2181.35102236631" calcext:value-type="float">
            <text:p>2181.4</text:p>
          </table:table-cell>
          <table:table-cell table:formula="of:=([.C20]-[.K19])/[.K19]" office:value-type="percentage" office:value="-0.0370809927133402" calcext:value-type="percentage">
            <text:p>-3.71%</text:p>
          </table:table-cell>
          <table:table-cell table:formula="of:=SLOPE(LN([.C16:.C20]); [.B16:.B20])" office:value-type="float" office:value="0.220765962384039" calcext:value-type="float">
            <text:p>0.221</text:p>
          </table:table-cell>
          <table:table-cell table:formula="of:=RSQ(LN([.C16:.C20]); [.B16:.B20])" office:value-type="float" office:value="0.996404713073123" calcext:value-type="float">
            <text:p>0.996</text:p>
          </table:table-cell>
          <table:table-cell table:formula="of:=[.C20]*EXP([.M20])" office:value-type="float" office:value="2162.35269750335" calcext:value-type="float">
            <text:p>2162.4</text:p>
          </table:table-cell>
          <table:table-cell table:formula="of:=([.C20]-[.O19])/[.O19]" office:value-type="percentage" office:value="-0.0247552715397292" calcext:value-type="percentage">
            <text:p>-2.48%</text:p>
          </table:table-cell>
          <table:table-cell table:style-name="ce3" table:formula="of:=SLOPE(LN([.C19:.C20]);[.B19:.B20])" office:value-type="float" office:value="0.192756434086534" calcext:value-type="float">
            <text:p>0.193</text:p>
          </table:table-cell>
          <table:table-cell table:number-matrix-columns-spanned="3" table:number-matrix-rows-spanned="1" table:formula="of:=LINEST([.C11:.C20];[.B11:.B20]^{1;2})" office:value-type="float" office:value="16.1363636363636" calcext:value-type="float">
            <text:p>16.1</text:p>
          </table:table-cell>
          <table:table-cell office:value-type="float" office:value="-273.330303030302" calcext:value-type="float">
            <text:p>-273.3</text:p>
          </table:table-cell>
          <table:table-cell office:value-type="float" office:value="1396.38181818181" calcext:value-type="float">
            <text:p>1396.4</text:p>
          </table:table-cell>
          <table:table-cell table:formula="of:=[.R20]*([.B20]+1)^2+[.S20]*([.B20]+1)+[.T20]" office:value-type="float" office:value="2028.33333333333" calcext:value-type="float">
            <text:p>2028.3</text:p>
          </table:table-cell>
          <table:table-cell table:formula="of:=([.C20]-[.U19])/[.U19]" office:value-type="percentage" office:value="0.0533776121820832" calcext:value-type="percentage">
            <text:p>5.34%</text:p>
          </table:table-cell>
          <table:table-cell table:number-matrix-columns-spanned="3" table:number-matrix-rows-spanned="1" table:formula="of:=LINEST([.C16:.C20];[.B16:.B20]^{1;2})" office:value-type="float" office:value="28.1428571428571" calcext:value-type="float">
            <text:p>28.1</text:p>
          </table:table-cell>
          <table:table-cell office:value-type="float" office:value="-645.971428571429" calcext:value-type="float">
            <text:p>-646.0</text:p>
          </table:table-cell>
          <table:table-cell office:value-type="float" office:value="4251.08571428572" calcext:value-type="float">
            <text:p>4251.1</text:p>
          </table:table-cell>
          <table:table-cell table:formula="of:=[.W20]*([.B20]+1)^2+[.X20]*([.B20]+1)+[.Y20]" office:value-type="float" office:value="2137.2" calcext:value-type="float">
            <text:p>2137.2</text:p>
          </table:table-cell>
          <table:table-cell table:style-name="ce9" table:formula="of:=([.C20]-[.Z19])/[.Z19]" office:value-type="percentage" office:value="-0.0186757215619689" calcext:value-type="percentage">
            <text:p>-1.87%</text:p>
          </table:table-cell>
          <table:table-cell table:formula="of:=SLOPE([.C11:.C20]; [.B11:.B20])" office:value-type="float" office:value="162.351515151515" calcext:value-type="float">
            <text:p>162.4</text:p>
          </table:table-cell>
          <table:table-cell table:formula="of:=RSQ([.C11:.C20]; [.B11:.B20])" office:value-type="float" office:value="0.936890436327924" calcext:value-type="float">
            <text:p>0.937</text:p>
          </table:table-cell>
          <table:table-cell table:formula="of:=SLOPE([.C16:.C20]; [.B16:.B20])" office:value-type="float" office:value="254.6" calcext:value-type="float">
            <text:p>254.6</text:p>
          </table:table-cell>
          <table:table-cell table:formula="of:=RSQ([.C16:.C20]; [.B16:.B20])" office:value-type="float" office:value="0.979747017583741" calcext:value-type="float">
            <text:p>0.980</text:p>
          </table:table-cell>
          <table:table-cell table:number-columns-repeated="993"/>
        </table:table-row>
        <table:table-row table:style-name="ro2">
          <table:table-cell table:style-name="ce1"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2061" calcext:value-type="float">
            <text:p>2061</text:p>
          </table:table-cell>
          <table:table-cell table:formula="of:=[.C21]-[.C20]" office:value-type="float" office:value="327" calcext:value-type="float">
            <text:p>327</text:p>
          </table:table-cell>
          <table:table-cell table:formula="of:=SLOPE(LN([.C$2:.C21]); [.B$2:.B21])" office:value-type="float" office:value="0.252573598932697" calcext:value-type="float">
            <text:p>0.253</text:p>
          </table:table-cell>
          <table:table-cell table:formula="of:=RSQ(LN([.C$2:.C21]); [.B$2:.B21])" office:value-type="float" office:value="0.97691282445788" calcext:value-type="float">
            <text:p>0.977</text:p>
          </table:table-cell>
          <table:table-cell table:formula="of:=[.C21]*EXP([.E21])" office:value-type="float" office:value="2653.19586677332" calcext:value-type="float">
            <text:p>2653.2</text:p>
          </table:table-cell>
          <table:table-cell table:formula="of:=([.C21]-[.G20])/[.G20]" office:value-type="percentage" office:value="-0.0802708450092676" calcext:value-type="percentage">
            <text:p>-8.03%</text:p>
          </table:table-cell>
          <table:table-cell table:formula="of:=SLOPE(LN([.C12:.C21]); [.B12:.B21])" office:value-type="float" office:value="0.221703816710798" calcext:value-type="float">
            <text:p>0.222</text:p>
          </table:table-cell>
          <table:table-cell table:formula="of:=RSQ(LN([.C12:.C21]); [.B12:.B21])" office:value-type="float" office:value="0.997427459570675" calcext:value-type="float">
            <text:p>0.997</text:p>
          </table:table-cell>
          <table:table-cell table:formula="of:=[.C21]*EXP([.I21])" office:value-type="float" office:value="2572.54355251855" calcext:value-type="float">
            <text:p>2572.5</text:p>
          </table:table-cell>
          <table:table-cell table:formula="of:=([.C21]-[.K20])/[.K20]" office:value-type="percentage" office:value="-0.0551726985397121" calcext:value-type="percentage">
            <text:p>-5.52%</text:p>
          </table:table-cell>
          <table:table-cell table:formula="of:=SLOPE(LN([.C17:.C21]); [.B17:.B21])" office:value-type="float" office:value="0.209854283847886" calcext:value-type="float">
            <text:p>0.210</text:p>
          </table:table-cell>
          <table:table-cell table:formula="of:=RSQ(LN([.C17:.C21]); [.B17:.B21])" office:value-type="float" office:value="0.993584777902777" calcext:value-type="float">
            <text:p>0.994</text:p>
          </table:table-cell>
          <table:table-cell table:formula="of:=[.C21]*EXP([.M21])" office:value-type="float" office:value="2542.24000914771" calcext:value-type="float">
            <text:p>2542.2</text:p>
          </table:table-cell>
          <table:table-cell table:formula="of:=([.C21]-[.O20])/[.O20]" office:value-type="percentage" office:value="-0.0468714921577655" calcext:value-type="percentage">
            <text:p>-4.69%</text:p>
          </table:table-cell>
          <table:table-cell table:style-name="ce3" table:formula="of:=SLOPE(LN([.C20:.C21]);[.B20:.B21])" office:value-type="float" office:value="0.172760423549972" calcext:value-type="float">
            <text:p>0.173</text:p>
          </table:table-cell>
          <table:table-cell table:number-matrix-columns-spanned="3" table:number-matrix-rows-spanned="1" table:formula="of:=LINEST([.C12:.C21];[.B12:.B21]^{1;2})" office:value-type="float" office:value="18.0227272727273" calcext:value-type="float">
            <text:p>18.0</text:p>
          </table:table-cell>
          <table:table-cell office:value-type="float" office:value="-328.083333333333" calcext:value-type="float">
            <text:p>-328.1</text:p>
          </table:table-cell>
          <table:table-cell office:value-type="float" office:value="1784.14242424242" calcext:value-type="float">
            <text:p>1784.1</text:p>
          </table:table-cell>
          <table:table-cell table:formula="of:=[.R21]*([.B21]+1)^2+[.S21]*([.B21]+1)+[.T21]" office:value-type="float" office:value="2431.56666666667" calcext:value-type="float">
            <text:p>2431.6</text:p>
          </table:table-cell>
          <table:table-cell table:formula="of:=([.C21]-[.U20])/[.U20]" office:value-type="percentage" office:value="0.0161051766639272" calcext:value-type="percentage">
            <text:p>1.61%</text:p>
          </table:table-cell>
          <table:table-cell table:number-matrix-columns-spanned="3" table:number-matrix-rows-spanned="1" table:formula="of:=LINEST([.C17:.C21];[.B17:.B21]^{1;2})" office:value-type="float" office:value="19" calcext:value-type="float">
            <text:p>19.0</text:p>
          </table:table-cell>
          <table:table-cell office:value-type="float" office:value="-351.400000000001" calcext:value-type="float">
            <text:p>-351.4</text:p>
          </table:table-cell>
          <table:table-cell office:value-type="float" office:value="1889.40000000001" calcext:value-type="float">
            <text:p>1889.4</text:p>
          </table:table-cell>
          <table:table-cell table:formula="of:=[.W21]*([.B21]+1)^2+[.X21]*([.B21]+1)+[.Y21]" office:value-type="float" office:value="2461.4" calcext:value-type="float">
            <text:p>2461.4</text:p>
          </table:table-cell>
          <table:table-cell table:style-name="ce9" table:formula="of:=([.C21]-[.Z20])/[.Z20]" office:value-type="percentage" office:value="-0.0356541268950023" calcext:value-type="percentage">
            <text:p>-3.57%</text:p>
          </table:table-cell>
          <table:table-cell table:formula="of:=SLOPE([.C12:.C21]; [.B12:.B21])" office:value-type="float" office:value="194.575757575758" calcext:value-type="float">
            <text:p>194.6</text:p>
          </table:table-cell>
          <table:table-cell table:formula="of:=RSQ([.C12:.C21]; [.B12:.B21])" office:value-type="float" office:value="0.945919593324414" calcext:value-type="float">
            <text:p>0.946</text:p>
          </table:table-cell>
          <table:table-cell table:formula="of:=SLOPE([.C17:.C21]; [.B17:.B21])" office:value-type="float" office:value="294.6" calcext:value-type="float">
            <text:p>294.6</text:p>
          </table:table-cell>
          <table:table-cell table:formula="of:=RSQ([.C17:.C21]; [.B17:.B21])" office:value-type="float" office:value="0.990550248627209" calcext:value-type="float">
            <text:p>0.991</text:p>
          </table:table-cell>
          <table:table-cell table:number-columns-repeated="993"/>
        </table:table-row>
        <table:table-row table:style-name="ro2">
          <table:table-cell table:style-name="ce1"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"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deaths" table:style-name="ta1">
        <table:shapes>
          <draw:frame draw:z-index="0" draw:style-name="gr1" draw:text-style-name="P1" svg:width="453.51pt" svg:height="255.09pt" svg:x="916.02pt" svg:y="8.11pt">
            <draw:object draw:notify-on-update-of-ranges="'CO deaths'.B4:'CO deaths'.B20 'CO deaths'.C1:'CO deaths'.C1 'CO deaths'.C4:'CO deaths'.C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450.82pt" svg:y="0pt">
            <draw:object draw:notify-on-update-of-ranges="'CO deaths'.A5:'CO deaths'.A11 'CO deaths'.F1:'CO deaths'.F1 'CO deaths'.F5:'CO deaths'.F11 'CO deaths'.E1:'CO deaths'.E1 'CO deaths'.E5:'CO deaths'.E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4" table:default-cell-style-name="Default"/>
        <table:table-column table:style-name="co24" table:default-cell-style-name="ce6"/>
        <table:table-column table:style-name="co24" table:number-columns-repeated="3" table:default-cell-style-name="Default"/>
        <table:table-column table:style-name="co24" table:default-cell-style-name="ce10"/>
        <table:table-column table:style-name="co24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-day exp slope</text:p>
          </table:table-cell>
          <table:table-cell office:value-type="string" calcext:value-type="string">
            <text:p>5-day exp slope</text:p>
          </table:table-cell>
          <table:table-cell office:value-type="string" calcext:value-type="string">
            <text:p>10-day exp slope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1" office:value-type="date" office:date-value="2020-03-21" calcext:value-type="date">
            <text:p>03/21/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" table:formula="of:=[.A4]+1" office:value-type="date" office:date-value="2020-03-22" calcext:value-type="date">
            <text:p>03/22/20</text:p>
          </table:table-cell>
          <table:table-cell table:formula="of:=[.B4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]-[.C4]" office:value-type="float" office:value="1" calcext:value-type="float">
            <text:p>1</text:p>
          </table:table-cell>
          <table:table-cell table:formula="of:=SLOPE(LN([.C4:.C5]);[.B4:.B5])" office:value-type="float" office:value="0.182321556793955" calcext:value-type="float">
            <text:p>0.182321556793955</text:p>
          </table:table-cell>
          <table:table-cell table:number-columns-repeated="2"/>
        </table:table-row>
        <table:table-row table:style-name="ro2">
          <table:table-cell table:style-name="ce1" table:formula="of:=[.A5]+1" office:value-type="date" office:date-value="2020-03-23" calcext:value-type="date">
            <text:p>03/23/20</text:p>
          </table:table-cell>
          <table:table-cell table:formula="of:=[.B5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6]-[.C5]" office:value-type="float" office:value="1" calcext:value-type="float">
            <text:p>1</text:p>
          </table:table-cell>
          <table:table-cell table:formula="of:=SLOPE(LN([.C5:.C6]);[.B5:.B6])" office:value-type="float" office:value="0.154150679827258" calcext:value-type="float">
            <text:p>0.154150679827258</text:p>
          </table:table-cell>
          <table:table-cell table:number-columns-repeated="2"/>
        </table:table-row>
        <table:table-row table:style-name="ro2">
          <table:table-cell table:style-name="ce1" table:formula="of:=[.A6]+1" office:value-type="date" office:date-value="2020-03-24" calcext:value-type="date">
            <text:p>03/24/20</text:p>
          </table:table-cell>
          <table:table-cell table:formula="of:=[.B6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7]-[.C6]" office:value-type="float" office:value="4" calcext:value-type="float">
            <text:p>4</text:p>
          </table:table-cell>
          <table:table-cell table:formula="of:=SLOPE(LN([.C6:.C7]);[.B6:.B7])" office:value-type="float" office:value="0.451985123743057" calcext:value-type="float">
            <text:p>0.451985123743057</text:p>
          </table:table-cell>
          <table:table-cell table:number-columns-repeated="2"/>
        </table:table-row>
        <table:table-row table:style-name="ro2">
          <table:table-cell table:style-name="ce1" table:formula="of:=[.A7]+1" office:value-type="date" office:date-value="2020-03-25" calcext:value-type="date">
            <text:p>03/25/20</text:p>
          </table:table-cell>
          <table:table-cell table:formula="of:=[.B7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C8]-[.C7]" office:value-type="float" office:value="8" calcext:value-type="float">
            <text:p>8</text:p>
          </table:table-cell>
          <table:table-cell table:formula="of:=SLOPE(LN([.C7:.C8]);[.B7:.B8])" office:value-type="float" office:value="0.54654370636807" calcext:value-type="float">
            <text:p>0.54654370636807</text:p>
          </table:table-cell>
          <table:table-cell table:formula="of:=SLOPE(LN([.C4:.C8]);[.B4:.B8])" office:value-type="float" office:value="0.3276137937035" calcext:value-type="float">
            <text:p>0.3276</text:p>
          </table:table-cell>
          <table:table-cell/>
        </table:table-row>
        <table:table-row table:style-name="ro2">
          <table:table-cell table:style-name="ce1" table:formula="of:=[.A8]+1" office:value-type="date" office:date-value="2020-03-26" calcext:value-type="date">
            <text:p>03/26/20</text:p>
          </table:table-cell>
          <table:table-cell table:formula="of:=[.B8]+1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9]-[.C8]" office:value-type="float" office:value="5" calcext:value-type="float">
            <text:p>5</text:p>
          </table:table-cell>
          <table:table-cell table:formula="of:=SLOPE(LN([.C8:.C9]);[.B8:.B9])" office:value-type="float" office:value="0.233614851181505" calcext:value-type="float">
            <text:p>0.233614851181505</text:p>
          </table:table-cell>
          <table:table-cell table:formula="of:=SLOPE(LN([.C5:.C9]);[.B5:.B9])" office:value-type="float" office:value="0.377111755235091" calcext:value-type="float">
            <text:p>0.3771</text:p>
          </table:table-cell>
          <table:table-cell/>
        </table:table-row>
        <table:table-row table:style-name="ro2">
          <table:table-cell table:style-name="ce1" table:formula="of:=[.A9]+1" office:value-type="date" office:date-value="2020-03-27" calcext:value-type="date">
            <text:p>03/27/20</text:p>
          </table:table-cell>
          <table:table-cell table:formula="of:=[.B9]+1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C10]-[.C9]" office:value-type="float" office:value="7" calcext:value-type="float">
            <text:p>7</text:p>
          </table:table-cell>
          <table:table-cell table:formula="of:=SLOPE(LN([.C9:.C10]);[.B9:.B10])" office:value-type="float" office:value="0.255933374137201" calcext:value-type="float">
            <text:p>0.255933374137201</text:p>
          </table:table-cell>
          <table:table-cell table:formula="of:=SLOPE(LN([.C6:.C10]);[.B6:.B10])" office:value-type="float" office:value="0.375631266840924" calcext:value-type="float">
            <text:p>0.3756</text:p>
          </table:table-cell>
          <table:table-cell/>
        </table:table-row>
        <table:table-row table:style-name="ro2">
          <table:table-cell table:style-name="ce1" table:formula="of:=[.A10]+1" office:value-type="date" office:date-value="2020-03-28" calcext:value-type="date">
            <text:p>03/28/20</text:p>
          </table:table-cell>
          <table:table-cell table:formula="of:=[.B10]+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C11]-[.C10]" office:value-type="float" office:value="13" calcext:value-type="float">
            <text:p>13</text:p>
          </table:table-cell>
          <table:table-cell table:formula="of:=SLOPE(LN([.C10:.C11]);[.B10:.B11])" office:value-type="float" office:value="0.350202429433115" calcext:value-type="float">
            <text:p>0.350202429433115</text:p>
          </table:table-cell>
          <table:table-cell table:formula="of:=SLOPE(LN([.C7:.C11]);[.B7:.B11])" office:value-type="float" office:value="0.326213694755849" calcext:value-type="float">
            <text:p>0.3262</text:p>
          </table:table-cell>
          <table:table-cell/>
        </table:table-row>
        <table:table-row table:style-name="ro2">
          <table:table-cell/>
          <table:table-cell table:formula="of:=[.B11]+1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/>
          <table:table-cell table:formula="of:=[.B12]+1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/>
          <table:table-cell table:formula="of:=[.B13]+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table:formula="of:=[.B14]+1"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/>
          <table:table-cell table:formula="of:=[.B15]+1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formula="of:=[.B16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/>
          <table:table-cell table:formula="of:=[.B17]+1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/>
          <table:table-cell table:formula="of:=[.B18]+1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table:formula="of:=[.B19]+1" office:value-type="float" office:value="16" calcext:value-type="float">
            <text:p>16</text:p>
          </table:table-cell>
          <table:table-cell table:number-columns-repeated="5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oCo cases" table:style-name="ta1">
        <table:shapes>
          <draw:frame draw:z-index="0" draw:style-name="gr1" draw:text-style-name="P1" svg:width="618.66pt" svg:height="347.98pt" svg:x="465.22pt" svg:y="10.35pt">
            <draw:object draw:notify-on-update-of-ranges="'BoCo cases'.B2:'BoCo cases'.B100 'BoCo cases'.C2:'BoCo cases'.C20 'BoCo cases'.C8:'BoCo cases'.C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5" table:default-cell-style-name="ce6"/>
        <table:table-column table:style-name="co26" table:default-cell-style-name="Default"/>
        <table:table-column table:style-name="co22" table:default-cell-style-name="Default"/>
        <table:table-column table:style-name="co27" table:number-columns-repeated="2" table:default-cell-style-name="ce3"/>
        <table:table-column table:style-name="co26" table:default-cell-style-name="ce2"/>
        <table:table-column table:style-name="co2" table:default-cell-style-name="ce4"/>
        <table:table-column table:style-name="co8" table:number-columns-repeated="2" table:default-cell-style-name="ce3"/>
        <table:table-column table:style-name="co8" table:default-cell-style-name="ce2"/>
        <table:table-column table:style-name="co2" table:default-cell-style-name="ce4"/>
        <table:table-column table:style-name="co12" table:number-columns-repeated="1012" table:default-cell-style-name="Default"/>
        <table:table-row table:style-name="ro4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T+1</text:p>
            <text:p>5 days</text:p>
          </table:table-cell>
          <table:table-cell office:value-type="string" calcext:value-type="string">
            <text:p>err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</text:p>
          </table:table-cell>
          <table:table-cell table:formula="of:=RSQ(LN([.C1:.C6]); [.B1:.B6])" office:value-type="float" office:value="0.984342838133671" calcext:value-type="float">
            <text:p>0.984</text:p>
          </table:table-cell>
          <table:table-cell table:formula="of:=[.C6]*EXP([.I6])" office:value-type="float" office:value="57.068350227152" calcext:value-type="float">
            <text:p>57.1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</text:p>
          </table:table-cell>
          <table:table-cell table:formula="of:=RSQ(LN([.C2:.C7]); [.B2:.B7])" office:value-type="float" office:value="0.94721750310411" calcext:value-type="float">
            <text:p>0.947</text:p>
          </table:table-cell>
          <table:table-cell table:formula="of:=[.C7]*EXP([.I7])" office:value-type="float" office:value="56.3101074790652" calcext:value-type="float">
            <text:p>56.3</text:p>
          </table:table-cell>
          <table:table-cell table:formula="of:=([.C7]-[.K6])/[.K6]" office:value-type="percentage" office:value="-0.316608946206323" calcext:value-type="percentage">
            <text:p>-31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6</text:p>
          </table:table-cell>
          <table:table-cell table:formula="of:=RSQ(LN([.C3:.C8]); [.B3:.B8])" office:value-type="float" office:value="0.910949765869614" calcext:value-type="float">
            <text:p>0.911</text:p>
          </table:table-cell>
          <table:table-cell table:formula="of:=[.C8]*EXP([.I8])" office:value-type="float" office:value="65.8644789519916" calcext:value-type="float">
            <text:p>65.9</text:p>
          </table:table-cell>
          <table:table-cell table:formula="of:=([.C8]-[.K7])/[.K7]" office:value-type="percentage" office:value="-0.12981874491685" calcext:value-type="percentage">
            <text:p>-13.0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</text:p>
          </table:table-cell>
          <table:table-cell table:formula="of:=RSQ(LN([.C4:.C9]); [.B4:.B9])" office:value-type="float" office:value="0.845398924271524" calcext:value-type="float">
            <text:p>0.845</text:p>
          </table:table-cell>
          <table:table-cell table:formula="of:=[.C9]*EXP([.I9])" office:value-type="float" office:value="62.864926769547" calcext:value-type="float">
            <text:p>62.9</text:p>
          </table:table-cell>
          <table:table-cell table:formula="of:=([.C9]-[.K8])/[.K8]" office:value-type="percentage" office:value="-0.225682783626456" calcext:value-type="percentage">
            <text:p>-22.6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7</text:p>
          </table:table-cell>
          <table:table-cell table:formula="of:=RSQ(LN([.C5:.C10]); [.B5:.B10])" office:value-type="float" office:value="0.967707955607156" calcext:value-type="float">
            <text:p>0.968</text:p>
          </table:table-cell>
          <table:table-cell table:formula="of:=[.C10]*EXP([.I10])" office:value-type="float" office:value="76.4257406989154" calcext:value-type="float">
            <text:p>76.4</text:p>
          </table:table-cell>
          <table:table-cell table:formula="of:=([.C10]-[.K9])/[.K9]" office:value-type="percentage" office:value="0.0498699893812927" calcext:value-type="percentage">
            <text:p>5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</text:p>
          </table:table-cell>
          <table:table-cell table:formula="of:=RSQ(LN([.C6:.C11]); [.B6:.B11])" office:value-type="float" office:value="0.967278365637085" calcext:value-type="float">
            <text:p>0.967</text:p>
          </table:table-cell>
          <table:table-cell table:formula="of:=[.C11]*EXP([.I11])" office:value-type="float" office:value="88.2170997694211" calcext:value-type="float">
            <text:p>88.2</text:p>
          </table:table-cell>
          <table:table-cell table:formula="of:=([.C11]-[.K10])/[.K10]" office:value-type="percentage" office:value="-0.00557064537447736" calcext:value-type="percentage">
            <text:p>-0.6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C12]-[.C11]" office:value-type="float" office:value="8" calcext:value-type="float">
            <text:p>8</text:p>
          </table:table-cell>
          <table:table-cell table:formula="of:=SLOPE(LN([.C$2:.C12]); [.B$2:.B12])" office:value-type="float" office:value="0.23408402241675" calcext:value-type="float">
            <text:p>0.234</text:p>
          </table:table-cell>
          <table:table-cell table:formula="of:=RSQ(LN([.C$2:.C12]); [.B$2:.B12])" office:value-type="float" office:value="0.916097441044861" calcext:value-type="float">
            <text:p>0.916</text:p>
          </table:table-cell>
          <table:table-cell table:formula="of:=[.C12]*EXP([.E12])" office:value-type="float" office:value="106.155056375136" calcext:value-type="float">
            <text:p>106.2</text:p>
          </table:table-cell>
          <table:table-cell table:formula="of:=([.C12]-[.G11])/[.G11]" office:value-type="percentage" office:value="-0.139618776940035" calcext:value-type="percentage">
            <text:p>-14.0%</text:p>
          </table:table-cell>
          <table:table-cell table:formula="of:=SLOPE(LN([.C7:.C12]); [.B7:.B12])" office:value-type="float" office:value="0.15459554283993" calcext:value-type="float">
            <text:p>0.155</text:p>
          </table:table-cell>
          <table:table-cell table:formula="of:=RSQ(LN([.C7:.C12]); [.B7:.B12])" office:value-type="float" office:value="0.976153157663009" calcext:value-type="float">
            <text:p>0.976</text:p>
          </table:table-cell>
          <table:table-cell table:formula="of:=[.C12]*EXP([.I12])" office:value-type="float" office:value="98.0436062739319" calcext:value-type="float">
            <text:p>98.0</text:p>
          </table:table-cell>
          <table:table-cell table:formula="of:=([.C12]-[.K11])/[.K11]" office:value-type="percentage" office:value="-0.047803654625278" calcext:value-type="percentage">
            <text:p>-4.8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21:29:42.146000000</dc:date>
    <meta:editing-duration>PT3H53M19S</meta:editing-duration>
    <meta:editing-cycles>34</meta:editing-cycles>
    <meta:generator>LibreOffice/6.2.6.2$Windows_x86 LibreOffice_project/684e730861356e74889dfe6dbddd3562aae2e6ad</meta:generator>
    <meta:document-statistic meta:table-count="5" meta:cell-count="173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A1 'US deaths'.B2:'US deaths'.C44 'US deaths'.C1:'US deaths'.C1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B2:'US deaths'.B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C2:'US deaths'.C44" chart:label-cell-address="'US deaths'.C1:'US deaths'.C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C12:'US deaths'.C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C17:'US deaths'.C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C22:'US deaths'.C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C1:'US deaths'.C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B2:'US deaths'.B44</svg:desc>
                </draw:g>
              </table:table-cell>
              <table:table-cell office:value-type="float" office:value="11">
                <text:p>11</text:p>
                <draw:g>
                  <svg:desc>'US deaths'.C2:'US deaths'.C44</svg:desc>
                </draw:g>
              </table:table-cell>
              <table:table-cell office:value-type="float" office:value="54">
                <text:p>54</text:p>
                <draw:g>
                  <svg:desc>'US deaths'.C12:'US deaths'.C44</svg:desc>
                </draw:g>
              </table:table-cell>
              <table:table-cell office:value-type="float" office:value="200">
                <text:p>200</text:p>
                <draw:g>
                  <svg:desc>'US deaths'.C17:'US deaths'.C44</svg:desc>
                </draw:g>
              </table:table-cell>
              <table:table-cell office:value-type="float" office:value="706">
                <text:p>706</text:p>
                <draw:g>
                  <svg:desc>'US deaths'.C22:'US deaths'.C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20.917cm" svg:y="3.799cm" style:legend-expansion="high" chart:style-name="ch2"/>
        <chart:plot-area chart:style-name="ch3" table:cell-range-address="'CO cases'.B2:'CO cases'.C29 'CO cases'.C1:'CO cases'.C1" chart:data-source-has-labels="both" svg:x="0.519cm" svg:y="0.263cm" svg:width="19.879cm" svg:height="12.65cm">
          <chartooo:coordinate-region svg:x="1.696cm" svg:y="0.462cm" svg:width="18.515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4.25cm" svg:y="11.462cm" chart:style-name="ch10"/>
            </chart:regression-curve>
            <chart:data-point chart:repeated="28"/>
          </chart:series>
          <chart:series chart:style-name="ch11" chart:values-cell-range-address="'CO cases'.C5:'CO cases'.C29" loext:label-string="&quot;since 3/12&quot;" chart:class="chart:line">
            <chart:regression-curve chart:style-name="ch12">
              <chart:equation chart:display-equation="true" chart:display-r-square="false" svg:x="14.218cm" svg:y="10.849cm" chart:style-name="ch10"/>
            </chart:regression-curve>
            <chart:data-point chart:repeated="25"/>
          </chart:series>
          <chart:series chart:style-name="ch13" chart:values-cell-range-address="'CO cases'.C10:'CO cases'.C29" loext:label-string="&quot;since 3/17&quot;" chart:class="chart:line">
            <chart:regression-curve chart:style-name="ch14">
              <chart:equation chart:display-equation="true" chart:display-r-square="false" svg:x="14.027cm" svg:y="10.086cm" chart:style-name="ch10"/>
            </chart:regression-curve>
            <chart:regression-curve chart:style-name="ch15"/>
            <chart:data-point chart:repeated="20"/>
          </chart:series>
          <chart:series chart:style-name="ch16" chart:values-cell-range-address="'CO cases'.C15:'CO cases'.C29" loext:label-string="&quot;since 3/22&quot;" chart:class="chart:line">
            <chart:regression-curve chart:style-name="ch17">
              <chart:equation chart:display-equation="true" chart:display-r-square="false" svg:x="14.112cm" svg:y="9.362cm" chart:style-name="ch10"/>
            </chart:regression-curve>
            <chart:regression-curve chart:style-name="ch18"/>
            <chart:regression-curve chart:style-name="ch19"/>
            <chart:data-point chart:repeated="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CO cases'.C1:'CO cases'.C1</svg:desc>
                </draw:g>
              </table:table-cell>
              <table:table-cell office:value-type="string">
                <text:p>since 3/12</text:p>
              </table:table-cell>
              <table:table-cell office:value-type="string">
                <text:p>since 3/17</text:p>
              </table:table-cell>
              <table:table-cell office:value-type="string">
                <text:p>since 3/2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591">
                <text:p>591</text:p>
                <draw:g>
                  <svg:desc>'CO cases'.C1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216">
                <text:p>21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277">
                <text:p>27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31">
                <text:p>131</text:p>
              </table:table-cell>
              <table:table-cell office:value-type="float" office:value="363">
                <text:p>36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475">
                <text:p>47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183">
                <text:p>183</text:p>
              </table:table-cell>
              <table:table-cell office:value-type="float" office:value="591">
                <text:p>591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216">
                <text:p>216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277">
                <text:p>277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363">
                <text:p>363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475">
                <text:p>475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591">
                <text:p>591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324cm" svg:height="12.768cm" xlink:href=".." xlink:type="simple" chart:class="chart:line" chart:style-name="ch1">
        <chart:legend chart:legend-position="end" svg:x="17.276cm" svg:y="3.844cm" style:legend-expansion="high" chart:style-name="ch2"/>
        <chart:plot-area chart:style-name="ch3" table:cell-range-address="'US cases'.B7:'US cases'.B35 'US cases'.C1:'US cases'.C1 'US cases'.C7:'US cases'.C40" chart:data-source-has-labels="both" svg:x="0.446cm" svg:y="0.255cm" svg:width="16.384cm" svg:height="12.258cm">
          <chartooo:coordinate-region svg:x="1.993cm" svg:y="0.455cm" svg:width="14.837cm" svg:height="11.411cm"/>
          <chart:axis chart:dimension="x" chart:name="primary-x" chart:style-name="ch4" chartooo:axis-type="auto">
            <chartooo:date-scale/>
            <chart:categories table:cell-range-address="'US cases'.B7:'US cases'.B35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7:'US cases'.C40" chart:label-cell-address="'US cases'.C1:'US cases'.C1" chart:class="chart:line">
            <chart:regression-curve chart:style-name="ch9">
              <chart:equation chart:display-equation="true" chart:display-r-square="false" svg:x="10.265cm" svg:y="11.305cm" chart:style-name="ch10"/>
            </chart:regression-curve>
            <chart:data-point chart:repeated="34"/>
          </chart:series>
          <chart:series chart:style-name="ch11" chart:values-cell-range-address="'US cases'.C15:'US cases'.C40" loext:label-string="&quot;since 3/12&quot;" chart:class="chart:line">
            <chart:regression-curve chart:style-name="ch12">
              <chart:equation chart:display-equation="true" chart:display-r-square="false" svg:x="10.11cm" svg:y="10.592cm" chart:style-name="ch10"/>
            </chart:regression-curve>
            <chart:data-point chart:repeated="26"/>
          </chart:series>
          <chart:series chart:style-name="ch13" chart:values-cell-range-address="'US cases'.C20:'US cases'.C40" loext:label-string="&quot;since 3/17&quot;" chart:class="chart:line">
            <chart:regression-curve chart:style-name="ch14">
              <chart:equation chart:display-equation="true" chart:display-r-square="false" svg:x="10.178cm" svg:y="9.901cm" chart:style-name="ch10"/>
            </chart:regression-curve>
            <chart:regression-curve chart:style-name="ch15"/>
            <chart:data-point chart:repeated="21"/>
          </chart:series>
          <chart:series chart:style-name="ch16" chart:values-cell-range-address="'US cases'.C25:'US cases'.C40" loext:label-string="&quot;since 3/22&quot;" chart:class="chart:line">
            <chart:regression-curve chart:style-name="ch17">
              <chart:equation chart:display-equation="true" chart:display-r-square="false" svg:x="9.994cm" svg:y="9.199cm" chart:style-name="ch10"/>
            </chart:regression-curve>
            <chart:regression-curve chart:style-name="ch18"/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S cases'.C1:'US cases'.C1</svg:desc>
                </draw:g>
              </table:table-cell>
              <table:table-cell office:value-type="string">
                <text:p>since 3/12</text:p>
              </table:table-cell>
              <table:table-cell office:value-type="string">
                <text:p>since 3/17</text:p>
              </table:table-cell>
              <table:table-cell office:value-type="string">
                <text:p>since 3/22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7:'US cases'.B35</svg:desc>
                </draw:g>
              </table:table-cell>
              <table:table-cell office:value-type="float" office:value="153">
                <text:p>153</text:p>
                <draw:g>
                  <svg:desc>'US cases'.C7:'US cases'.C40</svg:desc>
                </draw:g>
              </table:table-cell>
              <table:table-cell office:value-type="float" office:value="1663">
                <text:p>1663</text:p>
                <draw:g>
                  <svg:desc>'US cases'.C15:'US cases'.C40</svg:desc>
                </draw:g>
              </table:table-cell>
              <table:table-cell office:value-type="float" office:value="6421">
                <text:p>6421</text:p>
                <draw:g>
                  <svg:desc>'US cases'.C20:'US cases'.C40</svg:desc>
                </draw:g>
              </table:table-cell>
              <table:table-cell office:value-type="float" office:value="33276">
                <text:p>33276</text:p>
                <draw:g>
                  <svg:desc>'US cases'.C25:'US cases'.C4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a933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933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826cm" svg:height="12.277cm" xlink:href=".." xlink:type="simple" chart:class="chart:line" chart:style-name="ch1">
        <chart:legend chart:legend-position="end" svg:x="16.778cm" svg:y="4.096cm" style:legend-expansion="high" chart:style-name="ch2"/>
        <chart:plot-area chart:style-name="ch3" table:cell-range-address="'BoCo cases'.B2:'BoCo cases'.B100 'BoCo cases'.C2:'BoCo cases'.C30" chart:data-source-has-labels="both" svg:x="0.436cm" svg:y="0.245cm" svg:width="15.906cm" svg:height="11.787cm">
          <chartooo:coordinate-region svg:x="1.428cm" svg:y="0.445cm" svg:width="14.914cm" svg:height="10.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20" loext:label-string="&quot;since 3/18&quot;" chart:class="chart:line">
            <chart:regression-curve chart:style-name="ch9">
              <chart:equation chart:display-equation="true" chart:display-r-square="false" svg:x="5.709cm" svg:y="10.266cm" chart:style-name="ch10"/>
            </chart:regression-curve>
            <chart:regression-curve chart:style-name="ch11"/>
            <chart:regression-curve chart:style-name="ch12"/>
            <chart:data-point chart:repeated="19"/>
          </chart:series>
          <chart:series chart:style-name="ch13" chart:values-cell-range-address="'BoCo cases'.C8:'BoCo cases'.C30" loext:label-string="&quot;since 3/24&quot;" chart:class="chart:line">
            <chart:regression-curve chart:style-name="ch14">
              <chart:equation chart:display-equation="true" chart:display-r-square="false" svg:x="5.571cm" svg:y="9.138cm" chart:style-name="ch10"/>
            </chart:regression-curve>
            <chart:regression-curve chart:style-name="ch15"/>
            <chart:regression-curve chart:style-name="ch16"/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 3/18</text:p>
              </table:table-cell>
              <table:table-cell office:value-type="string">
                <text:p>since 3/2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20</svg:desc>
                </draw:g>
              </table:table-cell>
              <table:table-cell office:value-type="float" office:value="49">
                <text:p>49</text:p>
                <draw:g>
                  <svg:desc>'BoCo cases'.C8:'BoCo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.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04cm" svg:height="9cm" xlink:href=".." xlink:type="simple" chart:class="chart:line" chart:column-mapping="1 0" chart:style-name="ch1">
        <chart:legend chart:legend-position="end" svg:x="14.943cm" svg:y="3.158cm" style:legend-expansion="high" chart:style-name="ch2"/>
        <chart:plot-area chart:style-name="ch3" table:cell-range-address="'US cases'.A10:'US cases'.A31 'US cases'.Q1:'US cases'.Q1 'US cases'.Q10:'US cases'.Q31 'US cases'.M1:'US cases'.M1 'US cases'.M10:'US cases'.M31" chart:data-source-has-labels="both" svg:x="0.35cm" svg:y="0.18cm" svg:width="14.243cm" svg:height="8.64cm">
          <chartooo:coordinate-region svg:x="1.448cm" svg:y="0.18cm" svg:width="13.145cm" svg:height="6.974cm"/>
          <chart:axis chart:dimension="x" chart:name="primary-x" chart:style-name="ch4" chartooo:axis-type="auto">
            <chartooo:date-scale/>
            <chart:categories table:cell-range-address="'US cases'.A10:'US cases'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S cases'.Q10:'US cases'.Q31" chart:label-cell-address="'US cases'.Q1:'US cases'.Q1" chart:class="chart:line">
            <chart:data-point chart:repeated="22"/>
          </chart:series>
          <chart:series chart:style-name="ch8" chart:values-cell-range-address="'US cases'.M10:'US cases'.M31" chart:label-cell-address="'US cases'.M1:'US cases'.M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
Slope
5 days</text:p>
                <draw:g>
                  <svg:desc>'US cases'.Q1:'US cases'.Q1</svg:desc>
                </draw:g>
              </table:table-cell>
              <table:table-cell office:value-type="string">
                <text:p>Exp
Slope
10 days</text:p>
                <draw:g>
                  <svg:desc>'US cases'.M1:'US cases'.M1</svg:desc>
                </draw:g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S cases'.A10:'US cases'.A31</svg:desc>
                </draw:g>
              </table:table-cell>
              <table:table-cell office:value-type="float" office:value="0.323740331339198">
                <text:p>0.323740331339198</text:p>
                <draw:g>
                  <svg:desc>'US cases'.Q10:'US cases'.Q31</svg:desc>
                </draw:g>
              </table:table-cell>
              <table:table-cell office:value-type="float" office:value="NaN">
                <text:p>NaN</text:p>
                <draw:g>
                  <svg:desc>'US cases'.M10:'US cases'.M31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314604386651391">
                <text:p>0.31460438665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267250849384441">
                <text:p>0.267250849384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284868215861764">
                <text:p>0.28486821586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28229512506043">
                <text:p>0.28229512506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301014766825095">
                <text:p>0.301014766825095</text:p>
              </table:table-cell>
              <table:table-cell office:value-type="float" office:value="0.294363372600122">
                <text:p>0.29436337260012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311327315813705">
                <text:p>0.311327315813705</text:p>
              </table:table-cell>
              <table:table-cell office:value-type="float" office:value="0.292641074573254">
                <text:p>0.29264107457325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62140505277704">
                <text:p>0.262140505277704</text:p>
              </table:table-cell>
              <table:table-cell office:value-type="float" office:value="0.284895929917964">
                <text:p>0.28489592991796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5054464039716">
                <text:p>0.25054464039716</text:p>
              </table:table-cell>
              <table:table-cell office:value-type="float" office:value="0.280371658721166">
                <text:p>0.28037165872116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52234223754287">
                <text:p>0.252234223754287</text:p>
              </table:table-cell>
              <table:table-cell office:value-type="float" office:value="0.272965609913267">
                <text:p>0.2729656099132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9156903269521">
                <text:p>0.269156903269521</text:p>
              </table:table-cell>
              <table:table-cell office:value-type="float" office:value="0.276305843135285">
                <text:p>0.27630584313528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70608048725421">
                <text:p>0.270608048725421</text:p>
              </table:table-cell>
              <table:table-cell office:value-type="float" office:value="0.273878350122196">
                <text:p>0.27387835012219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324625390653528">
                <text:p>0.324625390653528</text:p>
              </table:table-cell>
              <table:table-cell office:value-type="float" office:value="0.2777286395241">
                <text:p>0.27772863952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5898649422471">
                <text:p>0.35898649422471</text:p>
              </table:table-cell>
              <table:table-cell office:value-type="float" office:value="0.292697821754275">
                <text:p>0.2926978217542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36550735122424">
                <text:p>0.36550735122424</text:p>
              </table:table-cell>
              <table:table-cell office:value-type="float" office:value="0.306398678223745">
                <text:p>0.30639867822374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352748732694809">
                <text:p>0.352748732694809</text:p>
              </table:table-cell>
              <table:table-cell office:value-type="float" office:value="0.31582195467683">
                <text:p>0.3158219546768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87641123851322">
                <text:p>0.287641123851322</text:p>
              </table:table-cell>
              <table:table-cell office:value-type="float" office:value="0.321766753832203">
                <text:p>0.3217667538322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60702259038464">
                <text:p>0.260702259038464</text:p>
              </table:table-cell>
              <table:table-cell office:value-type="float" office:value="0.317628481727169">
                <text:p>0.3176284817271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37508424925513">
                <text:p>0.237508424925513</text:p>
              </table:table-cell>
              <table:table-cell office:value-type="float" office:value="0.305020916506955">
                <text:p>0.30502091650695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25774495400731">
                <text:p>0.225774495400731</text:p>
              </table:table-cell>
              <table:table-cell office:value-type="float" office:value="0.288784284698746">
                <text:p>0.28878428469874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213472837304321">
                <text:p>0.213472837304321</text:p>
              </table:table-cell>
              <table:table-cell office:value-type="float" office:value="0.269731688665921">
                <text:p>0.26973168866592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06647011200959">
                <text:p>0.206647011200959</text:p>
              </table:table-cell>
              <table:table-cell office:value-type="float" office:value="0.239766275018772">
                <text:p>0.239766275018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8cm" svg:height="9cm" xlink:href=".." xlink:type="simple" chart:class="chart:line" chart:column-mapping="1 0" chart:style-name="ch1">
        <chart:legend chart:legend-position="end" svg:x="14.619cm" svg:y="2.761cm" style:legend-expansion="high" chart:style-name="ch2"/>
        <chart:plot-area chart:style-name="ch3" table:cell-range-address="'US deaths'.A6:'US deaths'.A26 'US deaths'.N1:'US deaths'.N1 'US deaths'.N6:'US deaths'.N26 'US deaths'.K1:'US deaths'.K1 'US deaths'.K6:'US deaths'.K26" chart:data-source-has-labels="both" svg:x="0.343cm" svg:y="0.18cm" svg:width="13.933cm" svg:height="8.64cm">
          <chartooo:coordinate-region svg:x="1.441cm" svg:y="0.18cm" svg:width="12.835cm" svg:height="6.974cm"/>
          <chart:axis chart:dimension="x" chart:name="primary-x" chart:style-name="ch4" chartooo:axis-type="auto">
            <chartooo:date-scale/>
            <chart:categories table:cell-range-address="'US deaths'.A6:'US deaths'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S deaths'.N6:'US deaths'.N26" chart:label-cell-address="'US deaths'.N1:'US deaths'.N1" chart:class="chart:line">
            <chart:data-point chart:repeated="21"/>
          </chart:series>
          <chart:series chart:style-name="ch8" chart:values-cell-range-address="'US deaths'.K6:'US deaths'.K26" chart:label-cell-address="'US deaths'.K1:'US deaths'.K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
Slope
Last
5 days</text:p>
                <draw:g>
                  <svg:desc>'US deaths'.N1:'US deaths'.N1</svg:desc>
                </draw:g>
              </table:table-cell>
              <table:table-cell office:value-type="string">
                <text:p>Exp
Slope
Last
10 days</text:p>
                <draw:g>
                  <svg:desc>'US deaths'.K1:'US deaths'.K1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US deaths'.A6:'US deaths'.A26</svg:desc>
                </draw:g>
              </table:table-cell>
              <table:table-cell office:value-type="float" office:value="0.164156102411832">
                <text:p>0.164156102411832</text:p>
                <draw:g>
                  <svg:desc>'US deaths'.N6:'US deaths'.N26</svg:desc>
                </draw:g>
              </table:table-cell>
              <table:table-cell office:value-type="float" office:value="NaN">
                <text:p>NaN</text:p>
                <draw:g>
                  <svg:desc>'US deaths'.K6:'US deaths'.K26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6177367152488">
                <text:p>0.1617736715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64412347042199">
                <text:p>0.16441234704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78829326125157">
                <text:p>0.178829326125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78119051787882">
                <text:p>0.178119051787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87488524064222">
                <text:p>0.187488524064222</text:p>
              </table:table-cell>
              <table:table-cell office:value-type="float" office:value="0.16826595241626">
                <text:p>0.1682659524162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58018773603209">
                <text:p>0.158018773603209</text:p>
              </table:table-cell>
              <table:table-cell office:value-type="float" office:value="0.170610973242143">
                <text:p>0.1706109732421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141933616832118">
                <text:p>0.141933616832118</text:p>
              </table:table-cell>
              <table:table-cell office:value-type="float" office:value="0.167879046903175">
                <text:p>0.16787904690317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0053072943423">
                <text:p>0.180053072943423</text:p>
              </table:table-cell>
              <table:table-cell office:value-type="float" office:value="0.171661363568945">
                <text:p>0.17166136356894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11763446075437">
                <text:p>0.211763446075437</text:p>
              </table:table-cell>
              <table:table-cell office:value-type="float" office:value="0.179588213815354">
                <text:p>0.17958821381535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10239765653547">
                <text:p>0.210239765653547</text:p>
              </table:table-cell>
              <table:table-cell office:value-type="float" office:value="0.184021396427075">
                <text:p>0.18402139642707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263839864828836">
                <text:p>0.263839864828836</text:p>
              </table:table-cell>
              <table:table-cell office:value-type="float" office:value="0.199412703143284">
                <text:p>0.19941270314328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272522007702959">
                <text:p>0.272522007702959</text:p>
              </table:table-cell>
              <table:table-cell office:value-type="float" office:value="0.214973043358359">
                <text:p>0.21497304335835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81591664175349">
                <text:p>0.281591664175349</text:p>
              </table:table-cell>
              <table:table-cell office:value-type="float" office:value="0.233573668309797">
                <text:p>0.23357366830979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5333357570543">
                <text:p>0.295333357570543</text:p>
              </table:table-cell>
              <table:table-cell office:value-type="float" office:value="0.249922501272619">
                <text:p>0.24992250127261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56637935596372">
                <text:p>0.256637935596372</text:p>
              </table:table-cell>
              <table:table-cell office:value-type="float" office:value="0.263905834286909">
                <text:p>0.26390583428690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71159432308998">
                <text:p>0.271159432308998</text:p>
              </table:table-cell>
              <table:table-cell office:value-type="float" office:value="0.270707377757003">
                <text:p>0.270707377757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76884406967277">
                <text:p>0.276884406967277</text:p>
              </table:table-cell>
              <table:table-cell office:value-type="float" office:value="0.272356832924006">
                <text:p>0.27235683292400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66338248593125">
                <text:p>0.266338248593125</text:p>
              </table:table-cell>
              <table:table-cell office:value-type="float" office:value="0.274799214873208">
                <text:p>0.2747992148732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26424631949863">
                <text:p>0.26424631949863</text:p>
              </table:table-cell>
              <table:table-cell office:value-type="float" office:value="0.275658932386508">
                <text:p>0.27565893238650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2621445726388">
                <text:p>0.262621445726388</text:p>
              </table:table-cell>
              <table:table-cell office:value-type="float" office:value="0.263420327348158">
                <text:p>0.2634203273481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596cm" xlink:href=".." xlink:type="simple" chart:class="chart:line" chart:column-mapping="2 1 0" chart:style-name="ch1">
        <chart:legend chart:legend-position="end" svg:x="13.068cm" svg:y="4.707cm" style:legend-expansion="high" chart:style-name="ch2"/>
        <chart:plot-area chart:style-name="ch3" table:cell-range-address="'CO cases'.A3:'CO cases'.A21 'CO cases'.Q1:'CO cases'.Q1 'CO cases'.Q3:'CO cases'.Q21 'CO cases'.M1:'CO cases'.M1 'CO cases'.M3:'CO cases'.M21 'CO cases'.I1:'CO cases'.I1 'CO cases'.I3:'CO cases'.I21" chart:data-source-has-labels="both" svg:x="0.32cm" svg:y="0.251cm" svg:width="12.428cm" svg:height="12.094cm">
          <chartooo:coordinate-region svg:x="1.418cm" svg:y="0.251cm" svg:width="11.33cm" svg:height="10.429cm"/>
          <chart:axis chart:dimension="x" chart:name="primary-x" chart:style-name="ch4" chartooo:axis-type="auto">
            <chartooo:date-scale/>
            <chart:categories table:cell-range-address="'CO cases'.A3:'CO cases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 cases'.Q3:'CO cases'.Q21" chart:label-cell-address="'CO cases'.Q1:'CO cases'.Q1" chart:class="chart:line">
            <chart:data-point chart:repeated="19"/>
          </chart:series>
          <chart:series chart:style-name="ch8" chart:values-cell-range-address="'CO cases'.M3:'CO cases'.M21" chart:label-cell-address="'CO cases'.M1:'CO cases'.M1" chart:class="chart:line">
            <chart:data-point chart:repeated="19"/>
          </chart:series>
          <chart:series chart:style-name="ch9" chart:values-cell-range-address="'CO cases'.I3:'CO cases'.I21" chart:label-cell-address="'CO cases'.I1:'CO cases'.I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
Slope
1-day</text:p>
                <draw:g>
                  <svg:desc>'CO cases'.Q1:'CO cases'.Q1</svg:desc>
                </draw:g>
              </table:table-cell>
              <table:table-cell office:value-type="string">
                <text:p>Exp Slope
5 days</text:p>
                <draw:g>
                  <svg:desc>'CO cases'.M1:'CO cases'.M1</svg:desc>
                </draw:g>
              </table:table-cell>
              <table:table-cell office:value-type="string">
                <text:p>Exp Slope
10 days</text:p>
                <draw:g>
                  <svg:desc>'CO cases'.I1:'CO cases'.I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'CO cases'.A3:'CO cases'.A21</svg:desc>
                </draw:g>
              </table:table-cell>
              <table:table-cell office:value-type="float" office:value="0.348306694268216">
                <text:p>0.348306694268216</text:p>
                <draw:g>
                  <svg:desc>'CO cases'.Q3:'CO cases'.Q21</svg:desc>
                </draw:g>
              </table:table-cell>
              <table:table-cell office:value-type="float" office:value="NaN">
                <text:p>NaN</text:p>
                <draw:g>
                  <svg:desc>'CO cases'.M3:'CO cases'.M21</svg:desc>
                </draw:g>
              </table:table-cell>
              <table:table-cell office:value-type="float" office:value="NaN">
                <text:p>NaN</text:p>
                <draw:g>
                  <svg:desc>'CO cases'.I3:'CO cases'.I21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365459773494465">
                <text:p>0.365459773494465</text:p>
              </table:table-cell>
              <table:table-cell office:value-type="float" office:value="0.491388812552782">
                <text:p>0.49138881255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1985123743058">
                <text:p>0.451985123743058</text:p>
              </table:table-cell>
              <table:table-cell office:value-type="float" office:value="0.477640449818578">
                <text:p>0.47764044981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71315094987576">
                <text:p>0.271315094987576</text:p>
              </table:table-cell>
              <table:table-cell office:value-type="float" office:value="0.438125924280761">
                <text:p>0.438125924280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60076806359891">
                <text:p>0.260076806359891</text:p>
              </table:table-cell>
              <table:table-cell office:value-type="float" office:value="0.342097381590061">
                <text:p>0.342097381590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99976492032675">
                <text:p>0.199976492032675</text:p>
              </table:table-cell>
              <table:table-cell office:value-type="float" office:value="0.289809893559387">
                <text:p>0.289809893559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134312337607595">
                <text:p>0.134312337607595</text:p>
              </table:table-cell>
              <table:table-cell office:value-type="float" office:value="0.219141476036804">
                <text:p>0.219141476036804</text:p>
              </table:table-cell>
              <table:table-cell office:value-type="float" office:value="0.350752887360785">
                <text:p>0.35075288736078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65792254842744">
                <text:p>0.165792254842744</text:p>
              </table:table-cell>
              <table:table-cell office:value-type="float" office:value="0.185460461132608">
                <text:p>0.185460461132608</text:p>
              </table:table-cell>
              <table:table-cell office:value-type="float" office:value="0.324925867308542">
                <text:p>0.32492586730854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248739098503173">
                <text:p>0.248739098503173</text:p>
              </table:table-cell>
              <table:table-cell office:value-type="float" office:value="0.179774495842271">
                <text:p>0.179774495842271</text:p>
              </table:table-cell>
              <table:table-cell office:value-type="float" office:value="0.285467720610972">
                <text:p>0.28546772061097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270385328077512">
                <text:p>0.270385328077512</text:p>
              </table:table-cell>
              <table:table-cell office:value-type="float" office:value="0.205298939140796">
                <text:p>0.205298939140796</text:p>
              </table:table-cell>
              <table:table-cell office:value-type="float" office:value="0.245928482257944">
                <text:p>0.24592848225794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8911969769791">
                <text:p>0.268911969769791</text:p>
              </table:table-cell>
              <table:table-cell office:value-type="float" office:value="0.242678172896712">
                <text:p>0.242678172896712</text:p>
              </table:table-cell>
              <table:table-cell office:value-type="float" office:value="0.230161654412008">
                <text:p>0.23016165441200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18501213371457">
                <text:p>0.218501213371457</text:p>
              </table:table-cell>
              <table:table-cell office:value-type="float" office:value="0.255237251729117">
                <text:p>0.255237251729117</text:p>
              </table:table-cell>
              <table:table-cell office:value-type="float" office:value="0.218713977293013">
                <text:p>0.21871397729301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97435194604003">
                <text:p>0.197435194604003</text:p>
              </table:table-cell>
              <table:table-cell office:value-type="float" office:value="0.239788059478677">
                <text:p>0.239788059478677</text:p>
              </table:table-cell>
              <table:table-cell office:value-type="float" office:value="0.217986067895344">
                <text:p>0.2179860678953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3638877806423">
                <text:p>0.23638877806423</text:p>
              </table:table-cell>
              <table:table-cell office:value-type="float" office:value="0.225841071959442">
                <text:p>0.225841071959442</text:p>
              </table:table-cell>
              <table:table-cell office:value-type="float" office:value="0.221143452237848">
                <text:p>0.22114345223784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7461651041955">
                <text:p>0.17461651041955</text:p>
              </table:table-cell>
              <table:table-cell office:value-type="float" office:value="0.208770736558671">
                <text:p>0.208770736558671</text:p>
              </table:table-cell>
              <table:table-cell office:value-type="float" office:value="0.224490863957737">
                <text:p>0.22449086395773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75173222760072">
                <text:p>0.275173222760072</text:p>
              </table:table-cell>
              <table:table-cell office:value-type="float" office:value="0.217823270017949">
                <text:p>0.217823270017949</text:p>
              </table:table-cell>
              <table:table-cell office:value-type="float" office:value="0.230542409390442">
                <text:p>0.23054240939044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92756434086534">
                <text:p>0.192756434086534</text:p>
              </table:table-cell>
              <table:table-cell office:value-type="float" office:value="0.220765962384039">
                <text:p>0.220765962384039</text:p>
              </table:table-cell>
              <table:table-cell office:value-type="float" office:value="0.229513541516615">
                <text:p>0.22951354151661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72760423549972">
                <text:p>0.172760423549972</text:p>
              </table:table-cell>
              <table:table-cell office:value-type="float" office:value="0.209854283847886">
                <text:p>0.209854283847886</text:p>
              </table:table-cell>
              <table:table-cell office:value-type="float" office:value="0.221703816710798">
                <text:p>0.2217038167107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55cm" svg:y="3.952cm" style:legend-expansion="high" chart:style-name="ch2"/>
        <chart:plot-area chart:style-name="ch3" table:cell-range-address="'CO deaths'.B4:'CO deaths'.C20 'CO deaths'.C1:'CO deaths'.C1" chart:data-source-has-labels="both" svg:x="0.32cm" svg:y="0.18cm" svg:width="10.815cm" svg:height="8.64cm">
          <chartooo:coordinate-region svg:x="1.127cm" svg:y="0.379cm" svg:width="9.636cm" svg:height="7.794cm"/>
          <chart:axis chart:dimension="x" chart:name="primary-x" chart:style-name="ch4" chartooo:axis-type="auto">
            <chartooo:date-scale/>
            <chart:categories table:cell-range-address="'CO deaths'.B4:'CO deaths'.B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CO deaths'.C4:'CO deaths'.C20" chart:label-cell-address="'CO deaths'.C1:'CO deaths'.C1" chart:class="chart:line">
            <chart:regression-curve chart:style-name="ch9">
              <chart:equation chart:display-equation="true" chart:display-r-square="false" svg:x="5.629cm" svg:y="6.75cm" chart:style-name="ch10"/>
            </chart:regression-curve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CO deaths'.C1:'CO death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deaths'.B4:'CO deaths'.B20</svg:desc>
                </draw:g>
              </table:table-cell>
              <table:table-cell office:value-type="float" office:value="5">
                <text:p>5</text:p>
                <draw:g>
                  <svg:desc>'CO deaths'.C4:'CO deaths'.C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4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2.222cm" svg:y="3.952cm" style:legend-expansion="high" chart:style-name="ch2"/>
        <chart:plot-area chart:style-name="ch3" table:cell-range-address="'CO deaths'.A5:'CO deaths'.A11 'CO deaths'.E1:'CO deaths'.F1 'CO deaths'.E5:'CO deaths'.F11" chart:data-source-has-labels="both" svg:x="0.32cm" svg:y="0.18cm" svg:width="11.582cm" svg:height="8.64cm">
          <chartooo:coordinate-region svg:x="1.047cm" svg:y="0.38cm" svg:width="10.855cm" svg:height="7.793cm"/>
          <chart:axis chart:dimension="x" chart:name="primary-x" chart:style-name="ch4" chartooo:axis-type="auto">
            <chartooo:date-scale/>
            <chart:categories table:cell-range-address="'CO deaths'.A5:'CO death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 deaths'.F5:'CO deaths'.F11" chart:label-cell-address="'CO deaths'.F1:'CO deaths'.F1" chart:class="chart:line">
            <chart:data-point chart:repeated="7"/>
          </chart:series>
          <chart:series chart:style-name="ch8" chart:values-cell-range-address="'CO deaths'.E5:'CO deaths'.E11" chart:label-cell-address="'CO deaths'.E1:'CO deaths'.E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-day exp slope</text:p>
                <draw:g>
                  <svg:desc>'CO deaths'.F1:'CO deaths'.F1</svg:desc>
                </draw:g>
              </table:table-cell>
              <table:table-cell office:value-type="string">
                <text:p>1-day exp slope</text:p>
                <draw:g>
                  <svg:desc>'CO deaths'.E1:'CO deaths'.E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'CO deaths'.A5:'CO deaths'.A11</svg:desc>
                </draw:g>
              </table:table-cell>
              <table:table-cell office:value-type="float" office:value="NaN">
                <text:p>NaN</text:p>
                <draw:g>
                  <svg:desc>'CO deaths'.F5:'CO deaths'.F11</svg:desc>
                </draw:g>
              </table:table-cell>
              <table:table-cell office:value-type="float" office:value="0.182321556793955">
                <text:p>0.182321556793955</text:p>
                <draw:g>
                  <svg:desc>'CO deaths'.E5:'CO deaths'.E11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0.451985123743057">
                <text:p>0.45198512374305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3276137937035">
                <text:p>0.3276137937035</text:p>
              </table:table-cell>
              <table:table-cell office:value-type="float" office:value="0.54654370636807">
                <text:p>0.5465437063680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377111755235091">
                <text:p>0.377111755235091</text:p>
              </table:table-cell>
              <table:table-cell office:value-type="float" office:value="0.233614851181505">
                <text:p>0.23361485118150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375631266840924">
                <text:p>0.375631266840924</text:p>
              </table:table-cell>
              <table:table-cell office:value-type="float" office:value="0.255933374137201">
                <text:p>0.25593337413720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26213694755849">
                <text:p>0.326213694755849</text:p>
              </table:table-cell>
              <table:table-cell office:value-type="float" office:value="0.350202429433115">
                <text:p>0.3502024294331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